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709in"/>
    </style:style>
    <style:style style:name="co4" style:family="table-column">
      <style:table-column-properties fo:break-before="auto" style:column-width="0.9165in"/>
    </style:style>
    <style:style style:name="co5" style:family="table-column">
      <style:table-column-properties fo:break-before="auto" style:column-width="1.9417in"/>
    </style:style>
    <style:style style:name="co6" style:family="table-column">
      <style:table-column-properties fo:break-before="auto" style:column-width="1.6701in"/>
    </style:style>
    <style:style style:name="co7" style:family="table-column">
      <style:table-column-properties fo:break-before="auto" style:column-width="1.9783in"/>
    </style:style>
    <style:style style:name="co8" style:family="table-column">
      <style:table-column-properties fo:break-before="auto" style:column-width="11.3673in"/>
    </style:style>
    <style:style style:name="co9"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202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style:font-size-asian="9pt" style:font-size-complex="9pt"/>
    </style:style>
    <style:style style:name="T10"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position="0% 100%" fo:font-size="9pt" style:font-name-asian="Helvetica" style:font-size-asian="9pt" style:font-name-complex="Helvetica" style:font-size-complex="9pt"/>
    </style:style>
    <style:style style:name="T12" style:family="text">
      <style:text-properties fo:color="#000000" style:text-position="0% 100%" fo:font-size="9pt" style:font-name-asian="Symbol" style:font-size-asian="9pt" style:font-name-complex="Symbol" style:font-size-complex="9pt"/>
    </style:style>
    <style:style style:name="T13" style:family="text">
      <style:text-properties fo:color="#000000" style:text-position="0% 100%" fo:font-size="11pt" style:font-name-asian="Symbol" style:font-size-asian="11pt" style:font-name-complex="Symbol" style:font-size-complex="11pt"/>
    </style:style>
    <style:style style:name="T14" style:family="text">
      <style:text-properties fo:color="#000000" style:text-position="31% 100%" fo:font-size="9pt" style:font-name-asian="Helvetica" style:font-size-asian="9pt" style:font-name-complex="Helvetica" style:font-size-complex="9pt"/>
    </style:style>
    <style:style style:name="T15" style:family="text">
      <style:text-properties fo:color="#000000" style:text-position="0% 100%" style:font-name="Helvetica" fo:font-size="9pt" style:font-name-asian="Helvetica" style:font-size-asian="9pt" style:font-name-complex="Helvetica" style:font-size-complex="9pt"/>
    </style:style>
    <style:style style:name="T16"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1016" table:default-cell-style-name="Default"/>
        <table:table-row table:style-name="ro1">
          <table:table-cell table:style-name="ce1" office:value-type="string">
            <text:p>Opcode</text:p>
          </table:table-cell>
          <table:table-cell table:style-name="ce12" office:value-type="string">
            <text:p>Instruction</text:p>
          </table:table-cell>
          <table:table-cell table:style-name="ce12" office:value-type="string">
            <text:p>Accessors</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6"/>
        </table:table-row>
        <table:table-row table:style-name="ro1">
          <table:table-cell table:style-name="ce1"/>
          <table:table-cell table:style-name="ce12" table:number-columns-repeated="7"/>
          <table:table-cell table:number-columns-repeated="1016"/>
        </table:table-row>
        <table:table-row table:style-name="ro1">
          <table:table-cell table:style-name="ce2" office:value-type="float" office:value="37">
            <text:p>37</text:p>
          </table:table-cell>
          <table:table-cell table:style-name="ce6" office:value-type="string">
            <text:p>AAA</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7" table:number-columns-repeated="1016"/>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7" table:number-columns-repeated="1016"/>
        </table:table-row>
        <table:table-row table:style-name="ro1">
          <table:table-cell table:style-name="ce2" office:value-type="string">
            <text:p>D5 ib</text:p>
          </table:table-cell>
          <table:table-cell table:style-name="ce6" office:value-type="string">
            <text:p>(No mnemonic)</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7" table:number-columns-repeated="1016"/>
        </table:table-row>
        <table:table-row table:style-name="ro1">
          <table:table-cell table:number-columns-repeated="7"/>
          <table:table-cell table:style-name="ce5"/>
          <table:table-cell table:number-columns-repeated="1016"/>
        </table:table-row>
        <table:table-row table:style-name="ro1">
          <table:table-cell table:style-name="ce2" office:value-type="string">
            <text:p>D4 0A</text:p>
          </table:table-cell>
          <table:table-cell table:style-name="ce6" office:value-type="string">
            <text:p>AAM</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7" table:number-columns-repeated="1016"/>
        </table:table-row>
        <table:table-row table:style-name="ro1">
          <table:table-cell table:style-name="ce2" office:value-type="string">
            <text:p>D4 ib</text:p>
          </table:table-cell>
          <table:table-cell table:style-name="ce6" office:value-type="string">
            <text:p>(No mnemonic)</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7" table:number-columns-repeated="1016"/>
        </table:table-row>
        <table:table-row table:style-name="ro1">
          <table:table-cell table:number-columns-repeated="7"/>
          <table:table-cell table:style-name="ce5"/>
          <table:table-cell table:number-columns-repeated="1016"/>
        </table:table-row>
        <table:table-row table:style-name="ro1">
          <table:table-cell table:style-name="ce2" office:value-type="string">
            <text:p>3F</text:p>
          </table:table-cell>
          <table:table-cell table:style-name="ce6" office:value-type="string">
            <text:p>AAS</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7" table:number-columns-repeated="1016"/>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6"/>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6"/>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6"/>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6"/>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6"/>
        </table:table-row>
        <table:table-row table:style-name="ro1">
          <table:table-cell table:style-name="ce4" office:value-type="string">
            <text:p>REX+ 80 /2 ib</text:p>
          </table:table-cell>
          <table:table-cell table:style-name="ce10" office:value-type="string">
            <text:p>ADC r/m8, im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6"/>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6"/>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6"/>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6"/>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6"/>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6"/>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6"/>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6"/>
        </table:table-row>
        <table:table-row table:style-name="ro1">
          <table:table-cell table:style-name="ce4" office:value-type="string">
            <text:p>REX+ 10 /r</text:p>
          </table:table-cell>
          <table:table-cell table:style-name="ce10" office:value-type="string">
            <text:p>ADC r/m8, r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6"/>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6"/>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6"/>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6"/>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6"/>
        </table:table-row>
        <table:table-row table:style-name="ro1">
          <table:table-cell table:style-name="ce4" office:value-type="string">
            <text:p>REX+ 12 /r</text:p>
          </table:table-cell>
          <table:table-cell table:style-name="ce10" office:value-type="string">
            <text:p>ADC r8, r/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6"/>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6"/>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6"/>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6"/>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6"/>
        </table:table-row>
        <table:table-row table:style-name="ro1">
          <table:table-cell table:style-name="ce4" office:value-type="string">
            <text:p>05 iw</text:p>
          </table:table-cell>
          <table:table-cell table:style-name="ce10" office:value-type="string">
            <text:p>ADD AX, imm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6"/>
        </table:table-row>
        <table:table-row table:style-name="ro1">
          <table:table-cell table:style-name="ce4" office:value-type="string">
            <text:p>05 id</text:p>
          </table:table-cell>
          <table:table-cell table:style-name="ce10" office:value-type="string">
            <text:p>ADD EAX, imm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6"/>
        </table:table-row>
        <table:table-row table:style-name="ro1">
          <table:table-cell table:style-name="ce4" office:value-type="string">
            <text:p>REX.W+ 05 id </text:p>
          </table:table-cell>
          <table:table-cell table:style-name="ce10" office:value-type="string">
            <text:p>ADD RAX, imm32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6"/>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6"/>
        </table:table-row>
        <table:table-row table:style-name="ro1">
          <table:table-cell table:style-name="ce4" office:value-type="string">
            <text:p>REX+ 80 /0 ib </text:p>
          </table:table-cell>
          <table:table-cell table:style-name="ce5" office:value-type="string">
            <text:p>ADD r/m8, imm8 </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6"/>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6"/>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6"/>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6"/>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6"/>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6"/>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6"/>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6"/>
        </table:table-row>
        <table:table-row table:style-name="ro1">
          <table:table-cell table:style-name="ce4" office:value-type="string">
            <text:p>REX+ 00 /r</text:p>
          </table:table-cell>
          <table:table-cell table:style-name="ce5" office:value-type="string">
            <text:p>ADD r/m8, r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6"/>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6"/>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6"/>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6"/>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6"/>
        </table:table-row>
        <table:table-row table:style-name="ro1">
          <table:table-cell table:style-name="ce4" office:value-type="string">
            <text:p>REX+ 02 /r</text:p>
          </table:table-cell>
          <table:table-cell table:style-name="ce5" office:value-type="string">
            <text:p>ADD r8, r/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6"/>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6"/>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6"/>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6"/>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6"/>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6"/>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6"/>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6"/>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6"/>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6"/>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6"/>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6"/>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6"/>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6"/>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6"/>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6"/>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6"/>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6"/>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6"/>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6"/>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6"/>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6"/>
        </table:table-row>
        <table:table-row table:style-name="ro1">
          <table:table-cell table:style-name="ce4" office:value-type="string">
            <text:p>25 iw</text:p>
          </table:table-cell>
          <table:table-cell table:style-name="ce5" office:value-type="string">
            <text:p>AND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6"/>
        </table:table-row>
        <table:table-row table:style-name="ro1">
          <table:table-cell table:style-name="ce4" office:value-type="string">
            <text:p>25 id</text:p>
          </table:table-cell>
          <table:table-cell table:style-name="ce5" office:value-type="string">
            <text:p>AND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6"/>
        </table:table-row>
        <table:table-row table:style-name="ro1">
          <table:table-cell table:style-name="ce4" office:value-type="string">
            <text:p>REX.W+ 25 id</text:p>
          </table:table-cell>
          <table:table-cell table:style-name="ce5" office:value-type="string">
            <text:p>AND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6"/>
        </table:table-row>
        <table:table-row table:style-name="ro1">
          <table:table-cell table:style-name="ce4" office:value-type="string">
            <text:p>80 /4 ib</text:p>
          </table:table-cell>
          <table:table-cell table:style-name="ce5" office:value-type="string">
            <text:p>AND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6"/>
        </table:table-row>
        <table:table-row table:style-name="ro1">
          <table:table-cell table:style-name="ce4" office:value-type="string">
            <text:p>REX+ 80 /4 ib</text:p>
          </table:table-cell>
          <table:table-cell table:style-name="ce5" office:value-type="string">
            <text:p>AND r/m8, im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6"/>
        </table:table-row>
        <table:table-row table:style-name="ro1">
          <table:table-cell table:style-name="ce4" office:value-type="string">
            <text:p>81 /4 iw</text:p>
          </table:table-cell>
          <table:table-cell table:style-name="ce5" office:value-type="string">
            <text:p>AND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6"/>
        </table:table-row>
        <table:table-row table:style-name="ro1">
          <table:table-cell table:style-name="ce4" office:value-type="string">
            <text:p>81 /4 id</text:p>
          </table:table-cell>
          <table:table-cell table:style-name="ce5" office:value-type="string">
            <text:p>AND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6"/>
        </table:table-row>
        <table:table-row table:style-name="ro1">
          <table:table-cell table:style-name="ce4" office:value-type="string">
            <text:p>REX.W+ 81 /4 id</text:p>
          </table:table-cell>
          <table:table-cell table:style-name="ce5" office:value-type="string">
            <text:p>AND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6"/>
        </table:table-row>
        <table:table-row table:style-name="ro1">
          <table:table-cell table:style-name="ce4" office:value-type="string">
            <text:p>83 /4 ib</text:p>
          </table:table-cell>
          <table:table-cell table:style-name="ce5" office:value-type="string">
            <text:p>AND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6"/>
        </table:table-row>
        <table:table-row table:style-name="ro1">
          <table:table-cell table:style-name="ce4" office:value-type="string">
            <text:p>83 /4 ib</text:p>
          </table:table-cell>
          <table:table-cell table:style-name="ce5" office:value-type="string">
            <text:p>AND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6"/>
        </table:table-row>
        <table:table-row table:style-name="ro1">
          <table:table-cell table:style-name="ce4" office:value-type="string">
            <text:p>REX.W+ 83 /4 ib</text:p>
          </table:table-cell>
          <table:table-cell table:style-name="ce5" office:value-type="string">
            <text:p>AND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6"/>
        </table:table-row>
        <table:table-row table:style-name="ro1">
          <table:table-cell table:style-name="ce4" office:value-type="string">
            <text:p>20 /r</text:p>
          </table:table-cell>
          <table:table-cell table:style-name="ce5" office:value-type="string">
            <text:p>AND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6"/>
        </table:table-row>
        <table:table-row table:style-name="ro1">
          <table:table-cell table:style-name="ce4" office:value-type="string">
            <text:p>REX+ 20 /r</text:p>
          </table:table-cell>
          <table:table-cell table:style-name="ce5" office:value-type="string">
            <text:p>AND r/m8, r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6"/>
        </table:table-row>
        <table:table-row table:style-name="ro1">
          <table:table-cell table:style-name="ce4" office:value-type="string">
            <text:p>21 /r</text:p>
          </table:table-cell>
          <table:table-cell table:style-name="ce5" office:value-type="string">
            <text:p>AND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6"/>
        </table:table-row>
        <table:table-row table:style-name="ro1">
          <table:table-cell table:style-name="ce4" office:value-type="string">
            <text:p>21 /r</text:p>
          </table:table-cell>
          <table:table-cell table:style-name="ce5" office:value-type="string">
            <text:p>AND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6"/>
        </table:table-row>
        <table:table-row table:style-name="ro1">
          <table:table-cell table:style-name="ce4" office:value-type="string">
            <text:p>REX.W+ 21 /r</text:p>
          </table:table-cell>
          <table:table-cell table:style-name="ce5" office:value-type="string">
            <text:p>AND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6"/>
        </table:table-row>
        <table:table-row table:style-name="ro1">
          <table:table-cell table:style-name="ce4" office:value-type="string">
            <text:p>22 /r</text:p>
          </table:table-cell>
          <table:table-cell table:style-name="ce5" office:value-type="string">
            <text:p>AND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6"/>
        </table:table-row>
        <table:table-row table:style-name="ro1">
          <table:table-cell table:style-name="ce4" office:value-type="string">
            <text:p>REX+ 22 /r</text:p>
          </table:table-cell>
          <table:table-cell table:style-name="ce5" office:value-type="string">
            <text:p>AND r8, r/m8</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6"/>
        </table:table-row>
        <table:table-row table:style-name="ro1">
          <table:table-cell table:style-name="ce4" office:value-type="string">
            <text:p>23 /r</text:p>
          </table:table-cell>
          <table:table-cell table:style-name="ce5" office:value-type="string">
            <text:p>AND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6"/>
        </table:table-row>
        <table:table-row table:style-name="ro1">
          <table:table-cell table:style-name="ce4" office:value-type="string">
            <text:p>23 /r</text:p>
          </table:table-cell>
          <table:table-cell table:style-name="ce5" office:value-type="string">
            <text:p>AND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6"/>
        </table:table-row>
        <table:table-row table:style-name="ro1">
          <table:table-cell table:style-name="ce4" office:value-type="string">
            <text:p>REX.W+ 23 /r</text:p>
          </table:table-cell>
          <table:table-cell table:style-name="ce5" office:value-type="string">
            <text:p>AND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6"/>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6"/>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6"/>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6"/>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6"/>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6"/>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6"/>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6"/>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6"/>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7" table:number-columns-repeated="1016"/>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6"/>
        </table:table-row>
        <table:table-row table:style-name="ro1">
          <table:table-cell table:style-name="ce4" office:value-type="string">
            <text:p>VEX.NDS.128.66.0F3A.WIG0D /r ib</text:p>
          </table:table-cell>
          <table:table-cell table:style-name="ce5" office:value-type="string">
            <text:p>VBLENDPD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6"/>
        </table:table-row>
        <table:table-row table:style-name="ro1">
          <table:table-cell table:style-name="ce4" office:value-type="string">
            <text:p>VEX.NDS.256.66.0F3A.WIG0D /r ib</text:p>
          </table:table-cell>
          <table:table-cell table:style-name="ce5" office:value-type="string">
            <text:p>VBLENDPD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6"/>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6"/>
        </table:table-row>
        <table:table-row table:style-name="ro1">
          <table:table-cell table:style-name="ce4" office:value-type="string">
            <text:p>VEX.NDS.128.66.0F3A.WIG0C /r ib</text:p>
          </table:table-cell>
          <table:table-cell table:style-name="ce5" office:value-type="string">
            <text:p>VBLEND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6"/>
        </table:table-row>
        <table:table-row table:style-name="ro1">
          <table:table-cell table:style-name="ce4" office:value-type="string">
            <text:p>VEX.NDS.256.66.0F3A.WIG0C /r ib</text:p>
          </table:table-cell>
          <table:table-cell table:style-name="ce5" office:value-type="string">
            <text:p>VBLEND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6"/>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6"/>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6"/>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6"/>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6"/>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6"/>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6"/>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7" table:number-columns-repeated="1016"/>
        </table:table-row>
        <table:table-row table:style-name="ro1">
          <table:table-cell table:style-name="ce2" office:value-type="string">
            <text:p>62 /r</text:p>
          </table:table-cell>
          <table:table-cell table:style-name="ce6" office:value-type="string">
            <text:p>BOUND r32, m32&amp;32</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7" table:number-columns-repeated="1016"/>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wuR, R</text:p>
          </table:table-cell>
          <table:table-cell table:number-columns-repeated="2"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6"/>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wuR, R</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6"/>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wu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6"/>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wuR, R</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6"/>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wuR, R</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6"/>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wu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6"/>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6"/>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6"/>
        </table:table-row>
        <table:table-row table:style-name="ro1">
          <table:table-cell table:number-columns-repeated="6"/>
          <table:table-cell table:style-name="Default"/>
          <table:table-cell table:number-columns-repeated="1017"/>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6"/>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6"/>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6"/>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6"/>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6"/>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6"/>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6"/>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6"/>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7" table:number-columns-repeated="1016"/>
        </table:table-row>
        <table:table-row table:style-name="ro1">
          <table:table-cell table:style-name="ce4" office:value-type="string">
            <text:p>E8 cd</text:p>
          </table:table-cell>
          <table:table-cell table:style-name="ce5" office:value-type="string">
            <text:p>CALL rel32</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8">n </text:span><text:span text:style-name="T2">extended to 64-bits in 64-bit mode.</text:span></text:p>
          </table:table-cell>
          <table:table-cell table:number-columns-repeated="1016"/>
        </table:table-row>
        <table:table-row table:style-name="ro1">
          <table:table-cell table:style-name="ce2" office:value-type="string">
            <text:p>FF /2</text:p>
          </table:table-cell>
          <table:table-cell table:style-name="ce6" office:value-type="string">
            <text:p>CALL r/m16</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9">n </text:span><text:span text:style-name="T10">r/m16.</text:span></text:p>
          </table:table-cell>
          <table:table-cell table:style-name="ce17" table:number-columns-repeated="1016"/>
        </table:table-row>
        <table:table-row table:style-name="ro1">
          <table:table-cell table:style-name="ce2" office:value-type="string">
            <text:p>FF /2</text:p>
          </table:table-cell>
          <table:table-cell table:style-name="ce6" office:value-type="string">
            <text:p>CALL r/m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7" table:number-columns-repeated="1016"/>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6"/>
        </table:table-row>
        <table:table-row table:style-name="ro1">
          <table:table-cell table:style-name="ce2" office:value-type="string">
            <text:p>9A cd </text:p>
          </table:table-cell>
          <table:table-cell table:style-name="ce6" office:value-type="string">
            <text:p>CALL ptr16:16 </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7" table:number-columns-repeated="1016"/>
        </table:table-row>
        <table:table-row table:style-name="ro1">
          <table:table-cell table:style-name="ce2" office:value-type="string">
            <text:p>9A cp </text:p>
          </table:table-cell>
          <table:table-cell table:style-name="ce6" office:value-type="string">
            <text:p>CALL ptr16:32 </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7" table:number-columns-repeated="1016"/>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6"/>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6"/>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6"/>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1">AX =</text:span><text:span text:style-name="T12"> </text:span><text:span text:style-name="T11">sign-extend of AL.</text:span></text:p>
          </table:table-cell>
          <table:table-cell table:number-columns-repeated="1016"/>
        </table:table-row>
        <table:table-row table:style-name="ro1">
          <table:table-cell table:style-name="ce4" office:value-type="float" office:value="98">
            <text:p>98</text:p>
          </table:table-cell>
          <table:table-cell table:style-name="ce5" office:value-type="string">
            <text:p>CWDE</text:p>
          </table:table-cell>
          <table:table-cell table:style-name="ce5"/>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1">EAX </text:span><text:span text:style-name="T12">= </text:span><text:span text:style-name="T11">sign-extend of AX.</text:span></text:p>
          </table:table-cell>
          <table:table-cell table:number-columns-repeated="1016"/>
        </table:table-row>
        <table:table-row table:style-name="ro1">
          <table:table-cell table:style-name="ce5" office:value-type="string">
            <text:p>REX.W+ 98</text:p>
          </table:table-cell>
          <table:table-cell table:style-name="ce5" office:value-type="string">
            <text:p>CDQE</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1">RAX =</text:span><text:span text:style-name="T12"> </text:span><text:span text:style-name="T11">sign-extend of EAX.</text:span></text:p>
          </table:table-cell>
          <table:table-cell table:number-columns-repeated="1016"/>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6"/>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6"/>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6"/>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6"/>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style-name="ce5"/>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6"/>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6"/>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6"/>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6"/>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6"/>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6"/>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6"/>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6"/>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6"/>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6"/>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6"/>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REX.W+ 0F 46 /r </text:p>
          </table:table-cell>
          <table:table-cell table:style-name="ce5" office:value-type="string">
            <text:p><text:span text:style-name="T3">CMOVBE </text:span><text:span text:style-name="T4">r64, r/m64</text:span></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6"/>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6"/>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6"/>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6"/>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6"/>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6"/>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6"/>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6"/>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6"/>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6"/>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6"/>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6"/>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1">Move if less (SF !=</text:span><text:span text:style-name="T13"> </text:span><text:span text:style-name="T11">OF).</text:span></text:p>
          </table:table-cell>
          <table:table-cell table:number-columns-repeated="1016"/>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6"/>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6"/>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6"/>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6"/>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6"/>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6"/>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6"/>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6"/>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6"/>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6"/>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6"/>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6"/>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6"/>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6"/>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6"/>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6"/>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6"/>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6"/>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6"/>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6"/>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6"/>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6"/>
        </table:table-row>
        <table:table-row table:style-name="ro1">
          <table:table-cell table:style-name="ce5" office:value-type="string">
            <text:p>REX.W+ 0F 4E /r </text:p>
          </table:table-cell>
          <table:table-cell table:style-name="ce13" office:value-type="string">
            <text:p><text:span text:style-name="T5">CMOVNG r64, </text:span><text:span text:style-name="T6">r/m64 </text:span></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6"/>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6"/>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6"/>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6"/>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6"/>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6"/>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6"/>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6"/>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6"/>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6"/>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6"/>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6"/>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6"/>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6"/>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6"/>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6"/>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6"/>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6"/>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6"/>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6"/>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6"/>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6"/>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6"/>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6"/>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6"/>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6"/>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6"/>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6"/>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6"/>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6"/>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6"/>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6"/>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6"/>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6"/>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6"/>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6"/>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6"/>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6"/>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6"/>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6"/>
        </table:table-row>
        <table:table-row table:style-name="ro1">
          <table:table-cell table:number-columns-repeated="4"/>
          <table:table-cell table:style-name="ce5" table:number-columns-repeated="3"/>
          <table:table-cell table:number-columns-repeated="1017"/>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6"/>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6"/>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6"/>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6"/>
        </table:table-row>
        <table:table-row table:style-name="ro1">
          <table:table-cell table:style-name="ce5" office:value-type="string">
            <text:p>80 /7 ib</text:p>
          </table:table-cell>
          <table:table-cell table:style-name="ce10" office:value-type="string">
            <text:p>CMP r/m8,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6"/>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6"/>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6"/>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6"/>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6"/>
        </table:table-row>
        <table:table-row table:style-name="ro1">
          <table:table-cell table:style-name="ce5" office:value-type="string">
            <text:p>83 /7 ib</text:p>
          </table:table-cell>
          <table:table-cell table:style-name="ce10" office:value-type="string">
            <text:p>CMP r/m16,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6"/>
        </table:table-row>
        <table:table-row table:style-name="ro1">
          <table:table-cell table:style-name="ce5" office:value-type="string">
            <text:p>83 /7 ib</text:p>
          </table:table-cell>
          <table:table-cell table:style-name="ce10" office:value-type="string">
            <text:p>CMP r/m32, im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6"/>
        </table:table-row>
        <table:table-row table:style-name="ro1">
          <table:table-cell table:style-name="ce5" office:value-type="string">
            <text:p>REX.W+ 83 /7 ib</text:p>
          </table:table-cell>
          <table:table-cell table:style-name="ce10" office:value-type="string">
            <text:p>CMP r/m64, imm8 </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6"/>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6"/>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6"/>
        </table:table-row>
        <table:table-row table:style-name="ro1">
          <table:table-cell table:style-name="ce5" office:value-type="string">
            <text:p>39 /r</text:p>
          </table:table-cell>
          <table:table-cell table:style-name="ce10" office:value-type="string">
            <text:p>CMP r/m16, r16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6"/>
        </table:table-row>
        <table:table-row table:style-name="ro1">
          <table:table-cell table:style-name="ce5" office:value-type="string">
            <text:p>39 /r</text:p>
          </table:table-cell>
          <table:table-cell table:style-name="ce10" office:value-type="string">
            <text:p>CMP r/m32, r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6"/>
        </table:table-row>
        <table:table-row table:style-name="ro1">
          <table:table-cell table:style-name="ce5" office:value-type="string">
            <text:p>REX.W+ 39 /r</text:p>
          </table:table-cell>
          <table:table-cell table:style-name="ce10" office:value-type="string">
            <text:p>CMP r/m64, r64 </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6"/>
        </table:table-row>
        <table:table-row table:style-name="ro1">
          <table:table-cell table:style-name="ce5" office:value-type="string">
            <text:p>3A /r</text:p>
          </table:table-cell>
          <table:table-cell table:style-name="ce10" office:value-type="string">
            <text:p>CMP r8, r/m8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6"/>
        </table:table-row>
        <table:table-row table:style-name="ro1">
          <table:table-cell table:style-name="ce5" office:value-type="string">
            <text:p>REX+ 3A /r</text:p>
          </table:table-cell>
          <table:table-cell table:style-name="ce10" office:value-type="string">
            <text:p>CMP r8, r/m8</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6"/>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6"/>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6"/>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6"/>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6"/>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6"/>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6"/>
        </table:table-row>
        <table:table-row table:style-name="ro1">
          <table:table-cell table:number-columns-repeated="6"/>
          <table:table-cell table:style-name="Default"/>
          <table:table-cell table:number-columns-repeated="1017"/>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6"/>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6"/>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6"/>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6"/>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6"/>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6"/>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6"/>
        </table:table-row>
        <table:table-row table:style-name="ro1">
          <table:table-cell table:style-name="ce5" office:value-type="string">
            <text:p>A6</text:p>
          </table:table-cell>
          <table:table-cell table:style-name="ce5" office:value-type="string">
            <text:p>CMPSB</text:p>
          </table:table-cell>
          <table:table-cell table:style-name="ce5"/>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6"/>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6"/>
        </table:table-row>
        <table:table-row table:style-name="ro1">
          <table:table-cell table:style-name="ce5" office:value-type="string">
            <text:p>A7</text:p>
          </table:table-cell>
          <table:table-cell table:style-name="ce5" office:value-type="string">
            <text:p>CMPSD</text:p>
          </table:table-cell>
          <table:table-cell table:style-name="ce5"/>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6"/>
        </table:table-row>
        <table:table-row table:style-name="ro1">
          <table:table-cell table:style-name="ce5" office:value-type="string">
            <text:p>REX.W+ A7</text:p>
          </table:table-cell>
          <table:table-cell table:style-name="ce5" office:value-type="string">
            <text:p>CMPS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6"/>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6"/>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6"/>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6"/>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6"/>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6"/>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6"/>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6"/>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6"/>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6"/>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6"/>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6"/>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6"/>
        </table:table-row>
        <table:table-row table:style-name="ro1">
          <table:table-cell table:style-name="ce5" office:value-type="string">
            <text:p>VEX.LIG.0F.2F.WIG /r</text:p>
          </table:table-cell>
          <table:table-cell table:style-name="ce5" office:value-type="string">
            <text:p>V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6"/>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6"/>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6"/>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6"/>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6"/>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6"/>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6"/>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6"/>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6"/>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6"/>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6"/>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6"/>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6"/>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6"/>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6"/>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6"/>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6"/>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6"/>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6"/>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6"/>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6"/>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6"/>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6"/>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6"/>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6"/>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6"/>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6"/>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6"/>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6"/>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6"/>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6"/>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6"/>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6"/>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6"/>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6"/>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6"/>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6"/>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6"/>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6"/>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6"/>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6"/>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6"/>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6"/>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6"/>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6"/>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6"/>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6"/>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6"/>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6"/>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6"/>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6"/>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6"/>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6"/>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6"/>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6"/>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6"/>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6"/>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6"/>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1">DX:AX =</text:span><text:span text:style-name="T12"> </text:span><text:span text:style-name="T11">sign-extend of AX.</text:span></text:p>
          </table:table-cell>
          <table:table-cell table:number-columns-repeated="1016"/>
        </table:table-row>
        <table:table-row table:style-name="ro1">
          <table:table-cell table:style-name="ce4" office:value-type="float" office:value="99">
            <text:p>99</text:p>
          </table:table-cell>
          <table:table-cell table:style-name="ce5" office:value-type="string">
            <text:p>CDQ</text:p>
          </table:table-cell>
          <table:table-cell table:style-name="ce5"/>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6"/>
        </table:table-row>
        <table:table-row table:style-name="ro1">
          <table:table-cell table:style-name="ce5" office:value-type="string">
            <text:p>REX.W+ 99</text:p>
          </table:table-cell>
          <table:table-cell table:style-name="ce5" office:value-type="string">
            <text:p>CQO</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6"/>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7" table:number-columns-repeated="1016"/>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RW</text:p>
          </table:table-cell>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6"/>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RW</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6"/>
        </table:table-row>
        <table:table-row table:style-name="ro1">
          <table:table-cell table:style-name="ce5" office:value-type="string">
            <text:p>FF /1</text:p>
          </table:table-cell>
          <table:table-cell table:style-name="ce5" office:value-type="string">
            <text:p>DEC r/m16 </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6"/>
        </table:table-row>
        <table:table-row table:style-name="ro1">
          <table:table-cell table:style-name="ce5" office:value-type="string">
            <text:p>FF /1</text:p>
          </table:table-cell>
          <table:table-cell table:style-name="ce5" office:value-type="string">
            <text:p>DEC r/m32 </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6"/>
        </table:table-row>
        <table:table-row table:style-name="ro1">
          <table:table-cell table:style-name="ce5" office:value-type="string">
            <text:p>REX.W+ FF /1</text:p>
          </table:table-cell>
          <table:table-cell table:style-name="ce5" office:value-type="string">
            <text:p>DEC r/m64 </text:p>
          </table:table-cell>
          <table:table-cell table:style-name="ce10"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6"/>
        </table:table-row>
        <table:table-row table:style-name="ro1">
          <table:table-cell table:style-name="ce6" office:value-type="string">
            <text:p>48 +rw</text:p>
          </table:table-cell>
          <table:table-cell table:style-name="ce6" office:value-type="string">
            <text:p>DEC r16 </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7" table:number-columns-repeated="1016"/>
        </table:table-row>
        <table:table-row table:style-name="ro1">
          <table:table-cell table:style-name="ce6" office:value-type="string">
            <text:p>48 +rd</text:p>
          </table:table-cell>
          <table:table-cell table:style-name="ce6" office:value-type="string">
            <text:p>DEC r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6"/>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6"/>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6"/>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6"/>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6"/>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6"/>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6"/>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6"/>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6"/>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6"/>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6"/>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6"/>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6"/>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6"/>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6"/>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6"/>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6"/>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6"/>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6"/>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6"/>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6"/>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6"/>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6"/>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W, R, R</text:p>
          </table:table-cell>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6"/>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6"/>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1">Replace ST(0) with (2^(ST(0))</text:span><text:span text:style-name="T14"> </text:span><text:span text:style-name="T11">– 1).</text:span></text:p>
          </table:table-cell>
          <table:table-cell table:number-columns-repeated="1016"/>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6"/>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6"/>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6"/>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6"/>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6"/>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6"/>
        </table:table-row>
        <table:table-row table:style-name="ro1">
          <table:table-cell table:style-name="ce5" office:value-type="string">
            <text:p>DE C1</text:p>
          </table:table-cell>
          <table:table-cell table:style-name="ce5" office:value-type="string">
            <text:p>FADDP</text:p>
          </table:table-cell>
          <table:table-cell table:style-name="ce5"/>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6"/>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6"/>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6"/>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6"/>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6"/>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6"/>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6"/>
        </table:table-row>
        <table:table-row table:style-name="ro1">
          <table:table-cell table:style-name="ce5" office:value-type="string">
            <text:p>DB E2</text:p>
          </table:table-cell>
          <table:table-cell table:style-name="ce10" office:value-type="string">
            <text:p>FNCLEX</text:p>
          </table:table-cell>
          <table:table-cell table:style-name="ce10"/>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6"/>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6"/>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6"/>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6"/>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6"/>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6"/>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6"/>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6"/>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6"/>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6"/>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6"/>
        </table:table-row>
        <table:table-row table:style-name="ro1">
          <table:table-cell table:style-name="ce5" office:value-type="string">
            <text:p>D8 D1 </text:p>
          </table:table-cell>
          <table:table-cell table:style-name="ce5" office:value-type="string">
            <text:p>FCOM</text:p>
          </table:table-cell>
          <table:table-cell table:style-name="ce5"/>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6"/>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6"/>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6"/>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6"/>
        </table:table-row>
        <table:table-row table:style-name="ro1">
          <table:table-cell table:style-name="ce5" office:value-type="string">
            <text:p>D8 D9 </text:p>
          </table:table-cell>
          <table:table-cell table:style-name="ce5" office:value-type="string">
            <text:p>FCOMP </text:p>
          </table:table-cell>
          <table:table-cell table:style-name="ce5"/>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6"/>
        </table:table-row>
        <table:table-row table:style-name="ro1">
          <table:table-cell table:style-name="ce5" office:value-type="string">
            <text:p>DE D9</text:p>
          </table:table-cell>
          <table:table-cell table:style-name="ce5" office:value-type="string">
            <text:p>FCOMPP</text:p>
          </table:table-cell>
          <table:table-cell table:style-name="ce5"/>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6"/>
        </table:table-row>
        <table:table-row table:style-name="ro1">
          <table:table-cell table:number-columns-repeated="1024"/>
        </table:table-row>
        <table:table-row table:style-name="ro1">
          <table:table-cell table:style-name="ce5" office:value-type="string">
            <text:p>DB F0 +i </text:p>
          </table:table-cell>
          <table:table-cell office:value-type="string">
            <text:p>FCOMI ST, ST(i) </text:p>
          </table:table-cell>
          <table:table-cell office:value-type="string">
            <text:p>R, R</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6"/>
        </table:table-row>
        <table:table-row table:style-name="ro1">
          <table:table-cell table:style-name="ce5" office:value-type="string">
            <text:p>DF F0 +i</text:p>
          </table:table-cell>
          <table:table-cell office:value-type="string">
            <text:p>FCOMIP ST, ST(i) </text:p>
          </table:table-cell>
          <table:table-cell office:value-type="string">
            <text:p>R, R</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6"/>
        </table:table-row>
        <table:table-row table:style-name="ro1">
          <table:table-cell table:style-name="ce5" office:value-type="string">
            <text:p>DB E8 +i </text:p>
          </table:table-cell>
          <table:table-cell office:value-type="string">
            <text:p>FUCOMI ST, ST(i) </text:p>
          </table:table-cell>
          <table:table-cell office:value-type="string">
            <text:p>R, R</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6"/>
        </table:table-row>
        <table:table-row table:style-name="ro1">
          <table:table-cell table:style-name="ce5" office:value-type="string">
            <text:p>DF E8 +i</text:p>
          </table:table-cell>
          <table:table-cell office:value-type="string">
            <text:p>FUCOMIP ST, ST(i) </text:p>
          </table:table-cell>
          <table:table-cell office:value-type="string">
            <text:p>R, R</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6"/>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6"/>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6"/>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R</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6"/>
        </table:table-row>
        <table:table-row table:style-name="ro1">
          <table:table-cell office:value-type="string">
            <text:p>DC /6 </text:p>
          </table:table-cell>
          <table:table-cell office:value-type="string">
            <text:p>FDIV m64fp </text:p>
          </table:table-cell>
          <table:table-cell office:value-type="string">
            <text:p>R</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6"/>
        </table:table-row>
        <table:table-row table:style-name="ro1">
          <table:table-cell office:value-type="string">
            <text:p>D8 F0 +i </text:p>
          </table:table-cell>
          <table:table-cell office:value-type="string">
            <text:p>FDIV ST(0), ST(i) </text:p>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6"/>
        </table:table-row>
        <table:table-row table:style-name="ro1">
          <table:table-cell office:value-type="string">
            <text:p>DC F8 +i </text:p>
          </table:table-cell>
          <table:table-cell office:value-type="string">
            <text:p>FDIV ST(i), ST(0) </text:p>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6"/>
        </table:table-row>
        <table:table-row table:style-name="ro1">
          <table:table-cell office:value-type="string">
            <text:p>DE F8 +i </text:p>
          </table:table-cell>
          <table:table-cell office:value-type="string">
            <text:p>FDIVP ST(i), ST(0) </text:p>
          </table:table-cell>
          <table:table-cell office:value-type="string">
            <text:p>RW, R</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6"/>
        </table:table-row>
        <table:table-row table:style-name="ro1">
          <table:table-cell office:value-type="string">
            <text:p>DE F9 </text:p>
          </table:table-cell>
          <table:table-cell office:value-type="string">
            <text:p>FDIVP </text:p>
          </table:table-cell>
          <table:table-cell/>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6"/>
        </table:table-row>
        <table:table-row table:style-name="ro1">
          <table:table-cell office:value-type="string">
            <text:p>DA /6 </text:p>
          </table:table-cell>
          <table:table-cell office:value-type="string">
            <text:p>FIDIV m32int </text:p>
          </table:table-cell>
          <table:table-cell office:value-type="string">
            <text:p>R</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6"/>
        </table:table-row>
        <table:table-row table:style-name="ro1">
          <table:table-cell office:value-type="string">
            <text:p>DE /6 </text:p>
          </table:table-cell>
          <table:table-cell office:value-type="string">
            <text:p>FIDIV m16int </text:p>
          </table:table-cell>
          <table:table-cell office:value-type="string">
            <text:p>R</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6"/>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R</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6"/>
        </table:table-row>
        <table:table-row table:style-name="ro1">
          <table:table-cell office:value-type="string">
            <text:p>DC /7 </text:p>
          </table:table-cell>
          <table:table-cell office:value-type="string">
            <text:p>FDIVR m64fp </text:p>
          </table:table-cell>
          <table:table-cell office:value-type="string">
            <text:p>R</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6"/>
        </table:table-row>
        <table:table-row table:style-name="ro1">
          <table:table-cell office:value-type="string">
            <text:p>D8 F8 +i </text:p>
          </table:table-cell>
          <table:table-cell office:value-type="string">
            <text:p>FDIVR ST(0), ST(i) </text:p>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6"/>
        </table:table-row>
        <table:table-row table:style-name="ro1">
          <table:table-cell office:value-type="string">
            <text:p>DC F0 +i </text:p>
          </table:table-cell>
          <table:table-cell office:value-type="string">
            <text:p>FDIVR ST(i), ST(0) </text:p>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6"/>
        </table:table-row>
        <table:table-row table:style-name="ro1">
          <table:table-cell office:value-type="string">
            <text:p>DE F0 +i </text:p>
          </table:table-cell>
          <table:table-cell office:value-type="string">
            <text:p>FDIVRP ST(i), ST(0) </text:p>
          </table:table-cell>
          <table:table-cell office:value-type="string">
            <text:p>RW, R</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6"/>
        </table:table-row>
        <table:table-row table:style-name="ro1">
          <table:table-cell office:value-type="string">
            <text:p>DE F1 </text:p>
          </table:table-cell>
          <table:table-cell office:value-type="string">
            <text:p>FDIVRP </text:p>
          </table:table-cell>
          <table:table-cell/>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6"/>
        </table:table-row>
        <table:table-row table:style-name="ro1">
          <table:table-cell office:value-type="string">
            <text:p>DA /7 </text:p>
          </table:table-cell>
          <table:table-cell office:value-type="string">
            <text:p>FIDIVR m32int </text:p>
          </table:table-cell>
          <table:table-cell office:value-type="string">
            <text:p>R</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6"/>
        </table:table-row>
        <table:table-row table:style-name="ro1">
          <table:table-cell office:value-type="string">
            <text:p>DE /7 </text:p>
          </table:table-cell>
          <table:table-cell office:value-type="string">
            <text:p>FIDIVR m16int </text:p>
          </table:table-cell>
          <table:table-cell office:value-type="string">
            <text:p>R</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6"/>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6"/>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R</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6"/>
        </table:table-row>
        <table:table-row table:style-name="ro1">
          <table:table-cell office:value-type="string">
            <text:p>DA /2 </text:p>
          </table:table-cell>
          <table:table-cell office:value-type="string">
            <text:p>FICOM m32int </text:p>
          </table:table-cell>
          <table:table-cell office:value-type="string">
            <text:p>R</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6"/>
        </table:table-row>
        <table:table-row table:style-name="ro1">
          <table:table-cell office:value-type="string">
            <text:p>DE /3 </text:p>
          </table:table-cell>
          <table:table-cell office:value-type="string">
            <text:p>FICOMP m16int </text:p>
          </table:table-cell>
          <table:table-cell office:value-type="string">
            <text:p>R</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6"/>
        </table:table-row>
        <table:table-row table:style-name="ro1">
          <table:table-cell office:value-type="string">
            <text:p>DA /3 </text:p>
          </table:table-cell>
          <table:table-cell office:value-type="string">
            <text:p>FICOMP m32int </text:p>
          </table:table-cell>
          <table:table-cell office:value-type="string">
            <text:p>R</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6"/>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R</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6"/>
        </table:table-row>
        <table:table-row table:style-name="ro1">
          <table:table-cell office:value-type="string">
            <text:p>DB /0 </text:p>
          </table:table-cell>
          <table:table-cell office:value-type="string">
            <text:p>FILD m32int </text:p>
          </table:table-cell>
          <table:table-cell office:value-type="string">
            <text:p>R</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6"/>
        </table:table-row>
        <table:table-row table:style-name="ro1">
          <table:table-cell office:value-type="string">
            <text:p>DF /5 </text:p>
          </table:table-cell>
          <table:table-cell office:value-type="string">
            <text:p>FILD m64int </text:p>
          </table:table-cell>
          <table:table-cell office:value-type="string">
            <text:p>R</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6"/>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6"/>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6"/>
        </table:table-row>
        <table:table-row table:style-name="ro1">
          <table:table-cell office:value-type="string">
            <text:p>DB E3 </text:p>
          </table:table-cell>
          <table:table-cell office:value-type="string">
            <text:p>FNINIT</text:p>
          </table:table-cell>
          <table:table-cell/>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W</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6"/>
        </table:table-row>
        <table:table-row table:style-name="ro1">
          <table:table-cell office:value-type="string">
            <text:p>DB /2 </text:p>
          </table:table-cell>
          <table:table-cell office:value-type="string">
            <text:p>FIST m32int </text:p>
          </table:table-cell>
          <table:table-cell office:value-type="string">
            <text:p>W</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6"/>
        </table:table-row>
        <table:table-row table:style-name="ro1">
          <table:table-cell office:value-type="string">
            <text:p>DF /3 </text:p>
          </table:table-cell>
          <table:table-cell office:value-type="string">
            <text:p>FISTP m16int </text:p>
          </table:table-cell>
          <table:table-cell office:value-type="string">
            <text:p>W</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6"/>
        </table:table-row>
        <table:table-row table:style-name="ro1">
          <table:table-cell office:value-type="string">
            <text:p>DB /3 </text:p>
          </table:table-cell>
          <table:table-cell office:value-type="string">
            <text:p>FISTP m32int </text:p>
          </table:table-cell>
          <table:table-cell office:value-type="string">
            <text:p>W</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6"/>
        </table:table-row>
        <table:table-row table:style-name="ro1">
          <table:table-cell office:value-type="string">
            <text:p>DF /7 </text:p>
          </table:table-cell>
          <table:table-cell office:value-type="string">
            <text:p>FISTP m64int </text:p>
          </table:table-cell>
          <table:table-cell office:value-type="string">
            <text:p>W</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6"/>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W</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6"/>
        </table:table-row>
        <table:table-row table:style-name="ro1">
          <table:table-cell office:value-type="string">
            <text:p>DB /1 </text:p>
          </table:table-cell>
          <table:table-cell office:value-type="string">
            <text:p>FISTTP m32int </text:p>
          </table:table-cell>
          <table:table-cell office:value-type="string">
            <text:p>W</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6"/>
        </table:table-row>
        <table:table-row table:style-name="ro1">
          <table:table-cell office:value-type="string">
            <text:p>DD /1 </text:p>
          </table:table-cell>
          <table:table-cell office:value-type="string">
            <text:p>FISTTP m64int </text:p>
          </table:table-cell>
          <table:table-cell office:value-type="string">
            <text:p>W</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6"/>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R</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6"/>
        </table:table-row>
        <table:table-row table:style-name="ro1">
          <table:table-cell office:value-type="string">
            <text:p>DD /0 </text:p>
          </table:table-cell>
          <table:table-cell office:value-type="string">
            <text:p>FLD m64fp </text:p>
          </table:table-cell>
          <table:table-cell office:value-type="string">
            <text:p>R</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6"/>
        </table:table-row>
        <table:table-row table:style-name="ro1">
          <table:table-cell office:value-type="string">
            <text:p>DB /5 </text:p>
          </table:table-cell>
          <table:table-cell office:value-type="string">
            <text:p>FLD m80fp </text:p>
          </table:table-cell>
          <table:table-cell office:value-type="string">
            <text:p>R</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6"/>
        </table:table-row>
        <table:table-row table:style-name="ro1">
          <table:table-cell office:value-type="string">
            <text:p>D9 C0 +i </text:p>
          </table:table-cell>
          <table:table-cell office:value-type="string">
            <text:p>FLD ST(i) </text:p>
          </table:table-cell>
          <table:table-cell office:value-type="string">
            <text:p>R</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6"/>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6"/>
        </table:table-row>
        <table:table-row table:style-name="ro1">
          <table:table-cell office:value-type="string">
            <text:p>D9 E9 </text:p>
          </table:table-cell>
          <table:table-cell office:value-type="string">
            <text:p>FLDL2T </text:p>
          </table:table-cell>
          <table:table-cell/>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6"/>
        </table:table-row>
        <table:table-row table:style-name="ro1">
          <table:table-cell office:value-type="string">
            <text:p>D9 EA </text:p>
          </table:table-cell>
          <table:table-cell office:value-type="string">
            <text:p>FLDL2E </text:p>
          </table:table-cell>
          <table:table-cell/>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6"/>
        </table:table-row>
        <table:table-row table:style-name="ro1">
          <table:table-cell office:value-type="string">
            <text:p>D9 EB </text:p>
          </table:table-cell>
          <table:table-cell office:value-type="string">
            <text:p>FLDPI </text:p>
          </table:table-cell>
          <table:table-cell/>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6"/>
        </table:table-row>
        <table:table-row table:style-name="ro1">
          <table:table-cell office:value-type="string">
            <text:p>D9 EC </text:p>
          </table:table-cell>
          <table:table-cell office:value-type="string">
            <text:p>FLDLG2 </text:p>
          </table:table-cell>
          <table:table-cell/>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6"/>
        </table:table-row>
        <table:table-row table:style-name="ro1">
          <table:table-cell office:value-type="string">
            <text:p>D9 ED </text:p>
          </table:table-cell>
          <table:table-cell office:value-type="string">
            <text:p>FLDLN2 </text:p>
          </table:table-cell>
          <table:table-cell/>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6"/>
        </table:table-row>
        <table:table-row table:style-name="ro1">
          <table:table-cell office:value-type="string">
            <text:p>D9 EE </text:p>
          </table:table-cell>
          <table:table-cell office:value-type="string">
            <text:p>FLDZ </text:p>
          </table:table-cell>
          <table:table-cell/>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6"/>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R</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6"/>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office:value-type="string">
            <text:p>R</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6"/>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R</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6"/>
        </table:table-row>
        <table:table-row table:style-name="ro1">
          <table:table-cell office:value-type="string">
            <text:p>DC /1 </text:p>
          </table:table-cell>
          <table:table-cell office:value-type="string">
            <text:p>FMUL m64fp </text:p>
          </table:table-cell>
          <table:table-cell office:value-type="string">
            <text:p>R</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6"/>
        </table:table-row>
        <table:table-row table:style-name="ro1">
          <table:table-cell office:value-type="string">
            <text:p>D8 C8 +i </text:p>
          </table:table-cell>
          <table:table-cell office:value-type="string">
            <text:p>FMUL ST(0), ST(i) </text:p>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6"/>
        </table:table-row>
        <table:table-row table:style-name="ro1">
          <table:table-cell office:value-type="string">
            <text:p>DC C8 +i </text:p>
          </table:table-cell>
          <table:table-cell office:value-type="string">
            <text:p>FMUL ST(i), ST(0) </text:p>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6"/>
        </table:table-row>
        <table:table-row table:style-name="ro1">
          <table:table-cell office:value-type="string">
            <text:p>DE C8 +i </text:p>
          </table:table-cell>
          <table:table-cell office:value-type="string">
            <text:p>FMULP ST(i), ST(0) </text:p>
          </table:table-cell>
          <table:table-cell office:value-type="string">
            <text:p>RW, R</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6"/>
        </table:table-row>
        <table:table-row table:style-name="ro1">
          <table:table-cell office:value-type="string">
            <text:p>DE C9 </text:p>
          </table:table-cell>
          <table:table-cell office:value-type="string">
            <text:p>FMULP </text:p>
          </table:table-cell>
          <table:table-cell/>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6"/>
        </table:table-row>
        <table:table-row table:style-name="ro1">
          <table:table-cell office:value-type="string">
            <text:p>DA /1 </text:p>
          </table:table-cell>
          <table:table-cell office:value-type="string">
            <text:p>FIMUL m32int </text:p>
          </table:table-cell>
          <table:table-cell office:value-type="string">
            <text:p>R</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6"/>
        </table:table-row>
        <table:table-row table:style-name="ro1">
          <table:table-cell office:value-type="string">
            <text:p>DE /1 </text:p>
          </table:table-cell>
          <table:table-cell office:value-type="string">
            <text:p>FIMUL m16int </text:p>
          </table:table-cell>
          <table:table-cell office:value-type="string">
            <text:p>R</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6"/>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6"/>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6"/>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6"/>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6"/>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6"/>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6"/>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office:value-type="string">
            <text:p>R</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6"/>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office:value-type="string">
            <text:p>W</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6"/>
        </table:table-row>
        <table:table-row table:style-name="ro1">
          <table:table-cell office:value-type="string">
            <text:p>DD /6 </text:p>
          </table:table-cell>
          <table:table-cell office:value-type="string">
            <text:p>FNSAVE m94/108byte </text:p>
          </table:table-cell>
          <table:table-cell office:value-type="string">
            <text:p>W</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6"/>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6"/>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6"/>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6"/>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6"/>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W</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6"/>
        </table:table-row>
        <table:table-row table:style-name="ro1">
          <table:table-cell office:value-type="string">
            <text:p>DD /2 </text:p>
          </table:table-cell>
          <table:table-cell office:value-type="string">
            <text:p>FST m64fp </text:p>
          </table:table-cell>
          <table:table-cell office:value-type="string">
            <text:p>W</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6"/>
        </table:table-row>
        <table:table-row table:style-name="ro1">
          <table:table-cell office:value-type="string">
            <text:p>DD D0 +i </text:p>
          </table:table-cell>
          <table:table-cell office:value-type="string">
            <text:p>FST ST(i) </text:p>
          </table:table-cell>
          <table:table-cell office:value-type="string">
            <text:p>W</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6"/>
        </table:table-row>
        <table:table-row table:style-name="ro1">
          <table:table-cell office:value-type="string">
            <text:p>D9 /3 </text:p>
          </table:table-cell>
          <table:table-cell office:value-type="string">
            <text:p>FSTP m32fp </text:p>
          </table:table-cell>
          <table:table-cell office:value-type="string">
            <text:p>W</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6"/>
        </table:table-row>
        <table:table-row table:style-name="ro1">
          <table:table-cell office:value-type="string">
            <text:p>DD /3 </text:p>
          </table:table-cell>
          <table:table-cell office:value-type="string">
            <text:p>FSTP m64fp </text:p>
          </table:table-cell>
          <table:table-cell office:value-type="string">
            <text:p>W</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6"/>
        </table:table-row>
        <table:table-row table:style-name="ro1">
          <table:table-cell office:value-type="string">
            <text:p>DB /7 </text:p>
          </table:table-cell>
          <table:table-cell office:value-type="string">
            <text:p>FSTP m80fp </text:p>
          </table:table-cell>
          <table:table-cell office:value-type="string">
            <text:p>W</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6"/>
        </table:table-row>
        <table:table-row table:style-name="ro1">
          <table:table-cell office:value-type="string">
            <text:p>DD D8 +i </text:p>
          </table:table-cell>
          <table:table-cell office:value-type="string">
            <text:p>FSTP ST(i) </text:p>
          </table:table-cell>
          <table:table-cell office:value-type="string">
            <text:p>W</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6"/>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W</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6"/>
        </table:table-row>
        <table:table-row table:style-name="ro1">
          <table:table-cell office:value-type="string">
            <text:p>D9 /7 </text:p>
          </table:table-cell>
          <table:table-cell office:value-type="string">
            <text:p>FNSTCW m2byte </text:p>
          </table:table-cell>
          <table:table-cell office:value-type="string">
            <text:p>W</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office:value-type="string">
            <text:p>W</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6"/>
        </table:table-row>
        <table:table-row table:style-name="ro1">
          <table:table-cell office:value-type="string">
            <text:p>D9 /6 </text:p>
          </table:table-cell>
          <table:table-cell office:value-type="string">
            <text:p>FNSTENV m14/28byte </text:p>
          </table:table-cell>
          <table:table-cell office:value-type="string">
            <text:p>W</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6"/>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6"/>
        </table:table-row>
        <table:table-row table:style-name="ro1">
          <table:table-cell office:value-type="string">
            <text:p>9B DF E0 </text:p>
          </table:table-cell>
          <table:table-cell office:value-type="string">
            <text:p>FSTSW AX </text:p>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6"/>
        </table:table-row>
        <table:table-row table:style-name="ro1">
          <table:table-cell office:value-type="string">
            <text:p>DD /7 </text:p>
          </table:table-cell>
          <table:table-cell office:value-type="string">
            <text:p>FNSTSW m2byte </text:p>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6"/>
        </table:table-row>
        <table:table-row table:style-name="ro1">
          <table:table-cell office:value-type="string">
            <text:p>DF E0 </text:p>
          </table:table-cell>
          <table:table-cell office:value-type="string">
            <text:p>FNSTSW AX </text:p>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6"/>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R</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6"/>
        </table:table-row>
        <table:table-row table:style-name="ro1">
          <table:table-cell office:value-type="string">
            <text:p>DC /4 </text:p>
          </table:table-cell>
          <table:table-cell office:value-type="string">
            <text:p>FSUB m64fp </text:p>
          </table:table-cell>
          <table:table-cell office:value-type="string">
            <text:p>R</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6"/>
        </table:table-row>
        <table:table-row table:style-name="ro1">
          <table:table-cell office:value-type="string">
            <text:p>D8 E0 +i </text:p>
          </table:table-cell>
          <table:table-cell office:value-type="string">
            <text:p>FSUB ST(0), ST(i) </text:p>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6"/>
        </table:table-row>
        <table:table-row table:style-name="ro1">
          <table:table-cell office:value-type="string">
            <text:p>DC E8 +i </text:p>
          </table:table-cell>
          <table:table-cell office:value-type="string">
            <text:p>FSUB ST(i), ST(0) </text:p>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6"/>
        </table:table-row>
        <table:table-row table:style-name="ro1">
          <table:table-cell office:value-type="string">
            <text:p>DE E8 +i </text:p>
          </table:table-cell>
          <table:table-cell office:value-type="string">
            <text:p>FSUBP ST(i), ST(0) </text:p>
          </table:table-cell>
          <table:table-cell office:value-type="string">
            <text:p>RW, R</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6"/>
        </table:table-row>
        <table:table-row table:style-name="ro1">
          <table:table-cell office:value-type="string">
            <text:p>DE E9 </text:p>
          </table:table-cell>
          <table:table-cell office:value-type="string">
            <text:p>FSUBP </text:p>
          </table:table-cell>
          <table:table-cell/>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6"/>
        </table:table-row>
        <table:table-row table:style-name="ro1">
          <table:table-cell office:value-type="string">
            <text:p>DA /4 </text:p>
          </table:table-cell>
          <table:table-cell office:value-type="string">
            <text:p>FISUB m32int </text:p>
          </table:table-cell>
          <table:table-cell office:value-type="string">
            <text:p>R</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6"/>
        </table:table-row>
        <table:table-row table:style-name="ro1">
          <table:table-cell office:value-type="string">
            <text:p>DE /4 </text:p>
          </table:table-cell>
          <table:table-cell office:value-type="string">
            <text:p>FISUB m16int </text:p>
          </table:table-cell>
          <table:table-cell office:value-type="string">
            <text:p>R</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6"/>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R</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6"/>
        </table:table-row>
        <table:table-row table:style-name="ro1">
          <table:table-cell office:value-type="string">
            <text:p>DC /5 </text:p>
          </table:table-cell>
          <table:table-cell office:value-type="string">
            <text:p>FSUBR m64fp </text:p>
          </table:table-cell>
          <table:table-cell office:value-type="string">
            <text:p>R</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6"/>
        </table:table-row>
        <table:table-row table:style-name="ro1">
          <table:table-cell office:value-type="string">
            <text:p>D8 E8 +i </text:p>
          </table:table-cell>
          <table:table-cell office:value-type="string">
            <text:p>FSUBR ST(0), ST(i) </text:p>
          </table:table-cell>
          <table:table-cell office:value-type="string">
            <text:p>RW, R</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6"/>
        </table:table-row>
        <table:table-row table:style-name="ro1">
          <table:table-cell office:value-type="string">
            <text:p>DC E0 +i </text:p>
          </table:table-cell>
          <table:table-cell office:value-type="string">
            <text:p>FSUBR ST(i), ST(0) </text:p>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6"/>
        </table:table-row>
        <table:table-row table:style-name="ro1">
          <table:table-cell office:value-type="string">
            <text:p>DE E0 +i </text:p>
          </table:table-cell>
          <table:table-cell office:value-type="string">
            <text:p>FSUBRP ST(i), ST(0) </text:p>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6"/>
        </table:table-row>
        <table:table-row table:style-name="ro1">
          <table:table-cell office:value-type="string">
            <text:p>DE E1 </text:p>
          </table:table-cell>
          <table:table-cell office:value-type="string">
            <text:p>FSUBRP </text:p>
          </table:table-cell>
          <table:table-cell/>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6"/>
        </table:table-row>
        <table:table-row table:style-name="ro1">
          <table:table-cell office:value-type="string">
            <text:p>DA /5 </text:p>
          </table:table-cell>
          <table:table-cell office:value-type="string">
            <text:p>FISUBR m32int </text:p>
          </table:table-cell>
          <table:table-cell office:value-type="string">
            <text:p>R</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6"/>
        </table:table-row>
        <table:table-row table:style-name="ro1">
          <table:table-cell office:value-type="string">
            <text:p>DE /5 </text:p>
          </table:table-cell>
          <table:table-cell office:value-type="string">
            <text:p>FISUBR m16int </text:p>
          </table:table-cell>
          <table:table-cell office:value-type="string">
            <text:p>R</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6"/>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6"/>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R</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6"/>
        </table:table-row>
        <table:table-row table:style-name="ro1">
          <table:table-cell office:value-type="string">
            <text:p>DD E1 </text:p>
          </table:table-cell>
          <table:table-cell office:value-type="string">
            <text:p>FUCOM </text:p>
          </table:table-cell>
          <table:table-cell/>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6"/>
        </table:table-row>
        <table:table-row table:style-name="ro1">
          <table:table-cell office:value-type="string">
            <text:p>DD E8 +i </text:p>
          </table:table-cell>
          <table:table-cell office:value-type="string">
            <text:p>FUCOMP ST(i) </text:p>
          </table:table-cell>
          <table:table-cell office:value-type="string">
            <text:p>R</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6"/>
        </table:table-row>
        <table:table-row table:style-name="ro1">
          <table:table-cell office:value-type="string">
            <text:p>DD E9 </text:p>
          </table:table-cell>
          <table:table-cell office:value-type="string">
            <text:p>FUCOMP </text:p>
          </table:table-cell>
          <table:table-cell/>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6"/>
        </table:table-row>
        <table:table-row table:style-name="ro1">
          <table:table-cell office:value-type="string">
            <text:p>DA E9 </text:p>
          </table:table-cell>
          <table:table-cell office:value-type="string">
            <text:p>FUCOMPP </text:p>
          </table:table-cell>
          <table:table-cell/>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6"/>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6"/>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RW</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6"/>
        </table:table-row>
        <table:table-row table:style-name="ro1">
          <table:table-cell office:value-type="string">
            <text:p>D9 C9 </text:p>
          </table:table-cell>
          <table:table-cell office:value-type="string">
            <text:p>FXCH </text:p>
          </table:table-cell>
          <table:table-cell/>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6"/>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R</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6"/>
        </table:table-row>
        <table:table-row table:style-name="ro1">
          <table:table-cell office:value-type="string">
            <text:p>REX.W+ 0F AE /1</text:p>
          </table:table-cell>
          <table:table-cell office:value-type="string">
            <text:p>FXRSTOR64 m512byte</text:p>
          </table:table-cell>
          <table:table-cell office:value-type="string">
            <text:p>R</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6"/>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W</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6"/>
        </table:table-row>
        <table:table-row table:style-name="ro1">
          <table:table-cell office:value-type="string">
            <text:p>REX.W+ 0F AE /0</text:p>
          </table:table-cell>
          <table:table-cell office:value-type="string">
            <text:p>FXSAVE64 m512byte</text:p>
          </table:table-cell>
          <table:table-cell office:value-type="string">
            <text:p>W</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6"/>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6"/>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6"/>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6"/>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6"/>
        </table:table-row>
        <table:table-row table:style-name="ro1">
          <table:table-cell office:value-type="string">
            <text:p>VEX.NDS.128.66.0F.WIG 7C /r</text:p>
          </table:table-cell>
          <table:table-cell office:value-type="string">
            <text:p>VHADDPD xmm1, xmm2, xmm3/m128</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6"/>
        </table:table-row>
        <table:table-row table:style-name="ro1">
          <table:table-cell office:value-type="string">
            <text:p>VEX.NDS.256.66.0F.WIG 7C /r</text:p>
          </table:table-cell>
          <table:table-cell office:value-type="string">
            <text:p>VHADD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6"/>
        </table:table-row>
        <table:table-row table:style-name="ro1">
          <table:table-cell office:value-type="string">
            <text:p>VEX.NDS.128.F2.0F.WIG 7C /r</text:p>
          </table:table-cell>
          <table:table-cell office:value-type="string">
            <text:p>VHADDPS xmm1, xmm2, xmm3/m128</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6"/>
        </table:table-row>
        <table:table-row table:style-name="ro1">
          <table:table-cell office:value-type="string">
            <text:p>VEX.NDS.256.F2.0F.WIG 7C /r</text:p>
          </table:table-cell>
          <table:table-cell office:value-type="string">
            <text:p>VHADD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6"/>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W, W</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6"/>
        </table:table-row>
        <table:table-row table:style-name="ro1">
          <table:table-cell office:value-type="string">
            <text:p>VEX.NDS.128.66.0F.WIG 7D /r </text:p>
          </table:table-cell>
          <table:table-cell office:value-type="string">
            <text:p>VHSUBPD xmm1, xmm2, xmm3/m12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6"/>
        </table:table-row>
        <table:table-row table:style-name="ro1">
          <table:table-cell office:value-type="string">
            <text:p>VEX.NDS.256.66.0F.WIG 7D /r </text:p>
          </table:table-cell>
          <table:table-cell office:value-type="string">
            <text:p>VHSUBPD ymm1, ymm2, ymm3/m256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6"/>
        </table:table-row>
        <table:table-row table:style-name="ro1">
          <table:table-cell office:value-type="string">
            <text:p>VEX.NDS.128.F2.0F.WIG 7D /r</text:p>
          </table:table-cell>
          <table:table-cell office:value-type="string">
            <text:p>VHSUBPS xmm1, xmm2, xmm3/m128</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6"/>
        </table:table-row>
        <table:table-row table:style-name="ro1">
          <table:table-cell office:value-type="string">
            <text:p>VEX.NDS.256.F2.0F.WIG 7D /r</text:p>
          </table:table-cell>
          <table:table-cell office:value-type="string">
            <text:p>VHSUB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6"/>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R</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6"/>
        </table:table-row>
        <table:table-row table:style-name="ro1">
          <table:table-cell office:value-type="string">
            <text:p>REX+ F6 /7 </text:p>
          </table:table-cell>
          <table:table-cell office:value-type="string">
            <text:p>IDIV r/m8</text:p>
          </table:table-cell>
          <table:table-cell office:value-type="string">
            <text:p>R</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6"/>
        </table:table-row>
        <table:table-row table:style-name="ro1">
          <table:table-cell office:value-type="string">
            <text:p>F7 /7 </text:p>
          </table:table-cell>
          <table:table-cell office:value-type="string">
            <text:p>IDIV r/m16 </text:p>
          </table:table-cell>
          <table:table-cell office:value-type="string">
            <text:p>R</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6"/>
        </table:table-row>
        <table:table-row table:style-name="ro1">
          <table:table-cell office:value-type="string">
            <text:p>F7 /7 </text:p>
          </table:table-cell>
          <table:table-cell office:value-type="string">
            <text:p>IDIV r/m32 </text:p>
          </table:table-cell>
          <table:table-cell office:value-type="string">
            <text:p>R</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6"/>
        </table:table-row>
        <table:table-row table:style-name="ro1">
          <table:table-cell office:value-type="string">
            <text:p>REX.W+ F7 /7 </text:p>
          </table:table-cell>
          <table:table-cell office:value-type="string">
            <text:p>IDIV r/m64 </text:p>
          </table:table-cell>
          <table:table-cell office:value-type="string">
            <text:p>R</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6"/>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R</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6"/>
        </table:table-row>
        <table:table-row table:style-name="ro1">
          <table:table-cell office:value-type="string">
            <text:p>F7 /5 </text:p>
          </table:table-cell>
          <table:table-cell office:value-type="string">
            <text:p>IMUL r/m16 </text:p>
          </table:table-cell>
          <table:table-cell office:value-type="string">
            <text:p>R</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6"/>
        </table:table-row>
        <table:table-row table:style-name="ro1">
          <table:table-cell office:value-type="string">
            <text:p>F7 /5 </text:p>
          </table:table-cell>
          <table:table-cell office:value-type="string">
            <text:p>IMUL r/m32 </text:p>
          </table:table-cell>
          <table:table-cell office:value-type="string">
            <text:p>R</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6"/>
        </table:table-row>
        <table:table-row table:style-name="ro1">
          <table:table-cell office:value-type="string">
            <text:p>REX.W+ F7 /5 </text:p>
          </table:table-cell>
          <table:table-cell office:value-type="string">
            <text:p>IMUL r/m64 </text:p>
          </table:table-cell>
          <table:table-cell office:value-type="string">
            <text:p>R</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6"/>
        </table:table-row>
        <table:table-row table:style-name="ro1">
          <table:table-cell office:value-type="string">
            <text:p>0F AF /r </text:p>
          </table:table-cell>
          <table:table-cell office:value-type="string">
            <text:p>IMUL r16, r/m16 </text:p>
          </table:table-cell>
          <table:table-cell office:value-type="string">
            <text:p>RW, R</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6"/>
        </table:table-row>
        <table:table-row table:style-name="ro1">
          <table:table-cell office:value-type="string">
            <text:p>0F AF /r </text:p>
          </table:table-cell>
          <table:table-cell office:value-type="string">
            <text:p>IMUL r32, r/m32 </text:p>
          </table:table-cell>
          <table:table-cell office:value-type="string">
            <text:p>RW, R</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6"/>
        </table:table-row>
        <table:table-row table:style-name="ro1">
          <table:table-cell office:value-type="string">
            <text:p>REX.W+ 0F AF /r </text:p>
          </table:table-cell>
          <table:table-cell office:value-type="string">
            <text:p>IMUL r64, r/m64 </text:p>
          </table:table-cell>
          <table:table-cell office:value-type="string">
            <text:p>RW,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6"/>
        </table:table-row>
        <table:table-row table:style-name="ro1">
          <table:table-cell office:value-type="string">
            <text:p>6B /r ib </text:p>
          </table:table-cell>
          <table:table-cell office:value-type="string">
            <text:p>IMUL r16, r/m16, imm8 </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6"/>
        </table:table-row>
        <table:table-row table:style-name="ro1">
          <table:table-cell office:value-type="string">
            <text:p>6B /r ib </text:p>
          </table:table-cell>
          <table:table-cell office:value-type="string">
            <text:p>IMUL r32, r/m32, imm8 </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6"/>
        </table:table-row>
        <table:table-row table:style-name="ro1">
          <table:table-cell office:value-type="string">
            <text:p>REX.W+ 6B /r ib </text:p>
          </table:table-cell>
          <table:table-cell office:value-type="string">
            <text:p>IMUL r64, r/m64, imm8 </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6"/>
        </table:table-row>
        <table:table-row table:style-name="ro1">
          <table:table-cell office:value-type="string">
            <text:p>69 /r iw </text:p>
          </table:table-cell>
          <table:table-cell office:value-type="string">
            <text:p>IMUL r16, r/m16, imm16 </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6"/>
        </table:table-row>
        <table:table-row table:style-name="ro1">
          <table:table-cell office:value-type="string">
            <text:p>69 /r id </text:p>
          </table:table-cell>
          <table:table-cell office:value-type="string">
            <text:p>IMUL r32, r/m32, imm32 </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6"/>
        </table:table-row>
        <table:table-row table:style-name="ro1">
          <table:table-cell office:value-type="string">
            <text:p>REX.W+ 69 /r id </text:p>
          </table:table-cell>
          <table:table-cell office:value-type="string">
            <text:p>IMUL r64, r/m64, imm32 </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6"/>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6"/>
        </table:table-row>
        <table:table-row table:style-name="ro1">
          <table:table-cell office:value-type="string">
            <text:p>E5 ib </text:p>
          </table:table-cell>
          <table:table-cell office:value-type="string">
            <text:p>IN AX, imm8 </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6"/>
        </table:table-row>
        <table:table-row table:style-name="ro1">
          <table:table-cell office:value-type="string">
            <text:p>E5 ib </text:p>
          </table:table-cell>
          <table:table-cell office:value-type="string">
            <text:p>IN EAX, imm8 </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6"/>
        </table:table-row>
        <table:table-row table:style-name="ro1">
          <table:table-cell office:value-type="string">
            <text:p>EC </text:p>
          </table:table-cell>
          <table:table-cell office:value-type="string">
            <text:p>IN AL,DX </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6"/>
        </table:table-row>
        <table:table-row table:style-name="ro1">
          <table:table-cell office:value-type="string">
            <text:p>ED </text:p>
          </table:table-cell>
          <table:table-cell office:value-type="string">
            <text:p>IN AX,DX </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6"/>
        </table:table-row>
        <table:table-row table:style-name="ro1">
          <table:table-cell office:value-type="string">
            <text:p>ED </text:p>
          </table:table-cell>
          <table:table-cell office:value-type="string">
            <text:p>IN EAX,DX </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6"/>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RW</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6"/>
        </table:table-row>
        <table:table-row table:style-name="ro1">
          <table:table-cell office:value-type="string">
            <text:p>REX+ FE /0 </text:p>
          </table:table-cell>
          <table:table-cell office:value-type="string">
            <text:p>INC r/m8</text:p>
          </table:table-cell>
          <table:table-cell office:value-type="string">
            <text:p>RW</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6"/>
        </table:table-row>
        <table:table-row table:style-name="ro1">
          <table:table-cell office:value-type="string">
            <text:p>FF /0 </text:p>
          </table:table-cell>
          <table:table-cell office:value-type="string">
            <text:p>INC r/m16 </text:p>
          </table:table-cell>
          <table:table-cell office:value-type="string">
            <text:p>RW</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6"/>
        </table:table-row>
        <table:table-row table:style-name="ro1">
          <table:table-cell office:value-type="string">
            <text:p>FF /0 </text:p>
          </table:table-cell>
          <table:table-cell office:value-type="string">
            <text:p>INC r/m32 </text:p>
          </table:table-cell>
          <table:table-cell office:value-type="string">
            <text:p>RW</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6"/>
        </table:table-row>
        <table:table-row table:style-name="ro1">
          <table:table-cell office:value-type="string">
            <text:p>REX.W+ FF /0</text:p>
          </table:table-cell>
          <table:table-cell office:value-type="string">
            <text:p>INC r/m64 </text:p>
          </table:table-cell>
          <table:table-cell office:value-type="string">
            <text:p>RW</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6"/>
        </table:table-row>
        <table:table-row table:style-name="ro1">
          <table:table-cell table:style-name="ce7" office:value-type="string">
            <text:p>40 +rw </text:p>
          </table:table-cell>
          <table:table-cell table:style-name="ce15" office:value-type="string">
            <text:p>INC r16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7" table:number-columns-repeated="1016"/>
        </table:table-row>
        <table:table-row table:style-name="ro1">
          <table:table-cell table:style-name="ce7" office:value-type="string">
            <text:p>40 +rd </text:p>
          </table:table-cell>
          <table:table-cell table:style-name="ce15" office:value-type="string">
            <text:p>INC r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7" table:number-columns-repeated="1016"/>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6"/>
        </table:table-row>
        <table:table-row table:style-name="ro1">
          <table:table-cell office:value-type="string">
            <text:p>6D </text:p>
          </table:table-cell>
          <table:table-cell office:value-type="string">
            <text:p>INS m16, DX </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6"/>
        </table:table-row>
        <table:table-row table:style-name="ro1">
          <table:table-cell office:value-type="string">
            <text:p>6D </text:p>
          </table:table-cell>
          <table:table-cell office:value-type="string">
            <text:p>INS m32, DX </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6"/>
        </table:table-row>
        <table:table-row table:style-name="ro1">
          <table:table-cell office:value-type="string">
            <text:p>6C </text:p>
          </table:table-cell>
          <table:table-cell office:value-type="string">
            <text:p>INSB </text:p>
          </table:table-cell>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6"/>
        </table:table-row>
        <table:table-row table:style-name="ro1">
          <table:table-cell office:value-type="string">
            <text:p><text:span text:style-name="T1">PREF.66+</text:span> 6D </text:p>
          </table:table-cell>
          <table:table-cell office:value-type="string">
            <text:p>INSW </text:p>
          </table:table-cell>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6"/>
        </table:table-row>
        <table:table-row table:style-name="ro1">
          <table:table-cell office:value-type="string">
            <text:p>6D </text:p>
          </table:table-cell>
          <table:table-cell office:value-type="string">
            <text:p>INSD </text:p>
          </table:table-cell>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6"/>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6"/>
        </table:table-row>
        <table:table-row table:style-name="ro1">
          <table:table-cell office:value-type="string">
            <text:p>VEX.NDS.128.66.0F3A.WIG 21 /r ib</text:p>
          </table:table-cell>
          <table:table-cell office:value-type="string">
            <text:p>VINSERTPS xmm1, xmm2, xmm3/m32, imm8</text:p>
          </table:table-cell>
          <table:table-cell office:value-type="string">
            <text:p>Z, W, R, R</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6"/>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6"/>
        </table:table-row>
        <table:table-row table:style-name="ro1">
          <table:table-cell office:value-type="string">
            <text:p>CD ib </text:p>
          </table:table-cell>
          <table:table-cell office:value-type="string">
            <text:p>INT imm8 </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6"/>
        </table:table-row>
        <table:table-row table:style-name="ro1">
          <table:table-cell table:style-name="ce7" office:value-type="string">
            <text:p>CE </text:p>
          </table:table-cell>
          <table:table-cell table:style-name="ce15" office:value-type="string">
            <text:p>INTO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7" table:number-columns-repeated="1016"/>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6"/>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office:value-type="string">
            <text:p>I</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6"/>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7" table:number-columns-repeated="1016"/>
        </table:table-row>
        <table:table-row table:style-name="ro1">
          <table:table-cell office:value-type="string">
            <text:p>66 0F 38 82 /r</text:p>
          </table:table-cell>
          <table:table-cell office:value-type="string">
            <text:p>INVPCID r64, m128</text:p>
          </table:table-cell>
          <table:table-cell office:value-type="string">
            <text:p>R, R</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6"/>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6"/>
        </table:table-row>
        <table:table-row table:style-name="ro1">
          <table:table-cell office:value-type="string">
            <text:p>CF </text:p>
          </table:table-cell>
          <table:table-cell office:value-type="string">
            <text:p>IRETD </text:p>
          </table:table-cell>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6"/>
        </table:table-row>
        <table:table-row table:style-name="ro1">
          <table:table-cell office:value-type="string">
            <text:p>REX.W+ CF </text:p>
          </table:table-cell>
          <table:table-cell office:value-type="string">
            <text:p>IRETQ </text:p>
          </table:table-cell>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6"/>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6"/>
        </table:table-row>
        <table:table-row table:style-name="ro1">
          <table:table-cell office:value-type="string">
            <text:p>73 cb </text:p>
          </table:table-cell>
          <table:table-cell office:value-type="string">
            <text:p>JAE rel8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6"/>
        </table:table-row>
        <table:table-row table:style-name="ro1">
          <table:table-cell office:value-type="string">
            <text:p>72 cb </text:p>
          </table:table-cell>
          <table:table-cell office:value-type="string">
            <text:p>JB rel8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6"/>
        </table:table-row>
        <table:table-row table:style-name="ro1">
          <table:table-cell office:value-type="string">
            <text:p>76 cb </text:p>
          </table:table-cell>
          <table:table-cell office:value-type="string">
            <text:p>JBE rel8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6"/>
        </table:table-row>
        <table:table-row table:style-name="ro1">
          <table:table-cell office:value-type="string">
            <text:p>72 cb </text:p>
          </table:table-cell>
          <table:table-cell office:value-type="string">
            <text:p>JC rel8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6"/>
        </table:table-row>
        <table:table-row table:style-name="ro1">
          <table:table-cell table:style-name="ce7" office:value-type="string">
            <text:p>E3 cb </text:p>
          </table:table-cell>
          <table:table-cell table:style-name="ce15" office:value-type="string">
            <text:p>JCXZ rel8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7" table:number-columns-repeated="1016"/>
        </table:table-row>
        <table:table-row table:style-name="ro1">
          <table:table-cell office:value-type="string">
            <text:p>E3 cb </text:p>
          </table:table-cell>
          <table:table-cell office:value-type="string">
            <text:p>JECXZ rel8 </text:p>
          </table:table-cell>
          <table:table-cell office:value-type="string">
            <text:p>R</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6"/>
        </table:table-row>
        <table:table-row table:style-name="ro1">
          <table:table-cell office:value-type="string">
            <text:p>E3 cb </text:p>
          </table:table-cell>
          <table:table-cell office:value-type="string">
            <text:p>JRCXZ rel8 </text:p>
          </table:table-cell>
          <table:table-cell office:value-type="string">
            <text:p>R</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6"/>
        </table:table-row>
        <table:table-row table:style-name="ro1">
          <table:table-cell office:value-type="string">
            <text:p>74 cb </text:p>
          </table:table-cell>
          <table:table-cell office:value-type="string">
            <text:p>JE rel8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6"/>
        </table:table-row>
        <table:table-row table:style-name="ro1">
          <table:table-cell office:value-type="string">
            <text:p>7F cb </text:p>
          </table:table-cell>
          <table:table-cell office:value-type="string">
            <text:p>JG rel8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6"/>
        </table:table-row>
        <table:table-row table:style-name="ro1">
          <table:table-cell office:value-type="string">
            <text:p>7D cb </text:p>
          </table:table-cell>
          <table:table-cell office:value-type="string">
            <text:p>JGE rel8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6"/>
        </table:table-row>
        <table:table-row table:style-name="ro1">
          <table:table-cell office:value-type="string">
            <text:p>7C cb </text:p>
          </table:table-cell>
          <table:table-cell office:value-type="string">
            <text:p>JL rel8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6"/>
        </table:table-row>
        <table:table-row table:style-name="ro1">
          <table:table-cell office:value-type="string">
            <text:p>7E cb </text:p>
          </table:table-cell>
          <table:table-cell office:value-type="string">
            <text:p>JLE rel8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6"/>
        </table:table-row>
        <table:table-row table:style-name="ro1">
          <table:table-cell office:value-type="string">
            <text:p>76 cb </text:p>
          </table:table-cell>
          <table:table-cell office:value-type="string">
            <text:p>JNA rel8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6"/>
        </table:table-row>
        <table:table-row table:style-name="ro1">
          <table:table-cell office:value-type="string">
            <text:p>72 cb </text:p>
          </table:table-cell>
          <table:table-cell office:value-type="string">
            <text:p>JNAE rel8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6"/>
        </table:table-row>
        <table:table-row table:style-name="ro1">
          <table:table-cell office:value-type="string">
            <text:p>73 cb </text:p>
          </table:table-cell>
          <table:table-cell office:value-type="string">
            <text:p>JNB rel8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6"/>
        </table:table-row>
        <table:table-row table:style-name="ro1">
          <table:table-cell office:value-type="string">
            <text:p>77 cb </text:p>
          </table:table-cell>
          <table:table-cell office:value-type="string">
            <text:p>JNBE rel8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6"/>
        </table:table-row>
        <table:table-row table:style-name="ro1">
          <table:table-cell office:value-type="string">
            <text:p>73 cb </text:p>
          </table:table-cell>
          <table:table-cell office:value-type="string">
            <text:p>JNC rel8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6"/>
        </table:table-row>
        <table:table-row table:style-name="ro1">
          <table:table-cell office:value-type="string">
            <text:p>75 cb </text:p>
          </table:table-cell>
          <table:table-cell office:value-type="string">
            <text:p>JNE rel8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6"/>
        </table:table-row>
        <table:table-row table:style-name="ro1">
          <table:table-cell office:value-type="string">
            <text:p>7E cb </text:p>
          </table:table-cell>
          <table:table-cell office:value-type="string">
            <text:p>JNG rel8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6"/>
        </table:table-row>
        <table:table-row table:style-name="ro1">
          <table:table-cell office:value-type="string">
            <text:p>7C cb </text:p>
          </table:table-cell>
          <table:table-cell office:value-type="string">
            <text:p>JNGE rel8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6"/>
        </table:table-row>
        <table:table-row table:style-name="ro1">
          <table:table-cell office:value-type="string">
            <text:p>7D cb </text:p>
          </table:table-cell>
          <table:table-cell office:value-type="string">
            <text:p>JNL rel8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6"/>
        </table:table-row>
        <table:table-row table:style-name="ro1">
          <table:table-cell office:value-type="string">
            <text:p>7F cb </text:p>
          </table:table-cell>
          <table:table-cell office:value-type="string">
            <text:p>JNLE rel8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6"/>
        </table:table-row>
        <table:table-row table:style-name="ro1">
          <table:table-cell table:style-name="ce8" office:value-type="string">
            <text:p>71 cb </text:p>
          </table:table-cell>
          <table:table-cell office:value-type="string">
            <text:p>JNO rel8 </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6"/>
        </table:table-row>
        <table:table-row table:style-name="ro1">
          <table:table-cell office:value-type="string">
            <text:p>7B cb </text:p>
          </table:table-cell>
          <table:table-cell office:value-type="string">
            <text:p>JNP rel8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6"/>
        </table:table-row>
        <table:table-row table:style-name="ro1">
          <table:table-cell office:value-type="string">
            <text:p>79 cb </text:p>
          </table:table-cell>
          <table:table-cell office:value-type="string">
            <text:p>JNS rel8 </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6"/>
        </table:table-row>
        <table:table-row table:style-name="ro1">
          <table:table-cell office:value-type="string">
            <text:p>75 cb </text:p>
          </table:table-cell>
          <table:table-cell office:value-type="string">
            <text:p>JNZ rel8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6"/>
        </table:table-row>
        <table:table-row table:style-name="ro1">
          <table:table-cell office:value-type="string">
            <text:p>70 cb </text:p>
          </table:table-cell>
          <table:table-cell office:value-type="string">
            <text:p>JO rel8 </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6"/>
        </table:table-row>
        <table:table-row table:style-name="ro1">
          <table:table-cell office:value-type="string">
            <text:p>7A cb </text:p>
          </table:table-cell>
          <table:table-cell office:value-type="string">
            <text:p>JP rel8 </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6"/>
        </table:table-row>
        <table:table-row table:style-name="ro1">
          <table:table-cell office:value-type="string">
            <text:p>7A cb </text:p>
          </table:table-cell>
          <table:table-cell office:value-type="string">
            <text:p>JPE rel8 </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6"/>
        </table:table-row>
        <table:table-row table:style-name="ro1">
          <table:table-cell office:value-type="string">
            <text:p>7B cb </text:p>
          </table:table-cell>
          <table:table-cell office:value-type="string">
            <text:p>JPO rel8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6"/>
        </table:table-row>
        <table:table-row table:style-name="ro1">
          <table:table-cell office:value-type="string">
            <text:p>78 cb </text:p>
          </table:table-cell>
          <table:table-cell office:value-type="string">
            <text:p>JS rel8 </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6"/>
        </table:table-row>
        <table:table-row table:style-name="ro1">
          <table:table-cell office:value-type="string">
            <text:p>74 cb </text:p>
          </table:table-cell>
          <table:table-cell office:value-type="string">
            <text:p>JZ rel8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6"/>
        </table:table-row>
        <table:table-row table:style-name="ro1">
          <table:table-cell table:style-name="ce7" office:value-type="string">
            <text:p>0F 87 cw </text:p>
          </table:table-cell>
          <table:table-cell table:style-name="ce15" office:value-type="string">
            <text:p>JA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7" table:number-columns-repeated="1016"/>
        </table:table-row>
        <table:table-row table:style-name="ro1">
          <table:table-cell office:value-type="string">
            <text:p>0F 87 cd </text:p>
          </table:table-cell>
          <table:table-cell office:value-type="string">
            <text:p>JA rel32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6"/>
        </table:table-row>
        <table:table-row table:style-name="ro1">
          <table:table-cell table:style-name="ce7" office:value-type="string">
            <text:p>0F 83 cw </text:p>
          </table:table-cell>
          <table:table-cell table:style-name="ce15" office:value-type="string">
            <text:p>JA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7" table:number-columns-repeated="1016"/>
        </table:table-row>
        <table:table-row table:style-name="ro1">
          <table:table-cell office:value-type="string">
            <text:p>0F 83 cd </text:p>
          </table:table-cell>
          <table:table-cell office:value-type="string">
            <text:p>JAE rel32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6"/>
        </table:table-row>
        <table:table-row table:style-name="ro1">
          <table:table-cell table:style-name="ce7" office:value-type="string">
            <text:p>0F 82 cw </text:p>
          </table:table-cell>
          <table:table-cell table:style-name="ce15" office:value-type="string">
            <text:p>JB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7" table:number-columns-repeated="1016"/>
        </table:table-row>
        <table:table-row table:style-name="ro1">
          <table:table-cell office:value-type="string">
            <text:p>0F 82 cd </text:p>
          </table:table-cell>
          <table:table-cell office:value-type="string">
            <text:p>JB rel32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6"/>
        </table:table-row>
        <table:table-row table:style-name="ro1">
          <table:table-cell table:style-name="ce7" office:value-type="string">
            <text:p>0F 86 cw </text:p>
          </table:table-cell>
          <table:table-cell table:style-name="ce15" office:value-type="string">
            <text:p>JB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7" table:number-columns-repeated="1016"/>
        </table:table-row>
        <table:table-row table:style-name="ro1">
          <table:table-cell office:value-type="string">
            <text:p>0F 86 cd </text:p>
          </table:table-cell>
          <table:table-cell office:value-type="string">
            <text:p>JBE rel32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6"/>
        </table:table-row>
        <table:table-row table:style-name="ro1">
          <table:table-cell table:style-name="ce7" office:value-type="string">
            <text:p>0F 82 cw </text:p>
          </table:table-cell>
          <table:table-cell table:style-name="ce15" office:value-type="string">
            <text:p>JC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7" table:number-columns-repeated="1016"/>
        </table:table-row>
        <table:table-row table:style-name="ro1">
          <table:table-cell office:value-type="string">
            <text:p>0F 82 cd </text:p>
          </table:table-cell>
          <table:table-cell office:value-type="string">
            <text:p>JC rel32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6"/>
        </table:table-row>
        <table:table-row table:style-name="ro1">
          <table:table-cell table:style-name="ce7" office:value-type="string">
            <text:p>0F 84 cw </text:p>
          </table:table-cell>
          <table:table-cell table:style-name="ce15" office:value-type="string">
            <text:p>J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7" table:number-columns-repeated="1016"/>
        </table:table-row>
        <table:table-row table:style-name="ro1">
          <table:table-cell office:value-type="string">
            <text:p>0F 84 cd </text:p>
          </table:table-cell>
          <table:table-cell office:value-type="string">
            <text:p>JE rel32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6"/>
        </table:table-row>
        <table:table-row table:style-name="ro1">
          <table:table-cell table:style-name="ce7" office:value-type="string">
            <text:p>0F 8F cw </text:p>
          </table:table-cell>
          <table:table-cell table:style-name="ce15" office:value-type="string">
            <text:p>JG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7" table:number-columns-repeated="1016"/>
        </table:table-row>
        <table:table-row table:style-name="ro1">
          <table:table-cell office:value-type="string">
            <text:p>0F 8F cd </text:p>
          </table:table-cell>
          <table:table-cell office:value-type="string">
            <text:p>JG rel32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6"/>
        </table:table-row>
        <table:table-row table:style-name="ro1">
          <table:table-cell table:style-name="ce7" office:value-type="string">
            <text:p>0F 8D cw </text:p>
          </table:table-cell>
          <table:table-cell table:style-name="ce15" office:value-type="string">
            <text:p>JG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7" table:number-columns-repeated="1016"/>
        </table:table-row>
        <table:table-row table:style-name="ro1">
          <table:table-cell office:value-type="string">
            <text:p>0F 8D cd </text:p>
          </table:table-cell>
          <table:table-cell office:value-type="string">
            <text:p>JGE rel32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6"/>
        </table:table-row>
        <table:table-row table:style-name="ro1">
          <table:table-cell table:style-name="ce7" office:value-type="string">
            <text:p>0F 8C cw </text:p>
          </table:table-cell>
          <table:table-cell table:style-name="ce15" office:value-type="string">
            <text:p>JL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7" table:number-columns-repeated="1016"/>
        </table:table-row>
        <table:table-row table:style-name="ro1">
          <table:table-cell office:value-type="string">
            <text:p>0F 8C cd </text:p>
          </table:table-cell>
          <table:table-cell office:value-type="string">
            <text:p>JL rel32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6"/>
        </table:table-row>
        <table:table-row table:style-name="ro1">
          <table:table-cell table:style-name="ce7" office:value-type="string">
            <text:p>0F 8E cw </text:p>
          </table:table-cell>
          <table:table-cell table:style-name="ce15" office:value-type="string">
            <text:p>JL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7" table:number-columns-repeated="1016"/>
        </table:table-row>
        <table:table-row table:style-name="ro1">
          <table:table-cell office:value-type="string">
            <text:p>0F 8E cd </text:p>
          </table:table-cell>
          <table:table-cell office:value-type="string">
            <text:p>JLE rel32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6"/>
        </table:table-row>
        <table:table-row table:style-name="ro1">
          <table:table-cell table:style-name="ce7" office:value-type="string">
            <text:p>0F 86 cw </text:p>
          </table:table-cell>
          <table:table-cell table:style-name="ce15" office:value-type="string">
            <text:p>JNA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7" table:number-columns-repeated="1016"/>
        </table:table-row>
        <table:table-row table:style-name="ro1">
          <table:table-cell office:value-type="string">
            <text:p>0F 86 cd </text:p>
          </table:table-cell>
          <table:table-cell office:value-type="string">
            <text:p>JNA rel32 </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6"/>
        </table:table-row>
        <table:table-row table:style-name="ro1">
          <table:table-cell table:style-name="ce7" office:value-type="string">
            <text:p>0F 82 cw </text:p>
          </table:table-cell>
          <table:table-cell table:style-name="ce15" office:value-type="string">
            <text:p>JNA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7" table:number-columns-repeated="1016"/>
        </table:table-row>
        <table:table-row table:style-name="ro1">
          <table:table-cell office:value-type="string">
            <text:p>0F 82 cd </text:p>
          </table:table-cell>
          <table:table-cell office:value-type="string">
            <text:p>JNAE rel32 </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6"/>
        </table:table-row>
        <table:table-row table:style-name="ro1">
          <table:table-cell table:style-name="ce7" office:value-type="string">
            <text:p>0F 83 cw </text:p>
          </table:table-cell>
          <table:table-cell table:style-name="ce15" office:value-type="string">
            <text:p>JNB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7" table:number-columns-repeated="1016"/>
        </table:table-row>
        <table:table-row table:style-name="ro1">
          <table:table-cell office:value-type="string">
            <text:p>0F 83 cd </text:p>
          </table:table-cell>
          <table:table-cell office:value-type="string">
            <text:p>JNB rel32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6"/>
        </table:table-row>
        <table:table-row table:style-name="ro1">
          <table:table-cell table:style-name="ce7" office:value-type="string">
            <text:p>0F 87 cw </text:p>
          </table:table-cell>
          <table:table-cell table:style-name="ce15" office:value-type="string">
            <text:p>JNB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7" table:number-columns-repeated="1016"/>
        </table:table-row>
        <table:table-row table:style-name="ro1">
          <table:table-cell office:value-type="string">
            <text:p>0F 87 cd </text:p>
          </table:table-cell>
          <table:table-cell office:value-type="string">
            <text:p>JNBE rel32 </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6"/>
        </table:table-row>
        <table:table-row table:style-name="ro1">
          <table:table-cell table:style-name="ce7" office:value-type="string">
            <text:p>0F 83 cw </text:p>
          </table:table-cell>
          <table:table-cell table:style-name="ce15" office:value-type="string">
            <text:p>JNC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7" table:number-columns-repeated="1016"/>
        </table:table-row>
        <table:table-row table:style-name="ro1">
          <table:table-cell office:value-type="string">
            <text:p>0F 83 cd </text:p>
          </table:table-cell>
          <table:table-cell office:value-type="string">
            <text:p>JNC rel32 </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6"/>
        </table:table-row>
        <table:table-row table:style-name="ro1">
          <table:table-cell table:style-name="ce7" office:value-type="string">
            <text:p>0F 85 cw </text:p>
          </table:table-cell>
          <table:table-cell table:style-name="ce15" office:value-type="string">
            <text:p>JN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7" table:number-columns-repeated="1016"/>
        </table:table-row>
        <table:table-row table:style-name="ro1">
          <table:table-cell office:value-type="string">
            <text:p>0F 85 cd </text:p>
          </table:table-cell>
          <table:table-cell office:value-type="string">
            <text:p>JNE rel32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6"/>
        </table:table-row>
        <table:table-row table:style-name="ro1">
          <table:table-cell table:style-name="ce7" office:value-type="string">
            <text:p>0F 8E cw </text:p>
          </table:table-cell>
          <table:table-cell table:style-name="ce15" office:value-type="string">
            <text:p>JNG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7" table:number-columns-repeated="1016"/>
        </table:table-row>
        <table:table-row table:style-name="ro1">
          <table:table-cell office:value-type="string">
            <text:p>0F 8E cd </text:p>
          </table:table-cell>
          <table:table-cell office:value-type="string">
            <text:p>JNG rel32 </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6"/>
        </table:table-row>
        <table:table-row table:style-name="ro1">
          <table:table-cell table:style-name="ce7" office:value-type="string">
            <text:p>0F 8C cw </text:p>
          </table:table-cell>
          <table:table-cell table:style-name="ce15" office:value-type="string">
            <text:p>JNG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7" table:number-columns-repeated="1016"/>
        </table:table-row>
        <table:table-row table:style-name="ro1">
          <table:table-cell office:value-type="string">
            <text:p>0F 8C cd </text:p>
          </table:table-cell>
          <table:table-cell office:value-type="string">
            <text:p>JNGE rel32 </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6"/>
        </table:table-row>
        <table:table-row table:style-name="ro1">
          <table:table-cell table:style-name="ce7" office:value-type="string">
            <text:p>0F 8D cw </text:p>
          </table:table-cell>
          <table:table-cell table:style-name="ce15" office:value-type="string">
            <text:p>JNL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7" table:number-columns-repeated="1016"/>
        </table:table-row>
        <table:table-row table:style-name="ro1">
          <table:table-cell office:value-type="string">
            <text:p>0F 8D cd </text:p>
          </table:table-cell>
          <table:table-cell office:value-type="string">
            <text:p>JNL rel32 </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6"/>
        </table:table-row>
        <table:table-row table:style-name="ro1">
          <table:table-cell table:style-name="ce7" office:value-type="string">
            <text:p>0F 8F cw </text:p>
          </table:table-cell>
          <table:table-cell table:style-name="ce15" office:value-type="string">
            <text:p>JNLE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7" table:number-columns-repeated="1016"/>
        </table:table-row>
        <table:table-row table:style-name="ro1">
          <table:table-cell office:value-type="string">
            <text:p>0F 8F cd </text:p>
          </table:table-cell>
          <table:table-cell office:value-type="string">
            <text:p>JNLE rel32 </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6"/>
        </table:table-row>
        <table:table-row table:style-name="ro1">
          <table:table-cell table:style-name="ce7" office:value-type="string">
            <text:p>0F 81 cw </text:p>
          </table:table-cell>
          <table:table-cell table:style-name="ce15" office:value-type="string">
            <text:p>JNO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7" table:number-columns-repeated="1016"/>
        </table:table-row>
        <table:table-row table:style-name="ro1">
          <table:table-cell office:value-type="string">
            <text:p>0F 81 cd </text:p>
          </table:table-cell>
          <table:table-cell office:value-type="string">
            <text:p>JNO rel32 </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6"/>
        </table:table-row>
        <table:table-row table:style-name="ro1">
          <table:table-cell table:style-name="ce7" office:value-type="string">
            <text:p>0F 8B cw </text:p>
          </table:table-cell>
          <table:table-cell table:style-name="ce15" office:value-type="string">
            <text:p>JNP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7" table:number-columns-repeated="1016"/>
        </table:table-row>
        <table:table-row table:style-name="ro1">
          <table:table-cell office:value-type="string">
            <text:p>0F 8B cd </text:p>
          </table:table-cell>
          <table:table-cell office:value-type="string">
            <text:p>JNP rel32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6"/>
        </table:table-row>
        <table:table-row table:style-name="ro1">
          <table:table-cell table:style-name="ce7" office:value-type="string">
            <text:p>0F 89 cw </text:p>
          </table:table-cell>
          <table:table-cell table:style-name="ce15" office:value-type="string">
            <text:p>JNS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7" table:number-columns-repeated="1016"/>
        </table:table-row>
        <table:table-row table:style-name="ro1">
          <table:table-cell office:value-type="string">
            <text:p>0F 89 cd </text:p>
          </table:table-cell>
          <table:table-cell office:value-type="string">
            <text:p>JNS rel32 </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6"/>
        </table:table-row>
        <table:table-row table:style-name="ro1">
          <table:table-cell table:style-name="ce7" office:value-type="string">
            <text:p>0F 85 cw </text:p>
          </table:table-cell>
          <table:table-cell table:style-name="ce15" office:value-type="string">
            <text:p>JNZ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7" table:number-columns-repeated="1016"/>
        </table:table-row>
        <table:table-row table:style-name="ro1">
          <table:table-cell office:value-type="string">
            <text:p>0F 85 cd </text:p>
          </table:table-cell>
          <table:table-cell office:value-type="string">
            <text:p>JNZ rel32 </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6"/>
        </table:table-row>
        <table:table-row table:style-name="ro1">
          <table:table-cell table:style-name="ce7" office:value-type="string">
            <text:p>0F 80 cw </text:p>
          </table:table-cell>
          <table:table-cell table:style-name="ce15" office:value-type="string">
            <text:p>JO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7" table:number-columns-repeated="1016"/>
        </table:table-row>
        <table:table-row table:style-name="ro1">
          <table:table-cell office:value-type="string">
            <text:p>0F 80 cd </text:p>
          </table:table-cell>
          <table:table-cell office:value-type="string">
            <text:p>JO rel32 </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6"/>
        </table:table-row>
        <table:table-row table:style-name="ro1">
          <table:table-cell table:style-name="ce7" office:value-type="string">
            <text:p>0F 8A cw </text:p>
          </table:table-cell>
          <table:table-cell table:style-name="ce15" office:value-type="string">
            <text:p>JP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7" table:number-columns-repeated="1016"/>
        </table:table-row>
        <table:table-row table:style-name="ro1">
          <table:table-cell office:value-type="string">
            <text:p>0F 8A cd </text:p>
          </table:table-cell>
          <table:table-cell office:value-type="string">
            <text:p>JPE rel32 </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6"/>
        </table:table-row>
        <table:table-row table:style-name="ro1">
          <table:table-cell table:style-name="ce7" office:value-type="string">
            <text:p>0F 8B cw </text:p>
          </table:table-cell>
          <table:table-cell table:style-name="ce15" office:value-type="string">
            <text:p>JPO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7" table:number-columns-repeated="1016"/>
        </table:table-row>
        <table:table-row table:style-name="ro1">
          <table:table-cell office:value-type="string">
            <text:p>0F 8B cd </text:p>
          </table:table-cell>
          <table:table-cell office:value-type="string">
            <text:p>JPO rel32 </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6"/>
        </table:table-row>
        <table:table-row table:style-name="ro1">
          <table:table-cell table:style-name="ce7" office:value-type="string">
            <text:p>0F 88 cw </text:p>
          </table:table-cell>
          <table:table-cell table:style-name="ce15" office:value-type="string">
            <text:p>JS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7" table:number-columns-repeated="1016"/>
        </table:table-row>
        <table:table-row table:style-name="ro1">
          <table:table-cell office:value-type="string">
            <text:p>0F 88 cd </text:p>
          </table:table-cell>
          <table:table-cell office:value-type="string">
            <text:p>JS rel32 </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6"/>
        </table:table-row>
        <table:table-row table:style-name="ro1">
          <table:table-cell table:style-name="ce7" office:value-type="string">
            <text:p>0F 84 cw </text:p>
          </table:table-cell>
          <table:table-cell table:style-name="ce15" office:value-type="string">
            <text:p>JZ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7" table:number-columns-repeated="1016"/>
        </table:table-row>
        <table:table-row table:style-name="ro1">
          <table:table-cell office:value-type="string">
            <text:p>0F 84 cd </text:p>
          </table:table-cell>
          <table:table-cell office:value-type="string">
            <text:p>JZ rel32 </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6"/>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6"/>
        </table:table-row>
        <table:table-row table:style-name="ro1">
          <table:table-cell table:style-name="ce7" office:value-type="string">
            <text:p>E9 cw </text:p>
          </table:table-cell>
          <table:table-cell table:style-name="ce15" office:value-type="string">
            <text:p>JMP rel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7" table:number-columns-repeated="1016"/>
        </table:table-row>
        <table:table-row table:style-name="ro1">
          <table:table-cell office:value-type="string">
            <text:p>E9 cd </text:p>
          </table:table-cell>
          <table:table-cell office:value-type="string">
            <text:p>JMP rel32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6"/>
        </table:table-row>
        <table:table-row table:style-name="ro1">
          <table:table-cell table:style-name="ce7" office:value-type="string">
            <text:p>FF /4 </text:p>
          </table:table-cell>
          <table:table-cell table:style-name="ce15" office:value-type="string">
            <text:p>JMP r/m16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7" table:number-columns-repeated="1016"/>
        </table:table-row>
        <table:table-row table:style-name="ro1">
          <table:table-cell table:style-name="ce7" office:value-type="string">
            <text:p>FF /4 </text:p>
          </table:table-cell>
          <table:table-cell table:style-name="ce15" office:value-type="string">
            <text:p>JMP r/m32 </text:p>
          </table:table-cell>
          <table:table-cell table:style-name="ce15"/>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7" table:number-columns-repeated="1016"/>
        </table:table-row>
        <table:table-row table:style-name="ro1">
          <table:table-cell office:value-type="string">
            <text:p>FF /4 </text:p>
          </table:table-cell>
          <table:table-cell office:value-type="string">
            <text:p>JMP r/m64 </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6"/>
        </table:table-row>
        <table:table-row table:style-name="ro1">
          <table:table-cell table:style-name="ce7" office:value-type="string">
            <text:p>EA cd </text:p>
          </table:table-cell>
          <table:table-cell table:style-name="ce15" office:value-type="string">
            <text:p>JMP ptr16:16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7" table:number-columns-repeated="1016"/>
        </table:table-row>
        <table:table-row table:style-name="ro1">
          <table:table-cell table:style-name="ce7" office:value-type="string">
            <text:p>EA cp </text:p>
          </table:table-cell>
          <table:table-cell table:style-name="ce15" office:value-type="string">
            <text:p>JMP ptr16:32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7" table:number-columns-repeated="1016"/>
        </table:table-row>
        <table:table-row table:style-name="ro1">
          <table:table-cell office:value-type="string">
            <text:p>FF /5 </text:p>
          </table:table-cell>
          <table:table-cell office:value-type="string">
            <text:p>JMP m16:16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6"/>
        </table:table-row>
        <table:table-row table:style-name="ro1">
          <table:table-cell office:value-type="string">
            <text:p>FF /5 </text:p>
          </table:table-cell>
          <table:table-cell office:value-type="string">
            <text:p>JMP m16:32 </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6"/>
        </table:table-row>
        <table:table-row table:style-name="ro1">
          <table:table-cell office:value-type="string">
            <text:p>REX.W+ FF /5 </text:p>
          </table:table-cell>
          <table:table-cell office:value-type="string">
            <text:p>JMP m16:64 </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6"/>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6"/>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W, R</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6"/>
        </table:table-row>
        <table:table-row table:style-name="ro1">
          <table:table-cell office:value-type="string">
            <text:p>0F 02 /r </text:p>
          </table:table-cell>
          <table:table-cell office:value-type="string">
            <text:p>LAR reg, r32/m16</text:p>
          </table:table-cell>
          <table:table-cell office:value-type="string">
            <text:p>W, R</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6"/>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6"/>
        </table:table-row>
        <table:table-row table:style-name="ro1">
          <table:table-cell office:value-type="string">
            <text:p>VEX.128.F2.0F.WIG F0 /r</text:p>
          </table:table-cell>
          <table:table-cell office:value-type="string">
            <text:p>VLDDQU xmm1, 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6"/>
        </table:table-row>
        <table:table-row table:style-name="ro1">
          <table:table-cell office:value-type="string">
            <text:p>VEX.256.F2.0F.WIG F0 /r</text:p>
          </table:table-cell>
          <table:table-cell office:value-type="string">
            <text:p>VLDDQU ymm1, 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6"/>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R</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6"/>
        </table:table-row>
        <table:table-row table:style-name="ro1">
          <table:table-cell office:value-type="string">
            <text:p>VEX.LZ.0F.WIG AE /2</text:p>
          </table:table-cell>
          <table:table-cell office:value-type="string">
            <text:p>VLDMXCSR m32</text:p>
          </table:table-cell>
          <table:table-cell office:value-type="string">
            <text:p>R</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6"/>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7" table:number-columns-repeated="1016"/>
        </table:table-row>
        <table:table-row table:style-name="ro1">
          <table:table-cell table:style-name="ce7" office:value-type="string">
            <text:p>C5 /r </text:p>
          </table:table-cell>
          <table:table-cell table:style-name="ce15" office:value-type="string">
            <text:p>LDS r32, m16:32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7" table:number-columns-repeated="1016"/>
        </table:table-row>
        <table:table-row table:style-name="ro1">
          <table:table-cell office:value-type="string">
            <text:p>0F B2 /r </text:p>
          </table:table-cell>
          <table:table-cell office:value-type="string">
            <text:p>LSS r16, m16:16 </text:p>
          </table:table-cell>
          <table:table-cell office:value-type="string">
            <text:p>W, R</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6"/>
        </table:table-row>
        <table:table-row table:style-name="ro1">
          <table:table-cell office:value-type="string">
            <text:p>0F B2 /r </text:p>
          </table:table-cell>
          <table:table-cell office:value-type="string">
            <text:p>LSS r32, m16:32 </text:p>
          </table:table-cell>
          <table:table-cell office:value-type="string">
            <text:p>W, R</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6"/>
        </table:table-row>
        <table:table-row table:style-name="ro1">
          <table:table-cell office:value-type="string">
            <text:p>REX+ 0F B2 /r </text:p>
          </table:table-cell>
          <table:table-cell office:value-type="string">
            <text:p>LSS r64, m16:64 </text:p>
          </table:table-cell>
          <table:table-cell office:value-type="string">
            <text:p>W, R</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6"/>
        </table:table-row>
        <table:table-row table:style-name="ro1">
          <table:table-cell table:style-name="ce7" office:value-type="string">
            <text:p>C4 /r </text:p>
          </table:table-cell>
          <table:table-cell table:style-name="ce15" office:value-type="string">
            <text:p>LES r16, m16:16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7" table:number-columns-repeated="1016"/>
        </table:table-row>
        <table:table-row table:style-name="ro1">
          <table:table-cell table:style-name="ce7" office:value-type="string">
            <text:p>C4 /r </text:p>
          </table:table-cell>
          <table:table-cell table:style-name="ce15" office:value-type="string">
            <text:p>LES r32, m16:32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7" table:number-columns-repeated="1016"/>
        </table:table-row>
        <table:table-row table:style-name="ro1">
          <table:table-cell office:value-type="string">
            <text:p>0F B4 /r </text:p>
          </table:table-cell>
          <table:table-cell office:value-type="string">
            <text:p>LFS r16, m16:16 </text:p>
          </table:table-cell>
          <table:table-cell office:value-type="string">
            <text:p>W, R</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6"/>
        </table:table-row>
        <table:table-row table:style-name="ro1">
          <table:table-cell office:value-type="string">
            <text:p>0F B4 /r </text:p>
          </table:table-cell>
          <table:table-cell office:value-type="string">
            <text:p>LFS r32, m16:32 </text:p>
          </table:table-cell>
          <table:table-cell office:value-type="string">
            <text:p>W, R</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6"/>
        </table:table-row>
        <table:table-row table:style-name="ro1">
          <table:table-cell office:value-type="string">
            <text:p>REX+ 0F B4 /r </text:p>
          </table:table-cell>
          <table:table-cell office:value-type="string">
            <text:p>LFS r64, m16:64 </text:p>
          </table:table-cell>
          <table:table-cell office:value-type="string">
            <text:p>W, R</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6"/>
        </table:table-row>
        <table:table-row table:style-name="ro1">
          <table:table-cell office:value-type="string">
            <text:p>0F B5 /r </text:p>
          </table:table-cell>
          <table:table-cell office:value-type="string">
            <text:p>LGS r16, m16:16 </text:p>
          </table:table-cell>
          <table:table-cell office:value-type="string">
            <text:p>W, R</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6"/>
        </table:table-row>
        <table:table-row table:style-name="ro1">
          <table:table-cell office:value-type="string">
            <text:p>0F B5 /r </text:p>
          </table:table-cell>
          <table:table-cell office:value-type="string">
            <text:p>LGS r32, m16:32 </text:p>
          </table:table-cell>
          <table:table-cell office:value-type="string">
            <text:p>W, R</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6"/>
        </table:table-row>
        <table:table-row table:style-name="ro1">
          <table:table-cell office:value-type="string">
            <text:p>REX+ 0F B5 /r </text:p>
          </table:table-cell>
          <table:table-cell office:value-type="string">
            <text:p>LGS r64, m16:64 </text:p>
          </table:table-cell>
          <table:table-cell office:value-type="string">
            <text:p>W, R</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6"/>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W, I</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6"/>
        </table:table-row>
        <table:table-row table:style-name="ro1">
          <table:table-cell office:value-type="string">
            <text:p>8D /r </text:p>
          </table:table-cell>
          <table:table-cell office:value-type="string">
            <text:p>LEA r32, m </text:p>
          </table:table-cell>
          <table:table-cell office:value-type="string">
            <text:p>W, I</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6"/>
        </table:table-row>
        <table:table-row table:style-name="ro1">
          <table:table-cell office:value-type="string">
            <text:p>REX.W+ 8D /r </text:p>
          </table:table-cell>
          <table:table-cell office:value-type="string">
            <text:p>LEA r64, m </text:p>
          </table:table-cell>
          <table:table-cell office:value-type="string">
            <text:p>W, I</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6"/>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I</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6"/>
        </table:table-row>
        <table:table-row table:style-name="ro1">
          <table:table-cell table:style-name="ce7" office:value-type="string">
            <text:p>C9 </text:p>
          </table:table-cell>
          <table:table-cell table:style-name="ce15" office:value-type="string">
            <text:p>LEAVE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7" table:number-columns-repeated="1016"/>
        </table:table-row>
        <table:table-row table:style-name="ro1">
          <table:table-cell office:value-type="string">
            <text:p>C9 </text:p>
          </table:table-cell>
          <table:table-cell office:value-type="string">
            <text:p>LEAVE </text:p>
          </table:table-cell>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6"/>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6"/>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7" table:number-columns-repeated="1016"/>
        </table:table-row>
        <table:table-row table:style-name="ro1">
          <table:table-cell table:style-name="ce7" office:value-type="string">
            <text:p>0F 01 /3 </text:p>
          </table:table-cell>
          <table:table-cell table:style-name="ce15" office:value-type="string">
            <text:p>LIDT m16&amp;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7" table:number-columns-repeated="1016"/>
        </table:table-row>
        <table:table-row table:style-name="ro1">
          <table:table-cell office:value-type="string">
            <text:p>0F 01 /2 </text:p>
          </table:table-cell>
          <table:table-cell office:value-type="string">
            <text:p>LGDT m16&amp;64 </text:p>
          </table:table-cell>
          <table:table-cell office:value-type="string">
            <text:p>R</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6"/>
        </table:table-row>
        <table:table-row table:style-name="ro1">
          <table:table-cell office:value-type="string">
            <text:p>0F 01 /3 </text:p>
          </table:table-cell>
          <table:table-cell office:value-type="string">
            <text:p>LIDT m16&amp;64 </text:p>
          </table:table-cell>
          <table:table-cell office:value-type="string">
            <text:p>R</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6"/>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office:value-type="string">
            <text:p>R</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6"/>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office:value-type="string">
            <text:p>R</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6"/>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6"/>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6"/>
        </table:table-row>
        <table:table-row table:style-name="ro1">
          <table:table-cell office:value-type="string">
            <text:p>AD </text:p>
          </table:table-cell>
          <table:table-cell office:value-type="string">
            <text:p>LODS m16 </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6"/>
        </table:table-row>
        <table:table-row table:style-name="ro1">
          <table:table-cell office:value-type="string">
            <text:p>AD </text:p>
          </table:table-cell>
          <table:table-cell office:value-type="string">
            <text:p>LODS m32 </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6"/>
        </table:table-row>
        <table:table-row table:style-name="ro1">
          <table:table-cell office:value-type="string">
            <text:p>REX.W+ AD </text:p>
          </table:table-cell>
          <table:table-cell office:value-type="string">
            <text:p>LODS m64 </text:p>
          </table:table-cell>
          <table:table-cell office:value-type="string">
            <text:p>I</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6"/>
        </table:table-row>
        <table:table-row table:style-name="ro1">
          <table:table-cell office:value-type="string">
            <text:p>AC </text:p>
          </table:table-cell>
          <table:table-cell office:value-type="string">
            <text:p>LODSB </text:p>
          </table:table-cell>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6"/>
        </table:table-row>
        <table:table-row table:style-name="ro1">
          <table:table-cell office:value-type="string">
            <text:p><text:span text:style-name="T1">PREF.66+</text:span> AD </text:p>
          </table:table-cell>
          <table:table-cell office:value-type="string">
            <text:p>LODSW </text:p>
          </table:table-cell>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6"/>
        </table:table-row>
        <table:table-row table:style-name="ro1">
          <table:table-cell office:value-type="string">
            <text:p>AD </text:p>
          </table:table-cell>
          <table:table-cell office:value-type="string">
            <text:p>LODSD </text:p>
          </table:table-cell>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6"/>
        </table:table-row>
        <table:table-row table:style-name="ro1">
          <table:table-cell office:value-type="string">
            <text:p>REX.W+ AD </text:p>
          </table:table-cell>
          <table:table-cell office:value-type="string">
            <text:p>LODSQ </text:p>
          </table:table-cell>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6"/>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R</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6"/>
        </table:table-row>
        <table:table-row table:style-name="ro1">
          <table:table-cell office:value-type="string">
            <text:p>E1 cb </text:p>
          </table:table-cell>
          <table:table-cell office:value-type="string">
            <text:p>LOOPE rel8 </text:p>
          </table:table-cell>
          <table:table-cell office:value-type="string">
            <text:p>R</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6"/>
        </table:table-row>
        <table:table-row table:style-name="ro1">
          <table:table-cell office:value-type="string">
            <text:p>E0 cb </text:p>
          </table:table-cell>
          <table:table-cell office:value-type="string">
            <text:p>LOOPNE rel8 </text:p>
          </table:table-cell>
          <table:table-cell office:value-type="string">
            <text:p>R</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6"/>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W, R</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6"/>
        </table:table-row>
        <table:table-row table:style-name="ro1">
          <table:table-cell office:value-type="string">
            <text:p>0F 03 /r </text:p>
          </table:table-cell>
          <table:table-cell office:value-type="string">
            <text:p>LSL r32, r32/m16</text:p>
          </table:table-cell>
          <table:table-cell office:value-type="string">
            <text:p>W, R</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6"/>
        </table:table-row>
        <table:table-row table:style-name="ro1">
          <table:table-cell office:value-type="string">
            <text:p>REX.W+ 0F 03 /r</text:p>
          </table:table-cell>
          <table:table-cell office:value-type="string">
            <text:p>LSL r64, r32/m16</text:p>
          </table:table-cell>
          <table:table-cell office:value-type="string">
            <text:p>W, R</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6"/>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office:value-type="string">
            <text:p>R</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6"/>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 R</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6"/>
        </table:table-row>
        <table:table-row table:style-name="ro1">
          <table:table-cell office:value-type="string">
            <text:p>VEX.128.66.0F.WIG F7 /r</text:p>
          </table:table-cell>
          <table:table-cell office:value-type="string">
            <text:p>VMASKMOVDQU xmm1, xmm2</text:p>
          </table:table-cell>
          <table:table-cell office:value-type="string">
            <text:p>R, R</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6"/>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 R</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6"/>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6"/>
        </table:table-row>
        <table:table-row table:style-name="ro1">
          <table:table-cell office:value-type="string">
            <text:p>VEX.NDS.128.66.0F.WIG 5F /r</text:p>
          </table:table-cell>
          <table:table-cell office:value-type="string">
            <text:p>VMAXP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6"/>
        </table:table-row>
        <table:table-row table:style-name="ro1">
          <table:table-cell office:value-type="string">
            <text:p>VEX.NDS.256.66.0F.WIG 5F /r</text:p>
          </table:table-cell>
          <table:table-cell office:value-type="string">
            <text:p>VMAX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6"/>
        </table:table-row>
        <table:table-row table:style-name="ro1">
          <table:table-cell office:value-type="string">
            <text:p>VEX.NDS.128.0F.WIG 5F /r</text:p>
          </table:table-cell>
          <table:table-cell office:value-type="string">
            <text:p>VMAX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6"/>
        </table:table-row>
        <table:table-row table:style-name="ro1">
          <table:table-cell office:value-type="string">
            <text:p>VEX.NDS.256.0F.WIG 5F /r</text:p>
          </table:table-cell>
          <table:table-cell office:value-type="string">
            <text:p>VMAX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6"/>
        </table:table-row>
        <table:table-row table:style-name="ro1">
          <table:table-cell office:value-type="string">
            <text:p>VEX.NDS.LIG.F2.0F.WIG 5F /r</text:p>
          </table:table-cell>
          <table:table-cell office:value-type="string">
            <text:p>VMAXSD xmm1, xmm2, xmm3/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6"/>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6"/>
        </table:table-row>
        <table:table-row table:style-name="ro1">
          <table:table-cell office:value-type="string">
            <text:p>VEX.NDS.LIG.F3.0F.WIG 5F /r</text:p>
          </table:table-cell>
          <table:table-cell office:value-type="string">
            <text:p>VMAXSS xmm1, xmm2, xmm3/m32</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office:value-type="string">
            <text:p>0F AE /6 </text:p>
          </table:table-cell>
          <table:table-cell office:value-type="string">
            <text:p>MFENCE </text:p>
          </table:table-cell>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6"/>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6"/>
        </table:table-row>
        <table:table-row table:style-name="ro1">
          <table:table-cell office:value-type="string">
            <text:p>VEX.NDS.128.66.0F.WIG 5D /r</text:p>
          </table:table-cell>
          <table:table-cell office:value-type="string">
            <text:p>VMINP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6"/>
        </table:table-row>
        <table:table-row table:style-name="ro1">
          <table:table-cell office:value-type="string">
            <text:p>VEX.NDS.256.66.0F.WIG 5D /r</text:p>
          </table:table-cell>
          <table:table-cell office:value-type="string">
            <text:p>VMIN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6"/>
        </table:table-row>
        <table:table-row table:style-name="ro1">
          <table:table-cell office:value-type="string">
            <text:p>VEX.NDS.128.0F.WIG 5D /r</text:p>
          </table:table-cell>
          <table:table-cell office:value-type="string">
            <text:p>VMIN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6"/>
        </table:table-row>
        <table:table-row table:style-name="ro1">
          <table:table-cell office:value-type="string">
            <text:p>VEX.NDS.256.0F.WIG 5D /r</text:p>
          </table:table-cell>
          <table:table-cell office:value-type="string">
            <text:p>VMIN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6"/>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6"/>
        </table:table-row>
        <table:table-row table:style-name="ro1">
          <table:table-cell office:value-type="string">
            <text:p>VEX.NDS.LIG.F2.0F.WIG 5D /r</text:p>
          </table:table-cell>
          <table:table-cell office:value-type="string">
            <text:p>VMINSD xmm1, xmm2, xmm3/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6"/>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6"/>
        </table:table-row>
        <table:table-row table:style-name="ro1">
          <table:table-cell office:value-type="string">
            <text:p>VEX.NDS.LIG.F3.0F.WIG 5D /r</text:p>
          </table:table-cell>
          <table:table-cell office:value-type="string">
            <text:p>VMINSS xmm1,xmm2, xmm3/m32</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6"/>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6"/>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6"/>
        </table:table-row>
        <table:table-row table:style-name="ro1">
          <table:table-cell office:value-type="string">
            <text:p>REX+ 88 /r </text:p>
          </table:table-cell>
          <table:table-cell office:value-type="string">
            <text:p>MOV r/m8, r8</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6"/>
        </table:table-row>
        <table:table-row table:style-name="ro1">
          <table:table-cell office:value-type="string">
            <text:p>89 /r </text:p>
          </table:table-cell>
          <table:table-cell office:value-type="string">
            <text:p>MOV r/m16, r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6"/>
        </table:table-row>
        <table:table-row table:style-name="ro1">
          <table:table-cell office:value-type="string">
            <text:p>89 /r </text:p>
          </table:table-cell>
          <table:table-cell office:value-type="string">
            <text:p>MOV r/m32, r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6"/>
        </table:table-row>
        <table:table-row table:style-name="ro1">
          <table:table-cell office:value-type="string">
            <text:p>REX.W+ 89 /r </text:p>
          </table:table-cell>
          <table:table-cell office:value-type="string">
            <text:p>MOV r/m64, r64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6"/>
        </table:table-row>
        <table:table-row table:style-name="ro1">
          <table:table-cell office:value-type="string">
            <text:p>8A /r </text:p>
          </table:table-cell>
          <table:table-cell office:value-type="string">
            <text:p>MOV r8, r/m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6"/>
        </table:table-row>
        <table:table-row table:style-name="ro1">
          <table:table-cell office:value-type="string">
            <text:p>REX+ 8A /r </text:p>
          </table:table-cell>
          <table:table-cell office:value-type="string">
            <text:p>MOV r8, r/m8</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6"/>
        </table:table-row>
        <table:table-row table:style-name="ro1">
          <table:table-cell office:value-type="string">
            <text:p>8B /r </text:p>
          </table:table-cell>
          <table:table-cell office:value-type="string">
            <text:p>MOV r16, r/m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6"/>
        </table:table-row>
        <table:table-row table:style-name="ro1">
          <table:table-cell office:value-type="string">
            <text:p>8B /r </text:p>
          </table:table-cell>
          <table:table-cell office:value-type="string">
            <text:p>MOV r32, r/m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6"/>
        </table:table-row>
        <table:table-row table:style-name="ro1">
          <table:table-cell office:value-type="string">
            <text:p>REX.W+ 8B /r </text:p>
          </table:table-cell>
          <table:table-cell office:value-type="string">
            <text:p>MOV r64, r/m64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6"/>
        </table:table-row>
        <table:table-row table:style-name="ro1">
          <table:table-cell office:value-type="string">
            <text:p>8C /r </text:p>
          </table:table-cell>
          <table:table-cell office:value-type="string">
            <text:p>MOV r/m16, Sreg</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6"/>
        </table:table-row>
        <table:table-row table:style-name="ro1">
          <table:table-cell office:value-type="string">
            <text:p>REX.W+ 8C /r </text:p>
          </table:table-cell>
          <table:table-cell office:value-type="string">
            <text:p>MOV r/m64, Sreg</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6"/>
        </table:table-row>
        <table:table-row table:style-name="ro1">
          <table:table-cell office:value-type="string">
            <text:p>8E /r </text:p>
          </table:table-cell>
          <table:table-cell office:value-type="string">
            <text:p>MOV Sreg, r/m16</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6"/>
        </table:table-row>
        <table:table-row table:style-name="ro1">
          <table:table-cell office:value-type="string">
            <text:p>REX.W+ 8E /r </text:p>
          </table:table-cell>
          <table:table-cell office:value-type="string">
            <text:p>MOV Sreg, r/m64</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6"/>
        </table:table-row>
        <table:table-row table:style-name="ro1">
          <table:table-cell office:value-type="string">
            <text:p>A0 </text:p>
          </table:table-cell>
          <table:table-cell office:value-type="string">
            <text:p>MOV AL, moffs8</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6"/>
        </table:table-row>
        <table:table-row table:style-name="ro1">
          <table:table-cell office:value-type="string">
            <text:p>REX.W+ A0 </text:p>
          </table:table-cell>
          <table:table-cell office:value-type="string">
            <text:p>MOV AL, moffs8, <text:span text:style-name="T1">pw</text:span></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6"/>
        </table:table-row>
        <table:table-row table:style-name="ro1">
          <table:table-cell office:value-type="string">
            <text:p>A1 </text:p>
          </table:table-cell>
          <table:table-cell office:value-type="string">
            <text:p>MOV AX, moffs16</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6"/>
        </table:table-row>
        <table:table-row table:style-name="ro1">
          <table:table-cell office:value-type="string">
            <text:p>A1 </text:p>
          </table:table-cell>
          <table:table-cell office:value-type="string">
            <text:p>MOV EAX, moffs32</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6"/>
        </table:table-row>
        <table:table-row table:style-name="ro1">
          <table:table-cell office:value-type="string">
            <text:p>REX.W+ A1 </text:p>
          </table:table-cell>
          <table:table-cell office:value-type="string">
            <text:p>MOV RAX, moffs64</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6"/>
        </table:table-row>
        <table:table-row table:style-name="ro1">
          <table:table-cell office:value-type="string">
            <text:p>A2 </text:p>
          </table:table-cell>
          <table:table-cell office:value-type="string">
            <text:p>MOV moffs8, AL </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6"/>
        </table:table-row>
        <table:table-row table:style-name="ro1">
          <table:table-cell office:value-type="string">
            <text:p>REX.W+ A2 </text:p>
          </table:table-cell>
          <table:table-cell office:value-type="string">
            <text:p>MOV moffs8, AL, <text:span text:style-name="T1">pw</text:span> </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6"/>
        </table:table-row>
        <table:table-row table:style-name="ro1">
          <table:table-cell office:value-type="string">
            <text:p>A3 </text:p>
          </table:table-cell>
          <table:table-cell office:value-type="string">
            <text:p>MOV moffs16, AX </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6"/>
        </table:table-row>
        <table:table-row table:style-name="ro1">
          <table:table-cell office:value-type="string">
            <text:p>A3 </text:p>
          </table:table-cell>
          <table:table-cell office:value-type="string">
            <text:p>MOV moffs32, EAX </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6"/>
        </table:table-row>
        <table:table-row table:style-name="ro1">
          <table:table-cell office:value-type="string">
            <text:p>REX.W+ A3 </text:p>
          </table:table-cell>
          <table:table-cell office:value-type="string">
            <text:p>MOV moffs64, RAX </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6"/>
        </table:table-row>
        <table:table-row table:style-name="ro1">
          <table:table-cell office:value-type="string">
            <text:p>B0 +rb </text:p>
          </table:table-cell>
          <table:table-cell office:value-type="string">
            <text:p>MOV r8, imm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6"/>
        </table:table-row>
        <table:table-row table:style-name="ro1">
          <table:table-cell office:value-type="string">
            <text:p>REX+ B0 +rb</text:p>
          </table:table-cell>
          <table:table-cell office:value-type="string">
            <text:p>MOV r8, imm8 </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6"/>
        </table:table-row>
        <table:table-row table:style-name="ro1">
          <table:table-cell office:value-type="string">
            <text:p>B8 +rw </text:p>
          </table:table-cell>
          <table:table-cell office:value-type="string">
            <text:p>MOV r16, imm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6"/>
        </table:table-row>
        <table:table-row table:style-name="ro1">
          <table:table-cell office:value-type="string">
            <text:p>B8 +rd </text:p>
          </table:table-cell>
          <table:table-cell office:value-type="string">
            <text:p>MOV r32, imm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6"/>
        </table:table-row>
        <table:table-row table:style-name="ro1">
          <table:table-cell office:value-type="string">
            <text:p>REX.W+ B8 +rd </text:p>
          </table:table-cell>
          <table:table-cell office:value-type="string">
            <text:p>MOV r64, imm64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6"/>
        </table:table-row>
        <table:table-row table:style-name="ro1">
          <table:table-cell office:value-type="string">
            <text:p>C6 /0 </text:p>
          </table:table-cell>
          <table:table-cell office:value-type="string">
            <text:p>MOV r/m8, imm8 </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6"/>
        </table:table-row>
        <table:table-row table:style-name="ro1">
          <table:table-cell office:value-type="string">
            <text:p>REX+ C6 /0 </text:p>
          </table:table-cell>
          <table:table-cell office:value-type="string">
            <text:p>MOV r/m8, imm8 </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6"/>
        </table:table-row>
        <table:table-row table:style-name="ro1">
          <table:table-cell office:value-type="string">
            <text:p>C7 /0 </text:p>
          </table:table-cell>
          <table:table-cell office:value-type="string">
            <text:p>MOV r/m16, imm16 </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6"/>
        </table:table-row>
        <table:table-row table:style-name="ro1">
          <table:table-cell office:value-type="string">
            <text:p>C7 /0 </text:p>
          </table:table-cell>
          <table:table-cell office:value-type="string">
            <text:p>MOV r/m32, imm32 </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6"/>
        </table:table-row>
        <table:table-row table:style-name="ro1">
          <table:table-cell office:value-type="string">
            <text:p>REX.W+ C7 /0 </text:p>
          </table:table-cell>
          <table:table-cell office:value-type="string">
            <text:p>MOV r/m64, imm32 </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6"/>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7" table:number-columns-repeated="1016"/>
        </table:table-row>
        <table:table-row table:style-name="ro1">
          <table:table-cell office:value-type="string">
            <text:p>0F 20 /r</text:p>
          </table:table-cell>
          <table:table-cell office:value-type="string">
            <text:p>MOV r64, CR0-CR7</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6"/>
        </table:table-row>
        <table:table-row table:style-name="ro1">
          <table:table-cell office:value-type="string">
            <text:p>REX.R+ 0F 20 /0</text:p>
          </table:table-cell>
          <table:table-cell office:value-type="string">
            <text:p>MOV r64, CR8</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6"/>
        </table:table-row>
        <table:table-row table:style-name="ro1">
          <table:table-cell table:style-name="ce7" office:value-type="string">
            <text:p>0F 22 /r</text:p>
          </table:table-cell>
          <table:table-cell table:style-name="ce15" office:value-type="string">
            <text:p>MOV CR0-CR7, r32</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7" table:number-columns-repeated="1016"/>
        </table:table-row>
        <table:table-row table:style-name="ro1">
          <table:table-cell office:value-type="string">
            <text:p>0F 22 /r</text:p>
          </table:table-cell>
          <table:table-cell office:value-type="string">
            <text:p>MOV CR0-CR7, r64</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6"/>
        </table:table-row>
        <table:table-row table:style-name="ro1">
          <table:table-cell office:value-type="string">
            <text:p>REX.R+ 0F 22 /0</text:p>
          </table:table-cell>
          <table:table-cell office:value-type="string">
            <text:p>MOV CR8, r64</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6"/>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7" table:number-columns-repeated="1016"/>
        </table:table-row>
        <table:table-row table:style-name="ro1">
          <table:table-cell office:value-type="string">
            <text:p>0F 21 /r</text:p>
          </table:table-cell>
          <table:table-cell office:value-type="string">
            <text:p>MOV r64, DR0-DR7</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6"/>
        </table:table-row>
        <table:table-row table:style-name="ro1">
          <table:table-cell table:style-name="ce7" office:value-type="string">
            <text:p>0F 23 /r</text:p>
          </table:table-cell>
          <table:table-cell table:style-name="ce15" office:value-type="string">
            <text:p>MOV DR0-DR7, r32</text:p>
          </table:table-cell>
          <table:table-cell table:style-name="ce15"/>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7" table:number-columns-repeated="1016"/>
        </table:table-row>
        <table:table-row table:style-name="ro1">
          <table:table-cell office:value-type="string">
            <text:p>0F 23 /r</text:p>
          </table:table-cell>
          <table:table-cell office:value-type="string">
            <text:p>MOV DR0-DR7, r64</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6"/>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6"/>
        </table:table-row>
        <table:table-row table:style-name="ro1">
          <table:table-cell office:value-type="string">
            <text:p>66 0F 29 /r</text:p>
          </table:table-cell>
          <table:table-cell office:value-type="string">
            <text:p>MOVAPD xmm2/m128,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6"/>
        </table:table-row>
        <table:table-row table:style-name="ro1">
          <table:table-cell office:value-type="string">
            <text:p>VEX.128.66.0F.WIG 28 /r</text:p>
          </table:table-cell>
          <table:table-cell office:value-type="string">
            <text:p>VMOVAPD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6"/>
        </table:table-row>
        <table:table-row table:style-name="ro1">
          <table:table-cell office:value-type="string">
            <text:p>VEX.128.66.0F.WIG 29 /r</text:p>
          </table:table-cell>
          <table:table-cell office:value-type="string">
            <text:p>VMOVAPD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6"/>
        </table:table-row>
        <table:table-row table:style-name="ro1">
          <table:table-cell office:value-type="string">
            <text:p>VEX.256.66.0F.WIG 28 /r</text:p>
          </table:table-cell>
          <table:table-cell office:value-type="string">
            <text:p>VMOVAPD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6"/>
        </table:table-row>
        <table:table-row table:style-name="ro1">
          <table:table-cell office:value-type="string">
            <text:p>VEX.256.66.0F.WIG 29 /r</text:p>
          </table:table-cell>
          <table:table-cell office:value-type="string">
            <text:p>VMOVAPD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6"/>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6"/>
        </table:table-row>
        <table:table-row table:style-name="ro1">
          <table:table-cell office:value-type="string">
            <text:p>0F 29 /r</text:p>
          </table:table-cell>
          <table:table-cell office:value-type="string">
            <text:p>MOVAPS xmm2/m128, xmm1</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6"/>
        </table:table-row>
        <table:table-row table:style-name="ro1">
          <table:table-cell office:value-type="string">
            <text:p>VEX.128.0F.WIG 28 /r</text:p>
          </table:table-cell>
          <table:table-cell office:value-type="string">
            <text:p>VMOVAPS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6"/>
        </table:table-row>
        <table:table-row table:style-name="ro1">
          <table:table-cell office:value-type="string">
            <text:p>VEX.128.0F.WIG 29 /r</text:p>
          </table:table-cell>
          <table:table-cell office:value-type="string">
            <text:p>VMOVAPS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6"/>
        </table:table-row>
        <table:table-row table:style-name="ro1">
          <table:table-cell office:value-type="string">
            <text:p>VEX.256.0F.WIG 28 /r</text:p>
          </table:table-cell>
          <table:table-cell office:value-type="string">
            <text:p>VMOVAPS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6"/>
        </table:table-row>
        <table:table-row table:style-name="ro1">
          <table:table-cell office:value-type="string">
            <text:p>VEX.256.0F.WIG 29 /r</text:p>
          </table:table-cell>
          <table:table-cell office:value-type="string">
            <text:p>VMOVAPS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6"/>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6"/>
        </table:table-row>
        <table:table-row table:style-name="ro1">
          <table:table-cell office:value-type="string">
            <text:p>0F 38 F0 /r </text:p>
          </table:table-cell>
          <table:table-cell office:value-type="string">
            <text:p>MOVBE r32, m32 </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6"/>
        </table:table-row>
        <table:table-row table:style-name="ro1">
          <table:table-cell office:value-type="string">
            <text:p>REX.W+ 0F 38 F0 /r </text:p>
          </table:table-cell>
          <table:table-cell office:value-type="string">
            <text:p>MOVBE r64, m64 </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6"/>
        </table:table-row>
        <table:table-row table:style-name="ro1">
          <table:table-cell office:value-type="string">
            <text:p>0F 38 F1 /r </text:p>
          </table:table-cell>
          <table:table-cell office:value-type="string">
            <text:p>MOVBE m16, r16 </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6"/>
        </table:table-row>
        <table:table-row table:style-name="ro1">
          <table:table-cell office:value-type="string">
            <text:p>0F 38 F1 /r </text:p>
          </table:table-cell>
          <table:table-cell office:value-type="string">
            <text:p>MOVBE m32, r32 </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6"/>
        </table:table-row>
        <table:table-row table:style-name="ro1">
          <table:table-cell office:value-type="string">
            <text:p>REX.W+ 0F 38 F1 /r </text:p>
          </table:table-cell>
          <table:table-cell office:value-type="string">
            <text:p>MOVBE m64, r64 </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6"/>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6"/>
        </table:table-row>
        <table:table-row table:style-name="ro1">
          <table:table-cell office:value-type="string">
            <text:p>REX.W+ 0F 6E /r</text:p>
          </table:table-cell>
          <table:table-cell office:value-type="string">
            <text:p>MOVQ mm, r/m64</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6"/>
        </table:table-row>
        <table:table-row table:style-name="ro1">
          <table:table-cell office:value-type="string">
            <text:p>0F 7E /r</text:p>
          </table:table-cell>
          <table:table-cell office:value-type="string">
            <text:p>MOVD r/m32, m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6"/>
        </table:table-row>
        <table:table-row table:style-name="ro1">
          <table:table-cell office:value-type="string">
            <text:p>REX.W+ 0F 7E /r</text:p>
          </table:table-cell>
          <table:table-cell office:value-type="string">
            <text:p>MOVQ r/m64, mm</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6"/>
        </table:table-row>
        <table:table-row table:style-name="ro1">
          <table:table-cell office:value-type="string">
            <text:p>VEX.128.66.0F.W0 6E /r</text:p>
          </table:table-cell>
          <table:table-cell office:value-type="string">
            <text:p>VMOVD xmm1, r32/m3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6"/>
        </table:table-row>
        <table:table-row table:style-name="ro1">
          <table:table-cell office:value-type="string">
            <text:p>VEX.128.66.0F.W1 6E /r</text:p>
          </table:table-cell>
          <table:table-cell office:value-type="string">
            <text:p>VMOVQ xmm1, r64/m64</text:p>
          </table:table-cell>
          <table:table-cell office:value-type="string">
            <text:p>Z,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6"/>
        </table:table-row>
        <table:table-row table:style-name="ro1">
          <table:table-cell office:value-type="string">
            <text:p>66 0F 6E /r</text:p>
          </table:table-cell>
          <table:table-cell office:value-type="string">
            <text:p>MOVD xmm, r/m32</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6"/>
        </table:table-row>
        <table:table-row table:style-name="ro1">
          <table:table-cell office:value-type="string">
            <text:p>66 REX.W+ 0F 6E /r</text:p>
          </table:table-cell>
          <table:table-cell office:value-type="string">
            <text:p>MOVQ xmm, r/m64</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6"/>
        </table:table-row>
        <table:table-row table:style-name="ro1">
          <table:table-cell office:value-type="string">
            <text:p>66 0F 7E /r</text:p>
          </table:table-cell>
          <table:table-cell office:value-type="string">
            <text:p>MOVD r/m32,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6"/>
        </table:table-row>
        <table:table-row table:style-name="ro1">
          <table:table-cell office:value-type="string">
            <text:p>66 REX.W+ 0F 7E /r</text:p>
          </table:table-cell>
          <table:table-cell office:value-type="string">
            <text:p>MOVQ r/m64, xmm</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6"/>
        </table:table-row>
        <table:table-row table:style-name="ro1">
          <table:table-cell office:value-type="string">
            <text:p>VEX.128.66.0F.W0 7E /r</text:p>
          </table:table-cell>
          <table:table-cell office:value-type="string">
            <text:p>VMOVD r32/m32,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6"/>
        </table:table-row>
        <table:table-row table:style-name="ro1">
          <table:table-cell office:value-type="string">
            <text:p>VEX.128.66.0F.W1 7E /r</text:p>
          </table:table-cell>
          <table:table-cell office:value-type="string">
            <text:p>VMOVQ r64/m64, xmm1</text:p>
          </table:table-cell>
          <table:table-cell office:value-type="string">
            <text:p>W,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6"/>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6"/>
        </table:table-row>
        <table:table-row table:style-name="ro1">
          <table:table-cell office:value-type="string">
            <text:p>VEX.128.F2.0F.WIG 12 /r</text:p>
          </table:table-cell>
          <table:table-cell office:value-type="string">
            <text:p>VMOVDDUP xmm1, xmm2/m64</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6"/>
        </table:table-row>
        <table:table-row table:style-name="ro1">
          <table:table-cell office:value-type="string">
            <text:p>VEX.256.F2.0F.WIG 12 /r</text:p>
          </table:table-cell>
          <table:table-cell office:value-type="string">
            <text:p>VMOVDDUP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6"/>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6"/>
        </table:table-row>
        <table:table-row table:style-name="ro1">
          <table:table-cell office:value-type="string">
            <text:p>66 0F 7F /r</text:p>
          </table:table-cell>
          <table:table-cell office:value-type="string">
            <text:p>MOVDQA xmm2/m128,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6"/>
        </table:table-row>
        <table:table-row table:style-name="ro1">
          <table:table-cell office:value-type="string">
            <text:p>VEX.128.66.0F.WIG 6F /r</text:p>
          </table:table-cell>
          <table:table-cell office:value-type="string">
            <text:p>VMOVDQA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6"/>
        </table:table-row>
        <table:table-row table:style-name="ro1">
          <table:table-cell office:value-type="string">
            <text:p>VEX.128.66.0F.WIG 7F /r</text:p>
          </table:table-cell>
          <table:table-cell office:value-type="string">
            <text:p>VMOVDQA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6"/>
        </table:table-row>
        <table:table-row table:style-name="ro1">
          <table:table-cell office:value-type="string">
            <text:p>VEX.256.66.0F.WIG 6F /r</text:p>
          </table:table-cell>
          <table:table-cell office:value-type="string">
            <text:p>VMOVDQA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6"/>
        </table:table-row>
        <table:table-row table:style-name="ro1">
          <table:table-cell office:value-type="string">
            <text:p>VEX.256.66.0F.WIG 7F /r</text:p>
          </table:table-cell>
          <table:table-cell office:value-type="string">
            <text:p>VMOVDQA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6"/>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6"/>
        </table:table-row>
        <table:table-row table:style-name="ro1">
          <table:table-cell office:value-type="string">
            <text:p>F3 0F 7F /r</text:p>
          </table:table-cell>
          <table:table-cell office:value-type="string">
            <text:p>MOVDQU xmm2/m128,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6"/>
        </table:table-row>
        <table:table-row table:style-name="ro1">
          <table:table-cell office:value-type="string">
            <text:p>VEX.128.F3.0F.WIG 6F /r</text:p>
          </table:table-cell>
          <table:table-cell office:value-type="string">
            <text:p>VMOVDQU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6"/>
        </table:table-row>
        <table:table-row table:style-name="ro1">
          <table:table-cell office:value-type="string">
            <text:p>VEX.128.F3.0F.WIG 7F /r</text:p>
          </table:table-cell>
          <table:table-cell office:value-type="string">
            <text:p>VMOVDQU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6"/>
        </table:table-row>
        <table:table-row table:style-name="ro1">
          <table:table-cell office:value-type="string">
            <text:p>VEX.256.F3.0F.WIG 6F /r</text:p>
          </table:table-cell>
          <table:table-cell office:value-type="string">
            <text:p>VMOVDQU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6"/>
        </table:table-row>
        <table:table-row table:style-name="ro1">
          <table:table-cell office:value-type="string">
            <text:p>VEX.256.F3.0F.WIG 7F /r</text:p>
          </table:table-cell>
          <table:table-cell office:value-type="string">
            <text:p>VMOVDQU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6"/>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W, R</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6"/>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6"/>
        </table:table-row>
        <table:table-row table:style-name="ro1">
          <table:table-cell office:value-type="string">
            <text:p>VEX.NDS.128.0F.WIG 12 /r</text:p>
          </table:table-cell>
          <table:table-cell office:value-type="string">
            <text:p>VMOVHLP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6"/>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6"/>
        </table:table-row>
        <table:table-row table:style-name="ro1">
          <table:table-cell office:value-type="string">
            <text:p>66 0F 17 /r</text:p>
          </table:table-cell>
          <table:table-cell office:value-type="string">
            <text:p>MOVHPD m64,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6"/>
        </table:table-row>
        <table:table-row table:style-name="ro1">
          <table:table-cell office:value-type="string">
            <text:p>VEX.NDS.128.66.0F.WIG 16 /r</text:p>
          </table:table-cell>
          <table:table-cell office:value-type="string">
            <text:p>VMOVHPD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6"/>
        </table:table-row>
        <table:table-row table:style-name="ro1">
          <table:table-cell office:value-type="string">
            <text:p>VEX128.66.0F.WIG 17 /r</text:p>
          </table:table-cell>
          <table:table-cell office:value-type="string">
            <text:p>VMOVHPD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6"/>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6"/>
        </table:table-row>
        <table:table-row table:style-name="ro1">
          <table:table-cell office:value-type="string">
            <text:p>0F 17 /r</text:p>
          </table:table-cell>
          <table:table-cell office:value-type="string">
            <text:p>MOVHPS m64,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6"/>
        </table:table-row>
        <table:table-row table:style-name="ro1">
          <table:table-cell office:value-type="string">
            <text:p>VEX.NDS.128.0F.WIG 16 /r</text:p>
          </table:table-cell>
          <table:table-cell office:value-type="string">
            <text:p>VMOVHPS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6"/>
        </table:table-row>
        <table:table-row table:style-name="ro1">
          <table:table-cell office:value-type="string">
            <text:p>VEX.128.0F.WIG 17 /r</text:p>
          </table:table-cell>
          <table:table-cell office:value-type="string">
            <text:p>VMOVHPS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6"/>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6"/>
        </table:table-row>
        <table:table-row table:style-name="ro1">
          <table:table-cell office:value-type="string">
            <text:p>VEX.NDS.128.0F.WIG 16 /r</text:p>
          </table:table-cell>
          <table:table-cell office:value-type="string">
            <text:p>VMOVLHP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6"/>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6"/>
        </table:table-row>
        <table:table-row table:style-name="ro1">
          <table:table-cell office:value-type="string">
            <text:p>66 0F 13 /r</text:p>
          </table:table-cell>
          <table:table-cell office:value-type="string">
            <text:p>MOVLPD m64,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6"/>
        </table:table-row>
        <table:table-row table:style-name="ro1">
          <table:table-cell office:value-type="string">
            <text:p>VEX.NDS.128.66.0F.WIG 12 /r</text:p>
          </table:table-cell>
          <table:table-cell office:value-type="string">
            <text:p>VMOVLPD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6"/>
        </table:table-row>
        <table:table-row table:style-name="ro1">
          <table:table-cell office:value-type="string">
            <text:p>VEX.128.66.0F.WIG 13 /r</text:p>
          </table:table-cell>
          <table:table-cell office:value-type="string">
            <text:p>VMOVLPD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6"/>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6"/>
        </table:table-row>
        <table:table-row table:style-name="ro1">
          <table:table-cell office:value-type="string">
            <text:p>0F 13 /r</text:p>
          </table:table-cell>
          <table:table-cell office:value-type="string">
            <text:p>MOVLPS m64,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6"/>
        </table:table-row>
        <table:table-row table:style-name="ro1">
          <table:table-cell office:value-type="string">
            <text:p>VEX.NDS.128.0F.WIG 12 /r</text:p>
          </table:table-cell>
          <table:table-cell office:value-type="string">
            <text:p>VMOVLPS xmm2, xmm1, 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6"/>
        </table:table-row>
        <table:table-row table:style-name="ro1">
          <table:table-cell office:value-type="string">
            <text:p>VEX.128.0F.WIG 13 /r</text:p>
          </table:table-cell>
          <table:table-cell office:value-type="string">
            <text:p>VMOVLPS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6"/>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6"/>
        </table:table-row>
        <table:table-row table:style-name="ro1">
          <table:table-cell office:value-type="string">
            <text:p>VEX.128.66.0F.WIG 50 /r</text:p>
          </table:table-cell>
          <table:table-cell office:value-type="string">
            <text:p>VMOVMSKPD reg, x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6"/>
        </table:table-row>
        <table:table-row table:style-name="ro1">
          <table:table-cell office:value-type="string">
            <text:p>VEX.256.66.0F.WIG 50 /r</text:p>
          </table:table-cell>
          <table:table-cell office:value-type="string">
            <text:p>VMOVMSKPD reg, y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6"/>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6"/>
        </table:table-row>
        <table:table-row table:style-name="ro1">
          <table:table-cell office:value-type="string">
            <text:p>VEX.128.0F.WIG 50 /r</text:p>
          </table:table-cell>
          <table:table-cell office:value-type="string">
            <text:p>VMOVMSKPS reg, x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6"/>
        </table:table-row>
        <table:table-row table:style-name="ro1">
          <table:table-cell office:value-type="string">
            <text:p>VEX.256.0F.WIG 50 /r</text:p>
          </table:table-cell>
          <table:table-cell office:value-type="string">
            <text:p>VMOVMSKPS reg, ymm2</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6"/>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6"/>
        </table:table-row>
        <table:table-row table:style-name="ro1">
          <table:table-cell office:value-type="string">
            <text:p>VEX.128.66.0F38.WIG 2A /r</text:p>
          </table:table-cell>
          <table:table-cell office:value-type="string">
            <text:p>VMOVNTDQA xmm1, 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6"/>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6"/>
        </table:table-row>
        <table:table-row table:style-name="ro1">
          <table:table-cell office:value-type="string">
            <text:p>VEX.128.66.0F.WIG E7 /r</text:p>
          </table:table-cell>
          <table:table-cell office:value-type="string">
            <text:p>VMOVNTDQ m128,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6"/>
        </table:table-row>
        <table:table-row table:style-name="ro1">
          <table:table-cell office:value-type="string">
            <text:p>VEX.256.66.0F.WIG E7 /r</text:p>
          </table:table-cell>
          <table:table-cell office:value-type="string">
            <text:p>MOVNTDQ 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6"/>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W, R</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6"/>
        </table:table-row>
        <table:table-row table:style-name="ro1">
          <table:table-cell office:value-type="string">
            <text:p>REX.W+ 0F C3 /r </text:p>
          </table:table-cell>
          <table:table-cell office:value-type="string">
            <text:p>MOVNTI m64, r64 </text:p>
          </table:table-cell>
          <table:table-cell office:value-type="string">
            <text:p>W, R</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6"/>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6"/>
        </table:table-row>
        <table:table-row table:style-name="ro1">
          <table:table-cell office:value-type="string">
            <text:p>VEX.128.66.0F.WIG 2B /r</text:p>
          </table:table-cell>
          <table:table-cell office:value-type="string">
            <text:p>VMOVNTPD m128,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6"/>
        </table:table-row>
        <table:table-row table:style-name="ro1">
          <table:table-cell office:value-type="string">
            <text:p>VEX.256.66.0F.WIG 2B /r</text:p>
          </table:table-cell>
          <table:table-cell office:value-type="string">
            <text:p>VMOVNTPD 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6"/>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6"/>
        </table:table-row>
        <table:table-row table:style-name="ro1">
          <table:table-cell office:value-type="string">
            <text:p>VEX.128.0F.WIG 2B /r</text:p>
          </table:table-cell>
          <table:table-cell office:value-type="string">
            <text:p>VMOVNTPS m128,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6"/>
        </table:table-row>
        <table:table-row table:style-name="ro1">
          <table:table-cell office:value-type="string">
            <text:p>VEX.256.0F.WIG 2B /r</text:p>
          </table:table-cell>
          <table:table-cell office:value-type="string">
            <text:p>VMOVNTPS 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6"/>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W, R</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6"/>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6"/>
        </table:table-row>
        <table:table-row table:style-name="ro1">
          <table:table-cell office:value-type="string">
            <text:p>0F 7F /r</text:p>
          </table:table-cell>
          <table:table-cell office:value-type="string">
            <text:p>MOVQ mm/m64, m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6"/>
        </table:table-row>
        <table:table-row table:style-name="ro1">
          <table:table-cell office:value-type="string">
            <text:p>F3 0F 7E</text:p>
          </table:table-cell>
          <table:table-cell office:value-type="string">
            <text:p>MOVQ xmm1, xmm2/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6"/>
        </table:table-row>
        <table:table-row table:style-name="ro1">
          <table:table-cell office:value-type="string">
            <text:p>VEX.128.F3.0F.WIG 7E /r</text:p>
          </table:table-cell>
          <table:table-cell office:value-type="string">
            <text:p>VMOVQ xmm1, xmm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6"/>
        </table:table-row>
        <table:table-row table:style-name="ro1">
          <table:table-cell office:value-type="string">
            <text:p>VEX.128.F3.0F.WIG 7E /r</text:p>
          </table:table-cell>
          <table:table-cell office:value-type="string">
            <text:p>VMOVQ xmm1, m64</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6"/>
        </table:table-row>
        <table:table-row table:style-name="ro1">
          <table:table-cell office:value-type="string">
            <text:p>66 0F D6</text:p>
          </table:table-cell>
          <table:table-cell office:value-type="string">
            <text:p>MOVQ xmm2/m64,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6"/>
        </table:table-row>
        <table:table-row table:style-name="ro1">
          <table:table-cell office:value-type="string">
            <text:p>VEX.128.66.0F.WIG D6 /r</text:p>
          </table:table-cell>
          <table:table-cell office:value-type="string">
            <text:p>VMOVQ xmm1/m64, xmm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6"/>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W, R</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6"/>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6"/>
        </table:table-row>
        <table:table-row table:style-name="ro1">
          <table:table-cell office:value-type="string">
            <text:p>A5 </text:p>
          </table:table-cell>
          <table:table-cell office:value-type="string">
            <text:p>MOVS m16, m16 </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6"/>
        </table:table-row>
        <table:table-row table:style-name="ro1">
          <table:table-cell office:value-type="string">
            <text:p>A5 </text:p>
          </table:table-cell>
          <table:table-cell office:value-type="string">
            <text:p>MOVS m32, m32 </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6"/>
        </table:table-row>
        <table:table-row table:style-name="ro1">
          <table:table-cell office:value-type="string">
            <text:p>REX.W+ A5 </text:p>
          </table:table-cell>
          <table:table-cell office:value-type="string">
            <text:p>MOVS m64, m64 </text:p>
          </table:table-cell>
          <table:table-cell office:value-type="string">
            <text:p>I, I</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6"/>
        </table:table-row>
        <table:table-row table:style-name="ro1">
          <table:table-cell office:value-type="string">
            <text:p>A4 </text:p>
          </table:table-cell>
          <table:table-cell office:value-type="string">
            <text:p>MOVSB </text:p>
          </table:table-cell>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6"/>
        </table:table-row>
        <table:table-row table:style-name="ro1">
          <table:table-cell office:value-type="string">
            <text:p><text:span text:style-name="T1">PREF.66+</text:span> A5 </text:p>
          </table:table-cell>
          <table:table-cell office:value-type="string">
            <text:p>MOVSW </text:p>
          </table:table-cell>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6"/>
        </table:table-row>
        <table:table-row table:style-name="ro1">
          <table:table-cell office:value-type="string">
            <text:p>A5 </text:p>
          </table:table-cell>
          <table:table-cell office:value-type="string">
            <text:p>MOVSD </text:p>
          </table:table-cell>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6"/>
        </table:table-row>
        <table:table-row table:style-name="ro1">
          <table:table-cell office:value-type="string">
            <text:p>REX.W+ A5 </text:p>
          </table:table-cell>
          <table:table-cell office:value-type="string">
            <text:p>MOVSQ </text:p>
          </table:table-cell>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6"/>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6"/>
        </table:table-row>
        <table:table-row table:style-name="ro1">
          <table:table-cell office:value-type="string">
            <text:p>VEX.NDS.LIG.F2.0F.WIG 10 /r</text:p>
          </table:table-cell>
          <table:table-cell office:value-type="string">
            <text:p>VMOVSD xmm1, xmm2, xmm3</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6"/>
        </table:table-row>
        <table:table-row table:style-name="ro1">
          <table:table-cell office:value-type="string">
            <text:p>VEX.LIG.F2.0F.WIG 10 /r</text:p>
          </table:table-cell>
          <table:table-cell office:value-type="string">
            <text:p>VMOVSD xmm1, m64</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6"/>
        </table:table-row>
        <table:table-row table:style-name="ro1">
          <table:table-cell office:value-type="string">
            <text:p>F2 0F 11 /r</text:p>
          </table:table-cell>
          <table:table-cell office:value-type="string">
            <text:p>MOVSD xmm2/m64, xmm1</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6"/>
        </table:table-row>
        <table:table-row table:style-name="ro1">
          <table:table-cell office:value-type="string">
            <text:p>VEX.NDS.LIG.F2.0F.WIG 11 /r</text:p>
          </table:table-cell>
          <table:table-cell office:value-type="string">
            <text:p>VMOVSD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6"/>
        </table:table-row>
        <table:table-row table:style-name="ro1">
          <table:table-cell office:value-type="string">
            <text:p>VEX.LIG.F2.0F.WIG 11 /r</text:p>
          </table:table-cell>
          <table:table-cell office:value-type="string">
            <text:p>VMOVSD m64,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6"/>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6"/>
        </table:table-row>
        <table:table-row table:style-name="ro1">
          <table:table-cell office:value-type="string">
            <text:p>VEX.128.F3.0F.WIG 16 /r</text:p>
          </table:table-cell>
          <table:table-cell office:value-type="string">
            <text:p>VMOVSHDUP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6"/>
        </table:table-row>
        <table:table-row table:style-name="ro1">
          <table:table-cell office:value-type="string">
            <text:p>VEX.256.F3.0F.WIG 16 /r</text:p>
          </table:table-cell>
          <table:table-cell office:value-type="string">
            <text:p>VMOVSHDUP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6"/>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6"/>
        </table:table-row>
        <table:table-row table:style-name="ro1">
          <table:table-cell office:value-type="string">
            <text:p>VEX.128.F3.0F.WIG 12 /r</text:p>
          </table:table-cell>
          <table:table-cell office:value-type="string">
            <text:p>VMOVSLDUP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6"/>
        </table:table-row>
        <table:table-row table:style-name="ro1">
          <table:table-cell office:value-type="string">
            <text:p>VEX.256.F3.0F.WIG 12 /r</text:p>
          </table:table-cell>
          <table:table-cell office:value-type="string">
            <text:p>VMOVSLDUP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6"/>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6"/>
        </table:table-row>
        <table:table-row table:style-name="ro1">
          <table:table-cell office:value-type="string">
            <text:p>VEX.NDS.LIG.F3.0F.WIG 10 /r</text:p>
          </table:table-cell>
          <table:table-cell office:value-type="string">
            <text:p>VMOVS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6"/>
        </table:table-row>
        <table:table-row table:style-name="ro1">
          <table:table-cell office:value-type="string">
            <text:p>VEX.LIG.F3.0F.WIG 10 /r</text:p>
          </table:table-cell>
          <table:table-cell office:value-type="string">
            <text:p>VMOVSS xmm1, m32</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6"/>
        </table:table-row>
        <table:table-row table:style-name="ro1">
          <table:table-cell office:value-type="string">
            <text:p>F3 0F 11 /r</text:p>
          </table:table-cell>
          <table:table-cell office:value-type="string">
            <text:p>MOVSS xmm2/m32, x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6"/>
        </table:table-row>
        <table:table-row table:style-name="ro1">
          <table:table-cell office:value-type="string">
            <text:p>VEX.NDS.LIG.F3.0F.WIG 11 /r</text:p>
          </table:table-cell>
          <table:table-cell office:value-type="string">
            <text:p>VMOVSS xmm1, xmm2, xmm3</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6"/>
        </table:table-row>
        <table:table-row table:style-name="ro1">
          <table:table-cell office:value-type="string">
            <text:p>VEX.LIG.F3.0F.WIG 11 /r</text:p>
          </table:table-cell>
          <table:table-cell office:value-type="string">
            <text:p>VMOVSS m32,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6"/>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W, R</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6"/>
        </table:table-row>
        <table:table-row table:style-name="ro1">
          <table:table-cell office:value-type="string">
            <text:p>0F BE /r </text:p>
          </table:table-cell>
          <table:table-cell office:value-type="string">
            <text:p>MOVSX r32, r/m8 </text:p>
          </table:table-cell>
          <table:table-cell office:value-type="string">
            <text:p>W, R</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6"/>
        </table:table-row>
        <table:table-row table:style-name="ro1">
          <table:table-cell office:value-type="string">
            <text:p>REX+ 0F BE /r </text:p>
          </table:table-cell>
          <table:table-cell office:value-type="string">
            <text:p>MOVSX r64, r/m8</text:p>
          </table:table-cell>
          <table:table-cell office:value-type="string">
            <text:p>W, R</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6"/>
        </table:table-row>
        <table:table-row table:style-name="ro1">
          <table:table-cell office:value-type="string">
            <text:p>0F BF /r </text:p>
          </table:table-cell>
          <table:table-cell office:value-type="string">
            <text:p>MOVSX r32, r/m16 </text:p>
          </table:table-cell>
          <table:table-cell office:value-type="string">
            <text:p>W, R</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6"/>
        </table:table-row>
        <table:table-row table:style-name="ro1">
          <table:table-cell office:value-type="string">
            <text:p>REX.W+ 0F BF /r </text:p>
          </table:table-cell>
          <table:table-cell office:value-type="string">
            <text:p>MOVSX r64, r/m16 </text:p>
          </table:table-cell>
          <table:table-cell office:value-type="string">
            <text:p>W, R</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6"/>
        </table:table-row>
        <table:table-row table:style-name="ro1">
          <table:table-cell office:value-type="string">
            <text:p>REX.W+ 63 /r </text:p>
          </table:table-cell>
          <table:table-cell office:value-type="string">
            <text:p>MOVSXD r64, r/m32 </text:p>
          </table:table-cell>
          <table:table-cell office:value-type="string">
            <text:p>W, R</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6"/>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6"/>
        </table:table-row>
        <table:table-row table:style-name="ro1">
          <table:table-cell office:value-type="string">
            <text:p>VEX.128.66.0F.WIG 10 /r</text:p>
          </table:table-cell>
          <table:table-cell office:value-type="string">
            <text:p>VMOVUPD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6"/>
        </table:table-row>
        <table:table-row table:style-name="ro1">
          <table:table-cell office:value-type="string">
            <text:p>VEX.256.66.0F.WIG 10 /r</text:p>
          </table:table-cell>
          <table:table-cell office:value-type="string">
            <text:p>VMOVUPD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6"/>
        </table:table-row>
        <table:table-row table:style-name="ro1">
          <table:table-cell office:value-type="string">
            <text:p>66 0F 11 /r</text:p>
          </table:table-cell>
          <table:table-cell office:value-type="string">
            <text:p>MOVUPD xmm2/m128,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6"/>
        </table:table-row>
        <table:table-row table:style-name="ro1">
          <table:table-cell office:value-type="string">
            <text:p>VEX.128.66.0F.WIG 11 /r</text:p>
          </table:table-cell>
          <table:table-cell office:value-type="string">
            <text:p>VMOVUPD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6"/>
        </table:table-row>
        <table:table-row table:style-name="ro1">
          <table:table-cell office:value-type="string">
            <text:p>VEX.256.66.0F.WIG 11 /r</text:p>
          </table:table-cell>
          <table:table-cell office:value-type="string">
            <text:p>VMOVUPD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6"/>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6"/>
        </table:table-row>
        <table:table-row table:style-name="ro1">
          <table:table-cell office:value-type="string">
            <text:p>VEX.128.0F.WIG 10 /r</text:p>
          </table:table-cell>
          <table:table-cell office:value-type="string">
            <text:p>VMOVUPS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6"/>
        </table:table-row>
        <table:table-row table:style-name="ro1">
          <table:table-cell office:value-type="string">
            <text:p>VEX.256.0F.WIG 10 /r</text:p>
          </table:table-cell>
          <table:table-cell office:value-type="string">
            <text:p>VMOVUPS ymm1, ymm2/m256</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6"/>
        </table:table-row>
        <table:table-row table:style-name="ro1">
          <table:table-cell office:value-type="string">
            <text:p>0F 11 /r</text:p>
          </table:table-cell>
          <table:table-cell office:value-type="string">
            <text:p>MOVUPS xmm2/m128, xmm1</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6"/>
        </table:table-row>
        <table:table-row table:style-name="ro1">
          <table:table-cell office:value-type="string">
            <text:p>VEX.128.0F.WIG 11 /r</text:p>
          </table:table-cell>
          <table:table-cell office:value-type="string">
            <text:p>VMOVUPS xmm2/m128, xmm1</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6"/>
        </table:table-row>
        <table:table-row table:style-name="ro1">
          <table:table-cell office:value-type="string">
            <text:p>VEX.256.0F.WIG 11 /r</text:p>
          </table:table-cell>
          <table:table-cell office:value-type="string">
            <text:p>VMOVUPS ymm2/m256, y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6"/>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W, R</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6"/>
        </table:table-row>
        <table:table-row table:style-name="ro1">
          <table:table-cell office:value-type="string">
            <text:p>0F B6 /r </text:p>
          </table:table-cell>
          <table:table-cell office:value-type="string">
            <text:p>MOVZX r32, r/m8 </text:p>
          </table:table-cell>
          <table:table-cell office:value-type="string">
            <text:p>W, R</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6"/>
        </table:table-row>
        <table:table-row table:style-name="ro1">
          <table:table-cell office:value-type="string">
            <text:p>REX.W+ 0F B6 /r </text:p>
          </table:table-cell>
          <table:table-cell office:value-type="string">
            <text:p>MOVZX r64, r/m8</text:p>
          </table:table-cell>
          <table:table-cell office:value-type="string">
            <text:p>W, R</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6"/>
        </table:table-row>
        <table:table-row table:style-name="ro1">
          <table:table-cell office:value-type="string">
            <text:p>0F B7 /r </text:p>
          </table:table-cell>
          <table:table-cell office:value-type="string">
            <text:p>MOVZX r32, r/m16 </text:p>
          </table:table-cell>
          <table:table-cell office:value-type="string">
            <text:p>W, R</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6"/>
        </table:table-row>
        <table:table-row table:style-name="ro1">
          <table:table-cell office:value-type="string">
            <text:p>REX.W+ 0F B7 /r </text:p>
          </table:table-cell>
          <table:table-cell office:value-type="string">
            <text:p>MOVZX r64, r/m16 </text:p>
          </table:table-cell>
          <table:table-cell office:value-type="string">
            <text:p>W, R</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6"/>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6"/>
        </table:table-row>
        <table:table-row table:style-name="ro1">
          <table:table-cell office:value-type="string">
            <text:p>VEX.NDS.128.66.0F3A.WIG 42 /r ib</text:p>
          </table:table-cell>
          <table:table-cell office:value-type="string">
            <text:p>VMPSADBW xmm1, xmm2, xmm3/m128, imm8</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6"/>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R</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6"/>
        </table:table-row>
        <table:table-row table:style-name="ro1">
          <table:table-cell office:value-type="string">
            <text:p>REX+ F6 /4 </text:p>
          </table:table-cell>
          <table:table-cell office:value-type="string">
            <text:p>MUL r/m8</text:p>
          </table:table-cell>
          <table:table-cell office:value-type="string">
            <text:p>R</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6"/>
        </table:table-row>
        <table:table-row table:style-name="ro1">
          <table:table-cell office:value-type="string">
            <text:p>F7 /4 </text:p>
          </table:table-cell>
          <table:table-cell office:value-type="string">
            <text:p>MUL r/m16 </text:p>
          </table:table-cell>
          <table:table-cell office:value-type="string">
            <text:p>R</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6"/>
        </table:table-row>
        <table:table-row table:style-name="ro1">
          <table:table-cell office:value-type="string">
            <text:p>F7 /4 </text:p>
          </table:table-cell>
          <table:table-cell office:value-type="string">
            <text:p>MUL r/m32 </text:p>
          </table:table-cell>
          <table:table-cell office:value-type="string">
            <text:p>R</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6"/>
        </table:table-row>
        <table:table-row table:style-name="ro1">
          <table:table-cell office:value-type="string">
            <text:p>REX.W+ F7 /4 </text:p>
          </table:table-cell>
          <table:table-cell office:value-type="string">
            <text:p>MUL r/m64 </text:p>
          </table:table-cell>
          <table:table-cell office:value-type="string">
            <text:p>R</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6"/>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6"/>
        </table:table-row>
        <table:table-row table:style-name="ro1">
          <table:table-cell office:value-type="string">
            <text:p>VEX.NDS.128.66.0F.WIG 59 /r</text:p>
          </table:table-cell>
          <table:table-cell office:value-type="string">
            <text:p>VMULP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6"/>
        </table:table-row>
        <table:table-row table:style-name="ro1">
          <table:table-cell office:value-type="string">
            <text:p>VEX.NDS.256.66.0F.WIG 59 /r</text:p>
          </table:table-cell>
          <table:table-cell office:value-type="string">
            <text:p>VMUL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6"/>
        </table:table-row>
        <table:table-row table:style-name="ro1">
          <table:table-cell office:value-type="string">
            <text:p>VEX.NDS.128.0F.WIG 59 /r</text:p>
          </table:table-cell>
          <table:table-cell office:value-type="string">
            <text:p>VMUL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6"/>
        </table:table-row>
        <table:table-row table:style-name="ro1">
          <table:table-cell office:value-type="string">
            <text:p>VEX.NDS.256.0F.WIG 59 /r</text:p>
          </table:table-cell>
          <table:table-cell office:value-type="string">
            <text:p>VMUL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6"/>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6"/>
        </table:table-row>
        <table:table-row table:style-name="ro1">
          <table:table-cell office:value-type="string">
            <text:p>VEX.NDS.LIG.F2.0F.WIG 59 /r</text:p>
          </table:table-cell>
          <table:table-cell office:value-type="string">
            <text:p>VMULSD xmm1,xmm2, xmm3/m64</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6"/>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6"/>
        </table:table-row>
        <table:table-row table:style-name="ro1">
          <table:table-cell office:value-type="string">
            <text:p>VEX.NDS.LIG.F3.0F.WIG 59 /r</text:p>
          </table:table-cell>
          <table:table-cell office:value-type="string">
            <text:p>VMULSS xmm1,xmm2, xmm3/m32</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6"/>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6"/>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RW</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6"/>
        </table:table-row>
        <table:table-row table:style-name="ro1">
          <table:table-cell office:value-type="string">
            <text:p>REX+ F6 /3 </text:p>
          </table:table-cell>
          <table:table-cell office:value-type="string">
            <text:p>NEG r/m8</text:p>
          </table:table-cell>
          <table:table-cell office:value-type="string">
            <text:p>RW</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6"/>
        </table:table-row>
        <table:table-row table:style-name="ro1">
          <table:table-cell office:value-type="string">
            <text:p>F7 /3 </text:p>
          </table:table-cell>
          <table:table-cell office:value-type="string">
            <text:p>NEG r/m16 </text:p>
          </table:table-cell>
          <table:table-cell office:value-type="string">
            <text:p>RW</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6"/>
        </table:table-row>
        <table:table-row table:style-name="ro1">
          <table:table-cell office:value-type="string">
            <text:p>F7 /3 </text:p>
          </table:table-cell>
          <table:table-cell office:value-type="string">
            <text:p>NEG r/m32 </text:p>
          </table:table-cell>
          <table:table-cell office:value-type="string">
            <text:p>RW</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6"/>
        </table:table-row>
        <table:table-row table:style-name="ro1">
          <table:table-cell office:value-type="string">
            <text:p>REX.W+ F7 /3 </text:p>
          </table:table-cell>
          <table:table-cell office:value-type="string">
            <text:p>NEG r/m64 </text:p>
          </table:table-cell>
          <table:table-cell office:value-type="string">
            <text:p>RW</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6"/>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6"/>
        </table:table-row>
        <table:table-row table:style-name="ro1">
          <table:table-cell office:value-type="string">
            <text:p>0F 1F /0 </text:p>
          </table:table-cell>
          <table:table-cell office:value-type="string">
            <text:p>NOP r/m16 </text:p>
          </table:table-cell>
          <table:table-cell office:value-type="string">
            <text:p>I</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6"/>
        </table:table-row>
        <table:table-row table:style-name="ro1">
          <table:table-cell office:value-type="string">
            <text:p>0F 1F /0 </text:p>
          </table:table-cell>
          <table:table-cell office:value-type="string">
            <text:p>NOP r/m32 </text:p>
          </table:table-cell>
          <table:table-cell office:value-type="string">
            <text:p>I</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6"/>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RW</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6"/>
        </table:table-row>
        <table:table-row table:style-name="ro1">
          <table:table-cell office:value-type="string">
            <text:p>REX+ F6 /2 </text:p>
          </table:table-cell>
          <table:table-cell office:value-type="string">
            <text:p>NOT r/m8</text:p>
          </table:table-cell>
          <table:table-cell office:value-type="string">
            <text:p>RW</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6"/>
        </table:table-row>
        <table:table-row table:style-name="ro1">
          <table:table-cell office:value-type="string">
            <text:p>F7 /2 </text:p>
          </table:table-cell>
          <table:table-cell office:value-type="string">
            <text:p>NOT r/m16 </text:p>
          </table:table-cell>
          <table:table-cell office:value-type="string">
            <text:p>RW</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6"/>
        </table:table-row>
        <table:table-row table:style-name="ro1">
          <table:table-cell office:value-type="string">
            <text:p>F7 /2 </text:p>
          </table:table-cell>
          <table:table-cell office:value-type="string">
            <text:p>NOT r/m32 </text:p>
          </table:table-cell>
          <table:table-cell office:value-type="string">
            <text:p>RW</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6"/>
        </table:table-row>
        <table:table-row table:style-name="ro1">
          <table:table-cell office:value-type="string">
            <text:p>REX.W+ F7 /2 </text:p>
          </table:table-cell>
          <table:table-cell office:value-type="string">
            <text:p>NOT r/m64 </text:p>
          </table:table-cell>
          <table:table-cell office:value-type="string">
            <text:p>RW</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6"/>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6"/>
        </table:table-row>
        <table:table-row table:style-name="ro1">
          <table:table-cell office:value-type="string">
            <text:p>0D iw </text:p>
          </table:table-cell>
          <table:table-cell office:value-type="string">
            <text:p>OR AX, imm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6"/>
        </table:table-row>
        <table:table-row table:style-name="ro1">
          <table:table-cell office:value-type="string">
            <text:p>0D id </text:p>
          </table:table-cell>
          <table:table-cell office:value-type="string">
            <text:p>OR EAX, imm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6"/>
        </table:table-row>
        <table:table-row table:style-name="ro1">
          <table:table-cell office:value-type="string">
            <text:p>REX.W+ 0D id </text:p>
          </table:table-cell>
          <table:table-cell office:value-type="string">
            <text:p>OR RAX, imm32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6"/>
        </table:table-row>
        <table:table-row table:style-name="ro1">
          <table:table-cell office:value-type="string">
            <text:p>80 /1 ib </text:p>
          </table:table-cell>
          <table:table-cell office:value-type="string">
            <text:p>OR r/m8, imm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6"/>
        </table:table-row>
        <table:table-row table:style-name="ro1">
          <table:table-cell office:value-type="string">
            <text:p>REX+ 80 /1 ib </text:p>
          </table:table-cell>
          <table:table-cell office:value-type="string">
            <text:p>OR r/m8, imm8 </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6"/>
        </table:table-row>
        <table:table-row table:style-name="ro1">
          <table:table-cell office:value-type="string">
            <text:p>81 /1 iw </text:p>
          </table:table-cell>
          <table:table-cell office:value-type="string">
            <text:p>OR r/m16, imm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6"/>
        </table:table-row>
        <table:table-row table:style-name="ro1">
          <table:table-cell office:value-type="string">
            <text:p>81 /1 id </text:p>
          </table:table-cell>
          <table:table-cell office:value-type="string">
            <text:p>OR r/m32, imm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6"/>
        </table:table-row>
        <table:table-row table:style-name="ro1">
          <table:table-cell office:value-type="string">
            <text:p>REX.W+ 81 /1 id </text:p>
          </table:table-cell>
          <table:table-cell office:value-type="string">
            <text:p>OR r/m64, imm32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6"/>
        </table:table-row>
        <table:table-row table:style-name="ro1">
          <table:table-cell office:value-type="string">
            <text:p>83 /1 ib </text:p>
          </table:table-cell>
          <table:table-cell office:value-type="string">
            <text:p>OR r/m16, imm8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6"/>
        </table:table-row>
        <table:table-row table:style-name="ro1">
          <table:table-cell office:value-type="string">
            <text:p>83 /1 ib </text:p>
          </table:table-cell>
          <table:table-cell office:value-type="string">
            <text:p>OR r/m32, imm8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6"/>
        </table:table-row>
        <table:table-row table:style-name="ro1">
          <table:table-cell office:value-type="string">
            <text:p>REX.W+ 83 /1 ib </text:p>
          </table:table-cell>
          <table:table-cell office:value-type="string">
            <text:p>OR r/m64, imm8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6"/>
        </table:table-row>
        <table:table-row table:style-name="ro1">
          <table:table-cell office:value-type="string">
            <text:p>08 /r </text:p>
          </table:table-cell>
          <table:table-cell office:value-type="string">
            <text:p>OR r/m8, r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6"/>
        </table:table-row>
        <table:table-row table:style-name="ro1">
          <table:table-cell office:value-type="string">
            <text:p>REX+ 08 /r </text:p>
          </table:table-cell>
          <table:table-cell office:value-type="string">
            <text:p>OR r/m8, r8</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6"/>
        </table:table-row>
        <table:table-row table:style-name="ro1">
          <table:table-cell office:value-type="string">
            <text:p>09 /r </text:p>
          </table:table-cell>
          <table:table-cell office:value-type="string">
            <text:p>OR r/m16, r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6"/>
        </table:table-row>
        <table:table-row table:style-name="ro1">
          <table:table-cell office:value-type="string">
            <text:p>09 /r </text:p>
          </table:table-cell>
          <table:table-cell office:value-type="string">
            <text:p>OR r/m32, r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6"/>
        </table:table-row>
        <table:table-row table:style-name="ro1">
          <table:table-cell office:value-type="string">
            <text:p>REX.W+ 09 /r </text:p>
          </table:table-cell>
          <table:table-cell office:value-type="string">
            <text:p>OR r/m64, r64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6"/>
        </table:table-row>
        <table:table-row table:style-name="ro1">
          <table:table-cell office:value-type="string">
            <text:p>0A /r </text:p>
          </table:table-cell>
          <table:table-cell office:value-type="string">
            <text:p>OR r8, r/m8 </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6"/>
        </table:table-row>
        <table:table-row table:style-name="ro1">
          <table:table-cell office:value-type="string">
            <text:p>REX+ 0A /r </text:p>
          </table:table-cell>
          <table:table-cell office:value-type="string">
            <text:p>OR r8, r/m8</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6"/>
        </table:table-row>
        <table:table-row table:style-name="ro1">
          <table:table-cell office:value-type="string">
            <text:p>0B /r </text:p>
          </table:table-cell>
          <table:table-cell office:value-type="string">
            <text:p>OR r16, r/m16 </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6"/>
        </table:table-row>
        <table:table-row table:style-name="ro1">
          <table:table-cell office:value-type="string">
            <text:p>0B /r </text:p>
          </table:table-cell>
          <table:table-cell office:value-type="string">
            <text:p>OR r32, r/m32 </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6"/>
        </table:table-row>
        <table:table-row table:style-name="ro1">
          <table:table-cell office:value-type="string">
            <text:p>REX.W+ 0B /r </text:p>
          </table:table-cell>
          <table:table-cell office:value-type="string">
            <text:p>OR r64, r/m64 </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6"/>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6"/>
        </table:table-row>
        <table:table-row table:style-name="ro1">
          <table:table-cell office:value-type="string">
            <text:p>VEX.NDS.128.66.0F.WIG 56 /r </text:p>
          </table:table-cell>
          <table:table-cell office:value-type="string">
            <text:p>VORP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6"/>
        </table:table-row>
        <table:table-row table:style-name="ro1">
          <table:table-cell office:value-type="string">
            <text:p>VEX.NDS.256.66.0F.WIG 56 /r </text:p>
          </table:table-cell>
          <table:table-cell office:value-type="string">
            <text:p>VORPD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6"/>
        </table:table-row>
        <table:table-row table:style-name="ro1">
          <table:table-cell office:value-type="string">
            <text:p>VEX.NDS.128.0F.WIG 56 /r</text:p>
          </table:table-cell>
          <table:table-cell office:value-type="string">
            <text:p>VORPS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6"/>
        </table:table-row>
        <table:table-row table:style-name="ro1">
          <table:table-cell office:value-type="string">
            <text:p>VEX.NDS.256.0F.WIG 56 /r</text:p>
          </table:table-cell>
          <table:table-cell office:value-type="string">
            <text:p>VORPS ymm1, ymm2, ymm3/m256</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6"/>
        </table:table-row>
        <table:table-row table:style-name="ro1">
          <table:table-cell office:value-type="string">
            <text:p>E7 ib </text:p>
          </table:table-cell>
          <table:table-cell office:value-type="string">
            <text:p>OUT imm8, AX </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6"/>
        </table:table-row>
        <table:table-row table:style-name="ro1">
          <table:table-cell office:value-type="string">
            <text:p>E7 ib </text:p>
          </table:table-cell>
          <table:table-cell office:value-type="string">
            <text:p>OUT imm8, EAX </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6"/>
        </table:table-row>
        <table:table-row table:style-name="ro1">
          <table:table-cell office:value-type="string">
            <text:p>EE </text:p>
          </table:table-cell>
          <table:table-cell office:value-type="string">
            <text:p>OUT DX, AL </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6"/>
        </table:table-row>
        <table:table-row table:style-name="ro1">
          <table:table-cell office:value-type="string">
            <text:p>EF </text:p>
          </table:table-cell>
          <table:table-cell office:value-type="string">
            <text:p>OUT DX, AX </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6"/>
        </table:table-row>
        <table:table-row table:style-name="ro1">
          <table:table-cell office:value-type="string">
            <text:p>EF </text:p>
          </table:table-cell>
          <table:table-cell office:value-type="string">
            <text:p>OUT DX, EAX </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6"/>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6"/>
        </table:table-row>
        <table:table-row table:style-name="ro1">
          <table:table-cell office:value-type="string">
            <text:p>6F </text:p>
          </table:table-cell>
          <table:table-cell office:value-type="string">
            <text:p>OUTS DX, m16 </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6"/>
        </table:table-row>
        <table:table-row table:style-name="ro1">
          <table:table-cell office:value-type="string">
            <text:p>6F </text:p>
          </table:table-cell>
          <table:table-cell office:value-type="string">
            <text:p>OUTS DX, m32 </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6"/>
        </table:table-row>
        <table:table-row table:style-name="ro1">
          <table:table-cell office:value-type="string">
            <text:p>6E </text:p>
          </table:table-cell>
          <table:table-cell office:value-type="string">
            <text:p>OUTSB </text:p>
          </table:table-cell>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6"/>
        </table:table-row>
        <table:table-row table:style-name="ro1">
          <table:table-cell office:value-type="string">
            <text:p><text:span text:style-name="T1">PREF.66+</text:span> 6F </text:p>
          </table:table-cell>
          <table:table-cell office:value-type="string">
            <text:p>OUTSW </text:p>
          </table:table-cell>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6"/>
        </table:table-row>
        <table:table-row table:style-name="ro1">
          <table:table-cell office:value-type="string">
            <text:p>6F </text:p>
          </table:table-cell>
          <table:table-cell office:value-type="string">
            <text:p>OUTSD </text:p>
          </table:table-cell>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6"/>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6"/>
        </table:table-row>
        <table:table-row table:style-name="ro1">
          <table:table-cell office:value-type="string">
            <text:p>66 0F 38 1C /r</text:p>
          </table:table-cell>
          <table:table-cell office:value-type="string">
            <text:p>PABSB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6"/>
        </table:table-row>
        <table:table-row table:style-name="ro1">
          <table:table-cell office:value-type="string">
            <text:p>0F 38 1D /r</text:p>
          </table:table-cell>
          <table:table-cell office:value-type="string">
            <text:p>PABSW mm1, 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6"/>
        </table:table-row>
        <table:table-row table:style-name="ro1">
          <table:table-cell office:value-type="string">
            <text:p>66 0F 38 1D /r</text:p>
          </table:table-cell>
          <table:table-cell office:value-type="string">
            <text:p>PABSW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6"/>
        </table:table-row>
        <table:table-row table:style-name="ro1">
          <table:table-cell office:value-type="string">
            <text:p>0F 38 1E /r</text:p>
          </table:table-cell>
          <table:table-cell office:value-type="string">
            <text:p>PABSD mm1, mm2/m64</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6"/>
        </table:table-row>
        <table:table-row table:style-name="ro1">
          <table:table-cell office:value-type="string">
            <text:p>66 0F 38 1E /r</text:p>
          </table:table-cell>
          <table:table-cell office:value-type="string">
            <text:p>PABSD xmm1, xmm2/m128</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6"/>
        </table:table-row>
        <table:table-row table:style-name="ro1">
          <table:table-cell office:value-type="string">
            <text:p>VEX.128.66.0F38.WIG 1C /r</text:p>
          </table:table-cell>
          <table:table-cell office:value-type="string">
            <text:p>VPABSB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6"/>
        </table:table-row>
        <table:table-row table:style-name="ro1">
          <table:table-cell office:value-type="string">
            <text:p>VEX.128.66.0F38.WIG 1D /r</text:p>
          </table:table-cell>
          <table:table-cell office:value-type="string">
            <text:p>VPABSW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6"/>
        </table:table-row>
        <table:table-row table:style-name="ro1">
          <table:table-cell office:value-type="string">
            <text:p>VEX.128.66.0F38.WIG 1E /r</text:p>
          </table:table-cell>
          <table:table-cell office:value-type="string">
            <text:p>VPABSD xmm1, xmm2/m128</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6"/>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6"/>
        </table:table-row>
        <table:table-row table:style-name="ro1">
          <table:table-cell office:value-type="string">
            <text:p>66 0F 63 /r</text:p>
          </table:table-cell>
          <table:table-cell office:value-type="string">
            <text:p>PACKSSWB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6"/>
        </table:table-row>
        <table:table-row table:style-name="ro1">
          <table:table-cell office:value-type="string">
            <text:p>0F 6B /r</text:p>
          </table:table-cell>
          <table:table-cell office:value-type="string">
            <text:p>PACKSSDW mm1, mm2/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6"/>
        </table:table-row>
        <table:table-row table:style-name="ro1">
          <table:table-cell office:value-type="string">
            <text:p>66 0F 6B /r</text:p>
          </table:table-cell>
          <table:table-cell office:value-type="string">
            <text:p>PACKSSDW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6"/>
        </table:table-row>
        <table:table-row table:style-name="ro1">
          <table:table-cell office:value-type="string">
            <text:p>VEX.NDS.128.66.0F.WIG 63 /r</text:p>
          </table:table-cell>
          <table:table-cell office:value-type="string">
            <text:p>VPACKSSW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6"/>
        </table:table-row>
        <table:table-row table:style-name="ro1">
          <table:table-cell office:value-type="string">
            <text:p>VEX.NDS.128.66.0F.WIG 6B /r</text:p>
          </table:table-cell>
          <table:table-cell office:value-type="string">
            <text:p>VPACKSSD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6"/>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6"/>
        </table:table-row>
        <table:table-row table:style-name="ro1">
          <table:table-cell office:value-type="string">
            <text:p>VEX.NDS.128.66.0F38.WIG 2B /r </text:p>
          </table:table-cell>
          <table:table-cell office:value-type="string">
            <text:p>PACKUSDW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6"/>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6"/>
        </table:table-row>
        <table:table-row table:style-name="ro1">
          <table:table-cell office:value-type="string">
            <text:p>66 0F 67 /r</text:p>
          </table:table-cell>
          <table:table-cell office:value-type="string">
            <text:p>PACKUSWB xmm1, xmm2/m128</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6"/>
        </table:table-row>
        <table:table-row table:style-name="ro1">
          <table:table-cell office:value-type="string">
            <text:p>VEX.NDS.128.66.0F.WIG 67 /r</text:p>
          </table:table-cell>
          <table:table-cell office:value-type="string">
            <text:p>VPACKUSW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6"/>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6"/>
        </table:table-row>
        <table:table-row table:style-name="ro1">
          <table:table-cell office:value-type="string">
            <text:p>66 0F FC /r</text:p>
          </table:table-cell>
          <table:table-cell office:value-type="string">
            <text:p>PADD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6"/>
        </table:table-row>
        <table:table-row table:style-name="ro1">
          <table:table-cell office:value-type="string">
            <text:p>0F FD /r</text:p>
          </table:table-cell>
          <table:table-cell office:value-type="string">
            <text:p>PADD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6"/>
        </table:table-row>
        <table:table-row table:style-name="ro1">
          <table:table-cell office:value-type="string">
            <text:p>66 0F FD /r</text:p>
          </table:table-cell>
          <table:table-cell office:value-type="string">
            <text:p>PADD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6"/>
        </table:table-row>
        <table:table-row table:style-name="ro1">
          <table:table-cell office:value-type="string">
            <text:p>0F FE /r</text:p>
          </table:table-cell>
          <table:table-cell office:value-type="string">
            <text:p>PADD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6"/>
        </table:table-row>
        <table:table-row table:style-name="ro1">
          <table:table-cell office:value-type="string">
            <text:p>66 0F FE /r</text:p>
          </table:table-cell>
          <table:table-cell office:value-type="string">
            <text:p>PADD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6"/>
        </table:table-row>
        <table:table-row table:style-name="ro1">
          <table:table-cell office:value-type="string">
            <text:p>VEX.NDS.128.66.0F.WIG FC /r</text:p>
          </table:table-cell>
          <table:table-cell office:value-type="string">
            <text:p>VPADD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6"/>
        </table:table-row>
        <table:table-row table:style-name="ro1">
          <table:table-cell office:value-type="string">
            <text:p>VEX.NDS.128.66.0F.WIG FD /r</text:p>
          </table:table-cell>
          <table:table-cell office:value-type="string">
            <text:p>VPADD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6"/>
        </table:table-row>
        <table:table-row table:style-name="ro1">
          <table:table-cell office:value-type="string">
            <text:p>VEX.NDS.128.66.0F.WIG FE /r</text:p>
          </table:table-cell>
          <table:table-cell office:value-type="string">
            <text:p>VPADD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6"/>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6"/>
        </table:table-row>
        <table:table-row table:style-name="ro1">
          <table:table-cell office:value-type="string">
            <text:p>66 0F D4 /r</text:p>
          </table:table-cell>
          <table:table-cell office:value-type="string">
            <text:p>PADDQ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6"/>
        </table:table-row>
        <table:table-row table:style-name="ro1">
          <table:table-cell office:value-type="string">
            <text:p>VEX.NDS.128.66.0F.WIG D4 /r</text:p>
          </table:table-cell>
          <table:table-cell office:value-type="string">
            <text:p>VPADDQ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6"/>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6"/>
        </table:table-row>
        <table:table-row table:style-name="ro1">
          <table:table-cell office:value-type="string">
            <text:p>66 0F EC /r</text:p>
          </table:table-cell>
          <table:table-cell office:value-type="string">
            <text:p>PADDS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6"/>
        </table:table-row>
        <table:table-row table:style-name="ro1">
          <table:table-cell office:value-type="string">
            <text:p>0F ED /r</text:p>
          </table:table-cell>
          <table:table-cell office:value-type="string">
            <text:p>PADDS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6"/>
        </table:table-row>
        <table:table-row table:style-name="ro1">
          <table:table-cell office:value-type="string">
            <text:p>66 0F ED /r</text:p>
          </table:table-cell>
          <table:table-cell office:value-type="string">
            <text:p>PADD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6"/>
        </table:table-row>
        <table:table-row table:style-name="ro1">
          <table:table-cell office:value-type="string">
            <text:p>VEX.NDS.128.66.0F.WIG EC /r </text:p>
          </table:table-cell>
          <table:table-cell office:value-type="string">
            <text:p>VPADDSB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6"/>
        </table:table-row>
        <table:table-row table:style-name="ro1">
          <table:table-cell office:value-type="string">
            <text:p>VEX.NDS.128.66.0F.WIG ED /r </text:p>
          </table:table-cell>
          <table:table-cell office:value-type="string">
            <text:p>VPADD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6"/>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6"/>
        </table:table-row>
        <table:table-row table:style-name="ro1">
          <table:table-cell office:value-type="string">
            <text:p>66 0F DC /r</text:p>
          </table:table-cell>
          <table:table-cell office:value-type="string">
            <text:p>PADDUS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6"/>
        </table:table-row>
        <table:table-row table:style-name="ro1">
          <table:table-cell office:value-type="string">
            <text:p>0F DD /r</text:p>
          </table:table-cell>
          <table:table-cell office:value-type="string">
            <text:p>PADDUS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6"/>
        </table:table-row>
        <table:table-row table:style-name="ro1">
          <table:table-cell office:value-type="string">
            <text:p>66 0F DD /r</text:p>
          </table:table-cell>
          <table:table-cell office:value-type="string">
            <text:p>PADDU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6"/>
        </table:table-row>
        <table:table-row table:style-name="ro1">
          <table:table-cell office:value-type="string">
            <text:p>VEX.NDS.128.660F.WIG DC /r</text:p>
          </table:table-cell>
          <table:table-cell office:value-type="string">
            <text:p>VPADDUS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6"/>
        </table:table-row>
        <table:table-row table:style-name="ro1">
          <table:table-cell office:value-type="string">
            <text:p>VEX.NDS.128.66.0F.WIG DD /r</text:p>
          </table:table-cell>
          <table:table-cell office:value-type="string">
            <text:p>VPADDU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6"/>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6"/>
        </table:table-row>
        <table:table-row table:style-name="ro1">
          <table:table-cell office:value-type="string">
            <text:p>66 0F 3A 0F</text:p>
          </table:table-cell>
          <table:table-cell office:value-type="string">
            <text:p>PALIGNR xmm1, xmm2/m128, imm8</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6"/>
        </table:table-row>
        <table:table-row table:style-name="ro1">
          <table:table-cell office:value-type="string">
            <text:p>VEX.NDS.128.66.0F3A.WIG 0F /r ib</text:p>
          </table:table-cell>
          <table:table-cell office:value-type="string">
            <text:p>VPALIGNR xmm1, xmm2, xmm3/m128, imm8</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6"/>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6"/>
        </table:table-row>
        <table:table-row table:style-name="ro1">
          <table:table-cell office:value-type="string">
            <text:p>66 0F DB /r</text:p>
          </table:table-cell>
          <table:table-cell office:value-type="string">
            <text:p>PAN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6"/>
        </table:table-row>
        <table:table-row table:style-name="ro1">
          <table:table-cell office:value-type="string">
            <text:p>VEX.NDS.128.66.0F.WIG DB /r</text:p>
          </table:table-cell>
          <table:table-cell office:value-type="string">
            <text:p>VPAN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6"/>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6"/>
        </table:table-row>
        <table:table-row table:style-name="ro1">
          <table:table-cell office:value-type="string">
            <text:p>66 0F DF /r</text:p>
          </table:table-cell>
          <table:table-cell office:value-type="string">
            <text:p>PANDN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6"/>
        </table:table-row>
        <table:table-row table:style-name="ro1">
          <table:table-cell office:value-type="string">
            <text:p>VEX.NDS.128.66.0F.WIG DF /r</text:p>
          </table:table-cell>
          <table:table-cell office:value-type="string">
            <text:p>VPANDN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6"/>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office:value-type="string">
            <text:p>0F E0 /r </text:p>
          </table:table-cell>
          <table:table-cell office:value-type="string">
            <text:p>PAVGB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6"/>
        </table:table-row>
        <table:table-row table:style-name="ro1">
          <table:table-cell office:value-type="string">
            <text:p>66 0F E0 /r</text:p>
          </table:table-cell>
          <table:table-cell office:value-type="string">
            <text:p>PAVG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6"/>
        </table:table-row>
        <table:table-row table:style-name="ro1">
          <table:table-cell office:value-type="string">
            <text:p>0F E3 /r</text:p>
          </table:table-cell>
          <table:table-cell office:value-type="string">
            <text:p>PAVG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6"/>
        </table:table-row>
        <table:table-row table:style-name="ro1">
          <table:table-cell office:value-type="string">
            <text:p>66 0F E3 /r</text:p>
          </table:table-cell>
          <table:table-cell office:value-type="string">
            <text:p>PAVG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6"/>
        </table:table-row>
        <table:table-row table:style-name="ro1">
          <table:table-cell office:value-type="string">
            <text:p>VEX.NDS.128.66.0F.WIG E0 /r</text:p>
          </table:table-cell>
          <table:table-cell office:value-type="string">
            <text:p>VPAVG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6"/>
        </table:table-row>
        <table:table-row table:style-name="ro1">
          <table:table-cell office:value-type="string">
            <text:p>VEX.NDS.128.66.0F.WIG E3 /r</text:p>
          </table:table-cell>
          <table:table-cell office:value-type="string">
            <text:p>VPAVG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6"/>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6"/>
        </table:table-row>
        <table:table-row table:style-name="ro1">
          <table:table-cell office:value-type="string">
            <text:p>VEX.NDS.128.66.0F3A.W0 4C /r /is4 </text:p>
          </table:table-cell>
          <table:table-cell office:value-type="string">
            <text:p>VPBLENDVB xmm1, xmm2, xmm3/m128, xmm4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6"/>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6"/>
        </table:table-row>
        <table:table-row table:style-name="ro1">
          <table:table-cell office:value-type="string">
            <text:p>VEX.NDS.128.66.0F3A.WIG 0E /r ib </text:p>
          </table:table-cell>
          <table:table-cell office:value-type="string">
            <text:p>VPBLENDW xmm1, xmm2, xmm3/m128, imm8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6"/>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W, R, R</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6"/>
        </table:table-row>
        <table:table-row table:style-name="ro1">
          <table:table-cell office:value-type="string">
            <text:p>VEX.NDS.128.66.0F3A.WIG 44 /r ib </text:p>
          </table:table-cell>
          <table:table-cell office:value-type="string">
            <text:p>VPCLMULQDQ xmm1, xmm2, xmm3/m128, imm8 </text:p>
          </table:table-cell>
          <table:table-cell office:value-type="string">
            <text:p>Z, R, R, R</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6"/>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6"/>
        </table:table-row>
        <table:table-row table:style-name="ro1">
          <table:table-cell office:value-type="string">
            <text:p>66 0F 74 /r</text:p>
          </table:table-cell>
          <table:table-cell office:value-type="string">
            <text:p>PCMPEQ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6"/>
        </table:table-row>
        <table:table-row table:style-name="ro1">
          <table:table-cell office:value-type="string">
            <text:p>0F 75 /r</text:p>
          </table:table-cell>
          <table:table-cell office:value-type="string">
            <text:p>PCMPEQ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6"/>
        </table:table-row>
        <table:table-row table:style-name="ro1">
          <table:table-cell office:value-type="string">
            <text:p>66 0F 75 /r</text:p>
          </table:table-cell>
          <table:table-cell office:value-type="string">
            <text:p>PCMPEQW xmm1, xmm2/m128</text:p>
          </table:table-cell>
          <table:table-cell office:value-type="string">
            <text:p>RW&lt; R</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6"/>
        </table:table-row>
        <table:table-row table:style-name="ro1">
          <table:table-cell office:value-type="string">
            <text:p>0F 76 /r</text:p>
          </table:table-cell>
          <table:table-cell office:value-type="string">
            <text:p>PCMPEQ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6"/>
        </table:table-row>
        <table:table-row table:style-name="ro1">
          <table:table-cell office:value-type="string">
            <text:p>66 0F 76 /r</text:p>
          </table:table-cell>
          <table:table-cell office:value-type="string">
            <text:p>PCMPEQ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6"/>
        </table:table-row>
        <table:table-row table:style-name="ro1">
          <table:table-cell office:value-type="string">
            <text:p>VEX.NDS.128.66.0F.WIG 74 /r</text:p>
          </table:table-cell>
          <table:table-cell office:value-type="string">
            <text:p>VPCMPEQ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6"/>
        </table:table-row>
        <table:table-row table:style-name="ro1">
          <table:table-cell office:value-type="string">
            <text:p>VEX.NDS.128.66.0F.WIG 75 /r</text:p>
          </table:table-cell>
          <table:table-cell office:value-type="string">
            <text:p>VPCMPEQ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6"/>
        </table:table-row>
        <table:table-row table:style-name="ro1">
          <table:table-cell office:value-type="string">
            <text:p>VEX.NDS.128.66.0F.WIG 76 /r</text:p>
          </table:table-cell>
          <table:table-cell office:value-type="string">
            <text:p>VPCMPEQ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6"/>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6"/>
        </table:table-row>
        <table:table-row table:style-name="ro1">
          <table:table-cell office:value-type="string">
            <text:p>VEX.NDS.128.66.0F38.WIG 29 /r </text:p>
          </table:table-cell>
          <table:table-cell office:value-type="string">
            <text:p>VPCMPEQQ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6"/>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6"/>
        </table:table-row>
        <table:table-row table:style-name="ro1">
          <table:table-cell office:value-type="string">
            <text:p>VEX.128.66.0F3A.WIG 61 /r ib </text:p>
          </table:table-cell>
          <table:table-cell office:value-type="string">
            <text:p>VPCMPESTRI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6"/>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6"/>
        </table:table-row>
        <table:table-row table:style-name="ro1">
          <table:table-cell office:value-type="string">
            <text:p>VEX.128.66.0F3A.WIG 60 /r ib </text:p>
          </table:table-cell>
          <table:table-cell office:value-type="string">
            <text:p>VPCMPESTRM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6"/>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6"/>
        </table:table-row>
        <table:table-row table:style-name="ro1">
          <table:table-cell office:value-type="string">
            <text:p>66 0F 64 /r</text:p>
          </table:table-cell>
          <table:table-cell office:value-type="string">
            <text:p>PCMPGT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6"/>
        </table:table-row>
        <table:table-row table:style-name="ro1">
          <table:table-cell office:value-type="string">
            <text:p>0F 65 /r</text:p>
          </table:table-cell>
          <table:table-cell office:value-type="string">
            <text:p>PCMPGT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6"/>
        </table:table-row>
        <table:table-row table:style-name="ro1">
          <table:table-cell office:value-type="string">
            <text:p>66 0F 65 /r</text:p>
          </table:table-cell>
          <table:table-cell office:value-type="string">
            <text:p>PCMPGT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6"/>
        </table:table-row>
        <table:table-row table:style-name="ro1">
          <table:table-cell office:value-type="string">
            <text:p>0F 66 /r</text:p>
          </table:table-cell>
          <table:table-cell office:value-type="string">
            <text:p>PCMPGT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6"/>
        </table:table-row>
        <table:table-row table:style-name="ro1">
          <table:table-cell office:value-type="string">
            <text:p>66 0F 66 /r</text:p>
          </table:table-cell>
          <table:table-cell office:value-type="string">
            <text:p>PCMPGT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6"/>
        </table:table-row>
        <table:table-row table:style-name="ro1">
          <table:table-cell office:value-type="string">
            <text:p>VEX.NDS.128.66.0F.WIG 64 /r</text:p>
          </table:table-cell>
          <table:table-cell office:value-type="string">
            <text:p>VPCMPGT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6"/>
        </table:table-row>
        <table:table-row table:style-name="ro1">
          <table:table-cell office:value-type="string">
            <text:p>VEX.NDS.128.66.0F.WIG 65 /r</text:p>
          </table:table-cell>
          <table:table-cell office:value-type="string">
            <text:p>VPCMPGT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6"/>
        </table:table-row>
        <table:table-row table:style-name="ro1">
          <table:table-cell office:value-type="string">
            <text:p>VEX.NDS.128.66.0F.WIG 66 /r</text:p>
          </table:table-cell>
          <table:table-cell office:value-type="string">
            <text:p>VPCMPGT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6"/>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W, R</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6"/>
        </table:table-row>
        <table:table-row table:style-name="ro1">
          <table:table-cell office:value-type="string">
            <text:p>VEX.NDS.128.66.0F38.WIG 37 /r </text:p>
          </table:table-cell>
          <table:table-cell office:value-type="string">
            <text:p>VPCMPGTQ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6"/>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6"/>
        </table:table-row>
        <table:table-row table:style-name="ro1">
          <table:table-cell office:value-type="string">
            <text:p>VEX.128.66.0F3A.WIG 63 /r ib </text:p>
          </table:table-cell>
          <table:table-cell office:value-type="string">
            <text:p>VPCMPISTRI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6"/>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6"/>
        </table:table-row>
        <table:table-row table:style-name="ro1">
          <table:table-cell office:value-type="string">
            <text:p>VEX.128.66.0F3A.WIG 62 /r ib </text:p>
          </table:table-cell>
          <table:table-cell office:value-type="string">
            <text:p>VPCMPISTRM xmm1, xmm2/m128, imm8 </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6"/>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6"/>
        </table:table-row>
        <table:table-row table:style-name="ro1">
          <table:table-cell table:style-name="ce8" office:value-type="string">
            <text:p>66 0F 3A 16 /r ib </text:p>
          </table:table-cell>
          <table:table-cell office:value-type="string">
            <text:p>PEXTRD r/m32, xmm2, imm8 </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6"/>
        </table:table-row>
        <table:table-row table:style-name="ro1">
          <table:table-cell table:style-name="ce8" office:value-type="string">
            <text:p>66 REX.W+ 0F 3A 16 /r ib </text:p>
          </table:table-cell>
          <table:table-cell office:value-type="string">
            <text:p>PEXTRQ r/m64, xmm2, imm8 </text:p>
          </table:table-cell>
          <table:table-cell office:value-type="string">
            <text:p>W, R, R</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6"/>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6"/>
        </table:table-row>
        <table:table-row table:style-name="ro1">
          <table:table-cell office:value-type="string">
            <text:p>VEX.128.66.0F3A.W0 16 /r ib </text:p>
          </table:table-cell>
          <table:table-cell office:value-type="string">
            <text:p>VPEXTRD r32/m32, xmm2,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6"/>
        </table:table-row>
        <table:table-row table:style-name="ro1">
          <table:table-cell office:value-type="string">
            <text:p>VEX.128.66.0F3A.W1 16 /r ib </text:p>
          </table:table-cell>
          <table:table-cell office:value-type="string">
            <text:p>VPEXTRQ r64/m64, xmm2, imm8 </text:p>
          </table:table-cell>
          <table:table-cell office:value-type="string">
            <text:p>W, R, R</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6"/>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W, R, R</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6"/>
        </table:table-row>
        <table:table-row table:style-name="ro1">
          <table:table-cell office:value-type="string">
            <text:p>66 0F C5 /r ib</text:p>
          </table:table-cell>
          <table:table-cell office:value-type="string">
            <text:p>PEXTRW reg, xmm,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6"/>
        </table:table-row>
        <table:table-row table:style-name="ro1">
          <table:table-cell office:value-type="string">
            <text:p>66 0F 3A 15 /r ib </text:p>
          </table:table-cell>
          <table:table-cell office:value-type="string">
            <text:p>PEXTRW reg/m16, xmm, imm8 </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6"/>
        </table:table-row>
        <table:table-row table:style-name="ro1">
          <table:table-cell table:style-name="ce8" office:value-type="string">
            <text:p>VEX.128.66.0F.W0 C5 /r ib </text:p>
          </table:table-cell>
          <table:table-cell office:value-type="string">
            <text:p>VPEXTRW reg, xmm1,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6"/>
        </table:table-row>
        <table:table-row table:style-name="ro1">
          <table:table-cell office:value-type="string">
            <text:p>VEX.128.66.0F3A.W0 15 /r ib </text:p>
          </table:table-cell>
          <table:table-cell office:value-type="string">
            <text:p>VPEXTRW reg/m16, xmm2, imm8 </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6"/>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6"/>
        </table:table-row>
        <table:table-row table:style-name="ro1">
          <table:table-cell office:value-type="string">
            <text:p>66 0F 38 01 /r</text:p>
          </table:table-cell>
          <table:table-cell office:value-type="string">
            <text:p>PHADD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6"/>
        </table:table-row>
        <table:table-row table:style-name="ro1">
          <table:table-cell office:value-type="string">
            <text:p>0F 38 02 /r</text:p>
          </table:table-cell>
          <table:table-cell office:value-type="string">
            <text:p>PHADDD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6"/>
        </table:table-row>
        <table:table-row table:style-name="ro1">
          <table:table-cell office:value-type="string">
            <text:p>66 0F 38 02 /r</text:p>
          </table:table-cell>
          <table:table-cell office:value-type="string">
            <text:p>PHADD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6"/>
        </table:table-row>
        <table:table-row table:style-name="ro1">
          <table:table-cell office:value-type="string">
            <text:p>VEX.NDS.128.66.0F38.WIG 01 /r</text:p>
          </table:table-cell>
          <table:table-cell office:value-type="string">
            <text:p>VPHADD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6"/>
        </table:table-row>
        <table:table-row table:style-name="ro1">
          <table:table-cell office:value-type="string">
            <text:p>VEX.NDS.128.66.0F38.WIG 02 /r</text:p>
          </table:table-cell>
          <table:table-cell office:value-type="string">
            <text:p>VPHADD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6"/>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6"/>
        </table:table-row>
        <table:table-row table:style-name="ro1">
          <table:table-cell office:value-type="string">
            <text:p>66 0F 38 03 /r</text:p>
          </table:table-cell>
          <table:table-cell office:value-type="string">
            <text:p>PHADD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6"/>
        </table:table-row>
        <table:table-row table:style-name="ro1">
          <table:table-cell office:value-type="string">
            <text:p>VEX.NDS.128.66.0F38.WIG 03 /r</text:p>
          </table:table-cell>
          <table:table-cell office:value-type="string">
            <text:p>VPHADD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6"/>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6"/>
        </table:table-row>
        <table:table-row table:style-name="ro1">
          <table:table-cell office:value-type="string">
            <text:p>VEX.128.66.0F38.WIG 41 /r </text:p>
          </table:table-cell>
          <table:table-cell office:value-type="string">
            <text:p>VPHMINPOSUW xmm1, xmm2/m128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6"/>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6"/>
        </table:table-row>
        <table:table-row table:style-name="ro1">
          <table:table-cell office:value-type="string">
            <text:p>66 0F 38 05 /r</text:p>
          </table:table-cell>
          <table:table-cell office:value-type="string">
            <text:p>PHSUB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6"/>
        </table:table-row>
        <table:table-row table:style-name="ro1">
          <table:table-cell office:value-type="string">
            <text:p>0F 38 06 /r</text:p>
          </table:table-cell>
          <table:table-cell office:value-type="string">
            <text:p>PHSUBD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6"/>
        </table:table-row>
        <table:table-row table:style-name="ro1">
          <table:table-cell office:value-type="string">
            <text:p>66 0F 38 06 /r</text:p>
          </table:table-cell>
          <table:table-cell office:value-type="string">
            <text:p>PHSUB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6"/>
        </table:table-row>
        <table:table-row table:style-name="ro1">
          <table:table-cell office:value-type="string">
            <text:p>VEX.NDS.128.66.0F38.WIG 05 /r</text:p>
          </table:table-cell>
          <table:table-cell office:value-type="string">
            <text:p>VPHSUB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6"/>
        </table:table-row>
        <table:table-row table:style-name="ro1">
          <table:table-cell office:value-type="string">
            <text:p>VEX.NDS.128.66.0F38.WIG 06 /r</text:p>
          </table:table-cell>
          <table:table-cell office:value-type="string">
            <text:p>VPHSUB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6"/>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6"/>
        </table:table-row>
        <table:table-row table:style-name="ro1">
          <table:table-cell office:value-type="string">
            <text:p>66 0F 38 07 /r</text:p>
          </table:table-cell>
          <table:table-cell office:value-type="string">
            <text:p>PHSUB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6"/>
        </table:table-row>
        <table:table-row table:style-name="ro1">
          <table:table-cell office:value-type="string">
            <text:p>VEX.NDS.128.66.0F38.WIG 07 /r</text:p>
          </table:table-cell>
          <table:table-cell office:value-type="string">
            <text:p>VPHSUB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6"/>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6"/>
        </table:table-row>
        <table:table-row table:style-name="ro1">
          <table:table-cell office:value-type="string">
            <text:p>66 0F 3A 22 /r ib </text:p>
          </table:table-cell>
          <table:table-cell office:value-type="string">
            <text:p>PINSRD xmm1, r/m32, imm8 </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6"/>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7" table:number-columns-repeated="1016"/>
        </table:table-row>
        <table:table-row table:style-name="ro1">
          <table:table-cell office:value-type="string">
            <text:p>VEX.NDS.128.66.0F3A.W0 20 /r ib </text:p>
          </table:table-cell>
          <table:table-cell office:value-type="string">
            <text:p>VPINSRB xmm1, xmm2, r32/m8, imm8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6"/>
        </table:table-row>
        <table:table-row table:style-name="ro1">
          <table:table-cell office:value-type="string">
            <text:p>VEX.NDS.128.66.0F3A.W0 22 /r ib </text:p>
          </table:table-cell>
          <table:table-cell office:value-type="string">
            <text:p>VPINSRD xmm1, xmm2, r32/m32, imm8 </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6"/>
        </table:table-row>
        <table:table-row table:style-name="ro1">
          <table:table-cell office:value-type="string">
            <text:p>VEX.NDS.128.66.0F3A.W1 22 /r ib </text:p>
          </table:table-cell>
          <table:table-cell office:value-type="string">
            <text:p>VPINSRQ xmm1, xmm2, r64/m64, imm8 </text:p>
          </table:table-cell>
          <table:table-cell office:value-type="string">
            <text:p>Z, R, R, R</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6"/>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W, R, R</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6"/>
        </table:table-row>
        <table:table-row table:style-name="ro1">
          <table:table-cell office:value-type="string">
            <text:p>66 0F C4 /r ib</text:p>
          </table:table-cell>
          <table:table-cell office:value-type="string">
            <text:p>PINSRW xmm, r32/m16, imm8</text:p>
          </table:table-cell>
          <table:table-cell office:value-type="string">
            <text:p>RW, R, R</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6"/>
        </table:table-row>
        <table:table-row table:style-name="ro1">
          <table:table-cell office:value-type="string">
            <text:p>VEX.NDS.128.66.0F.W0 C4 /r ib</text:p>
          </table:table-cell>
          <table:table-cell office:value-type="string">
            <text:p>VPINSRW xmm1, xmm2, r32/m16, imm8</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6"/>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6"/>
        </table:table-row>
        <table:table-row table:style-name="ro1">
          <table:table-cell office:value-type="string">
            <text:p>66 0F 38 04 /r</text:p>
          </table:table-cell>
          <table:table-cell office:value-type="string">
            <text:p>PMADDUB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6"/>
        </table:table-row>
        <table:table-row table:style-name="ro1">
          <table:table-cell office:value-type="string">
            <text:p>VEX.NDS.128.66.0F38.WIG 04 /r</text:p>
          </table:table-cell>
          <table:table-cell office:value-type="string">
            <text:p>VPMADDUB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6"/>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6"/>
        </table:table-row>
        <table:table-row table:style-name="ro1">
          <table:table-cell office:value-type="string">
            <text:p>66 0F F5 /r</text:p>
          </table:table-cell>
          <table:table-cell office:value-type="string">
            <text:p>PMADDWD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6"/>
        </table:table-row>
        <table:table-row table:style-name="ro1">
          <table:table-cell office:value-type="string">
            <text:p>VEX.NDS.128.66.0F.WIG F5 /r</text:p>
          </table:table-cell>
          <table:table-cell office:value-type="string">
            <text:p>VPMADDW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6"/>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6"/>
        </table:table-row>
        <table:table-row table:style-name="ro1">
          <table:table-cell office:value-type="string">
            <text:p>VEX.NDS.128.66.0F38.WIG 3C /r </text:p>
          </table:table-cell>
          <table:table-cell office:value-type="string">
            <text:p>VPMAXSB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6"/>
        </table:table-row>
        <table:table-row table:style-name="ro1">
          <table:table-cell office:value-type="string">
            <text:p>VEX.NDS.128.66.0F38.WIG 3D /r </text:p>
          </table:table-cell>
          <table:table-cell office:value-type="string">
            <text:p>VPMAXS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6"/>
        </table:table-row>
        <table:table-row table:style-name="ro1">
          <table:table-cell office:value-type="string">
            <text:p>66 0F EE /r</text:p>
          </table:table-cell>
          <table:table-cell office:value-type="string">
            <text:p>PMAX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6"/>
        </table:table-row>
        <table:table-row table:style-name="ro1">
          <table:table-cell office:value-type="string">
            <text:p>VEX.NDS.128.66.0F.WIG EE /r</text:p>
          </table:table-cell>
          <table:table-cell office:value-type="string">
            <text:p>VPMAX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6"/>
        </table:table-row>
        <table:table-row table:style-name="ro1">
          <table:table-cell office:value-type="string">
            <text:p>66 0F DE /r</text:p>
          </table:table-cell>
          <table:table-cell office:value-type="string">
            <text:p>PMAXU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6"/>
        </table:table-row>
        <table:table-row table:style-name="ro1">
          <table:table-cell office:value-type="string">
            <text:p>VEX.NDS.128.66.0F.WIG DE /r</text:p>
          </table:table-cell>
          <table:table-cell office:value-type="string">
            <text:p>VPMAXU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6"/>
        </table:table-row>
        <table:table-row table:style-name="ro1">
          <table:table-cell office:value-type="string">
            <text:p>VEX.NDS.128.66.0F38.WIG 3F /r </text:p>
          </table:table-cell>
          <table:table-cell office:value-type="string">
            <text:p>VPMAXU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6"/>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6"/>
        </table:table-row>
        <table:table-row table:style-name="ro1">
          <table:table-cell office:value-type="string">
            <text:p>VEX.NDS.128.66.0F38.WIG 3E /r </text:p>
          </table:table-cell>
          <table:table-cell office:value-type="string">
            <text:p>VPMAXUW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6"/>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6"/>
        </table:table-row>
        <table:table-row table:style-name="ro1">
          <table:table-cell office:value-type="string">
            <text:p>VEX.NDS.128.66.0F38.WIG 38 /r </text:p>
          </table:table-cell>
          <table:table-cell office:value-type="string">
            <text:p>VPMINSB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6"/>
        </table:table-row>
        <table:table-row table:style-name="ro1">
          <table:table-cell office:value-type="string">
            <text:p>VEX.NDS.128.66.0F38.WIG 39 /r </text:p>
          </table:table-cell>
          <table:table-cell office:value-type="string">
            <text:p>VPMINS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6"/>
        </table:table-row>
        <table:table-row table:style-name="ro1">
          <table:table-cell office:value-type="string">
            <text:p>66 0F EA /r</text:p>
          </table:table-cell>
          <table:table-cell office:value-type="string">
            <text:p>PMINS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6"/>
        </table:table-row>
        <table:table-row table:style-name="ro1">
          <table:table-cell office:value-type="string">
            <text:p>VEX.NDS.128.66.0F.WIG EA /r</text:p>
          </table:table-cell>
          <table:table-cell office:value-type="string">
            <text:p>VPMIN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6"/>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6"/>
        </table:table-row>
        <table:table-row table:style-name="ro1">
          <table:table-cell office:value-type="string">
            <text:p>66 0F DA /r</text:p>
          </table:table-cell>
          <table:table-cell office:value-type="string">
            <text:p>PMINUB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6"/>
        </table:table-row>
        <table:table-row table:style-name="ro1">
          <table:table-cell office:value-type="string">
            <text:p>VEX.NDS.128.66.0F.WIG DA /r</text:p>
          </table:table-cell>
          <table:table-cell office:value-type="string">
            <text:p>VPMINU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6"/>
        </table:table-row>
        <table:table-row table:style-name="ro1">
          <table:table-cell office:value-type="string">
            <text:p>VEX.NDS.128.66.0F38.WIG 3B /r </text:p>
          </table:table-cell>
          <table:table-cell office:value-type="string">
            <text:p>VPMINU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6"/>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6"/>
        </table:table-row>
        <table:table-row table:style-name="ro1">
          <table:table-cell office:value-type="string">
            <text:p>VEX.NDS.128.66.0F38.WIG 3A /r </text:p>
          </table:table-cell>
          <table:table-cell office:value-type="string">
            <text:p>VPMINUW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6"/>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6"/>
        </table:table-row>
        <table:table-row table:style-name="ro1">
          <table:table-cell office:value-type="string">
            <text:p>66 0F D7 /r</text:p>
          </table:table-cell>
          <table:table-cell office:value-type="string">
            <text:p>PMOVMSKB reg, xm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6"/>
        </table:table-row>
        <table:table-row table:style-name="ro1">
          <table:table-cell office:value-type="string">
            <text:p>VEX.128.66.0F.WIG D7 /r</text:p>
          </table:table-cell>
          <table:table-cell office:value-type="string">
            <text:p>VPMOVMSKB reg, xmm1</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6"/>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6"/>
        </table:table-row>
        <table:table-row table:style-name="ro1">
          <table:table-cell office:value-type="string">
            <text:p>66 0f 38 21 /r </text:p>
          </table:table-cell>
          <table:table-cell office:value-type="string">
            <text:p>PMOVSXBD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6"/>
        </table:table-row>
        <table:table-row table:style-name="ro1">
          <table:table-cell office:value-type="string">
            <text:p>66 0f 38 22 /r </text:p>
          </table:table-cell>
          <table:table-cell office:value-type="string">
            <text:p>PMOVSXBQ xmm1, xmm2/m16</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6"/>
        </table:table-row>
        <table:table-row table:style-name="ro1">
          <table:table-cell office:value-type="string">
            <text:p>66 0f 38 23 /r </text:p>
          </table:table-cell>
          <table:table-cell office:value-type="string">
            <text:p>PMOVSXWD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6"/>
        </table:table-row>
        <table:table-row table:style-name="ro1">
          <table:table-cell office:value-type="string">
            <text:p>66 0f 38 24 /r </text:p>
          </table:table-cell>
          <table:table-cell office:value-type="string">
            <text:p>PMOVSXWQ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6"/>
        </table:table-row>
        <table:table-row table:style-name="ro1">
          <table:table-cell office:value-type="string">
            <text:p>66 0f 38 25 /r </text:p>
          </table:table-cell>
          <table:table-cell office:value-type="string">
            <text:p>PMOVSXDQ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6"/>
        </table:table-row>
        <table:table-row table:style-name="ro1">
          <table:table-cell office:value-type="string">
            <text:p>VEX.128.66.0F38.WIG 20 /r </text:p>
          </table:table-cell>
          <table:table-cell office:value-type="string">
            <text:p>VPMOVSXBW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6"/>
        </table:table-row>
        <table:table-row table:style-name="ro1">
          <table:table-cell office:value-type="string">
            <text:p>VEX.128.66.0F38.WIG 21 /r </text:p>
          </table:table-cell>
          <table:table-cell office:value-type="string">
            <text:p>VPMOVSXBD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6"/>
        </table:table-row>
        <table:table-row table:style-name="ro1">
          <table:table-cell office:value-type="string">
            <text:p>VEX.128.66.0F38.WIG 22 /r </text:p>
          </table:table-cell>
          <table:table-cell office:value-type="string">
            <text:p>VPMOVSXBQ xmm1, xmm2/m16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6"/>
        </table:table-row>
        <table:table-row table:style-name="ro1">
          <table:table-cell office:value-type="string">
            <text:p>VEX.128.66.0F38.WIG 23 /r </text:p>
          </table:table-cell>
          <table:table-cell office:value-type="string">
            <text:p>VPMOVSXWD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6"/>
        </table:table-row>
        <table:table-row table:style-name="ro1">
          <table:table-cell office:value-type="string">
            <text:p>VEX.128.66.0F38.WIG 24 /r </text:p>
          </table:table-cell>
          <table:table-cell office:value-type="string">
            <text:p>VPMOVSXWQ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6"/>
        </table:table-row>
        <table:table-row table:style-name="ro1">
          <table:table-cell office:value-type="string">
            <text:p>VEX.128.66.0F38.WIG 25 /r </text:p>
          </table:table-cell>
          <table:table-cell office:value-type="string">
            <text:p>VPMOVSXDQ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6"/>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6"/>
        </table:table-row>
        <table:table-row table:style-name="ro1">
          <table:table-cell office:value-type="string">
            <text:p>66 0f 38 31 /r </text:p>
          </table:table-cell>
          <table:table-cell office:value-type="string">
            <text:p>PMOVZXBD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6"/>
        </table:table-row>
        <table:table-row table:style-name="ro1">
          <table:table-cell office:value-type="string">
            <text:p>66 0f 38 32 /r </text:p>
          </table:table-cell>
          <table:table-cell office:value-type="string">
            <text:p>PMOVZXBQ xmm1, xmm2/m16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6"/>
        </table:table-row>
        <table:table-row table:style-name="ro1">
          <table:table-cell office:value-type="string">
            <text:p>66 0f 38 33 /r </text:p>
          </table:table-cell>
          <table:table-cell office:value-type="string">
            <text:p>PMOVZXWD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6"/>
        </table:table-row>
        <table:table-row table:style-name="ro1">
          <table:table-cell office:value-type="string">
            <text:p>66 0f 38 34 /r </text:p>
          </table:table-cell>
          <table:table-cell office:value-type="string">
            <text:p>PMOVZXWQ xmm1, xmm2/m32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6"/>
        </table:table-row>
        <table:table-row table:style-name="ro1">
          <table:table-cell office:value-type="string">
            <text:p>66 0f 38 35 /r </text:p>
          </table:table-cell>
          <table:table-cell office:value-type="string">
            <text:p>PMOVZXDQ xmm1, xmm2/m64 </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6"/>
        </table:table-row>
        <table:table-row table:style-name="ro1">
          <table:table-cell office:value-type="string">
            <text:p>VEX.128.66.0F38.WIG 30 /r </text:p>
          </table:table-cell>
          <table:table-cell office:value-type="string">
            <text:p>VPMOVZXBW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6"/>
        </table:table-row>
        <table:table-row table:style-name="ro1">
          <table:table-cell office:value-type="string">
            <text:p>VEX.128.66.0F38.WIG 31 /r </text:p>
          </table:table-cell>
          <table:table-cell office:value-type="string">
            <text:p>VPMOVZXBD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6"/>
        </table:table-row>
        <table:table-row table:style-name="ro1">
          <table:table-cell office:value-type="string">
            <text:p>VEX.128.66.0F38.WIG 32 /r </text:p>
          </table:table-cell>
          <table:table-cell office:value-type="string">
            <text:p>VPMOVZXBQ xmm1, xmm2/m16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6"/>
        </table:table-row>
        <table:table-row table:style-name="ro1">
          <table:table-cell office:value-type="string">
            <text:p>VEX.128.66.0F38.WIG 33 /r </text:p>
          </table:table-cell>
          <table:table-cell office:value-type="string">
            <text:p>VPMOVZXWD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6"/>
        </table:table-row>
        <table:table-row table:style-name="ro1">
          <table:table-cell office:value-type="string">
            <text:p>VEX.128.66.0F38.WIG 34 /r </text:p>
          </table:table-cell>
          <table:table-cell office:value-type="string">
            <text:p>VPMOVZXWQ xmm1, xmm2/m32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6"/>
        </table:table-row>
        <table:table-row table:style-name="ro1">
          <table:table-cell office:value-type="string">
            <text:p>VEX.128.66.0F38.WIG 35 /r </text:p>
          </table:table-cell>
          <table:table-cell office:value-type="string">
            <text:p>VPMOVZXDQ xmm1, xmm2/m64 </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6"/>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6"/>
        </table:table-row>
        <table:table-row table:style-name="ro1">
          <table:table-cell office:value-type="string">
            <text:p>VEX.NDS.128.66.0F38.WIG 28 /r </text:p>
          </table:table-cell>
          <table:table-cell office:value-type="string">
            <text:p>VPMULDQ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6"/>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6"/>
        </table:table-row>
        <table:table-row table:style-name="ro1">
          <table:table-cell office:value-type="string">
            <text:p>66 0F 38 0B /r</text:p>
          </table:table-cell>
          <table:table-cell office:value-type="string">
            <text:p>PMULHRS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6"/>
        </table:table-row>
        <table:table-row table:style-name="ro1">
          <table:table-cell office:value-type="string">
            <text:p>VEX.NDS.128.66.0F38.WIG 0B /r</text:p>
          </table:table-cell>
          <table:table-cell office:value-type="string">
            <text:p>VPMULHRS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6"/>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6"/>
        </table:table-row>
        <table:table-row table:style-name="ro1">
          <table:table-cell office:value-type="string">
            <text:p>66 0F E4 /r</text:p>
          </table:table-cell>
          <table:table-cell office:value-type="string">
            <text:p>PMULHU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6"/>
        </table:table-row>
        <table:table-row table:style-name="ro1">
          <table:table-cell office:value-type="string">
            <text:p>VEX.NDS.128.66.0F.WIG E4 /r</text:p>
          </table:table-cell>
          <table:table-cell office:value-type="string">
            <text:p>VPMULHU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6"/>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6"/>
        </table:table-row>
        <table:table-row table:style-name="ro1">
          <table:table-cell office:value-type="string">
            <text:p>66 0F E5 /r</text:p>
          </table:table-cell>
          <table:table-cell office:value-type="string">
            <text:p>PMULHW xmm1, xmm2/m128</text:p>
          </table:table-cell>
          <table:table-cell office:value-type="string">
            <text:p>RW, R, R</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6"/>
        </table:table-row>
        <table:table-row table:style-name="ro1">
          <table:table-cell office:value-type="string">
            <text:p>VEX.NDS.128.66.0F.WIG E5 /r</text:p>
          </table:table-cell>
          <table:table-cell office:value-type="string">
            <text:p>VPMULH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6"/>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6"/>
        </table:table-row>
        <table:table-row table:style-name="ro1">
          <table:table-cell office:value-type="string">
            <text:p>VEX.NDS.128.66.0F38.WIG 40 /r </text:p>
          </table:table-cell>
          <table:table-cell office:value-type="string">
            <text:p>VPMULLD xmm1, xmm2, xmm3/m128 </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6"/>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6"/>
        </table:table-row>
        <table:table-row table:style-name="ro1">
          <table:table-cell office:value-type="string">
            <text:p>66 0F D5 /r</text:p>
          </table:table-cell>
          <table:table-cell office:value-type="string">
            <text:p>PMULL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6"/>
        </table:table-row>
        <table:table-row table:style-name="ro1">
          <table:table-cell office:value-type="string">
            <text:p>VEX.NDS.128.66.0F.WIG D5 /r</text:p>
          </table:table-cell>
          <table:table-cell office:value-type="string">
            <text:p>VPMULL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6"/>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6"/>
        </table:table-row>
        <table:table-row table:style-name="ro1">
          <table:table-cell office:value-type="string">
            <text:p>66 0F F4 /r</text:p>
          </table:table-cell>
          <table:table-cell office:value-type="string">
            <text:p>PMULUDQ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6"/>
        </table:table-row>
        <table:table-row table:style-name="ro1">
          <table:table-cell office:value-type="string">
            <text:p>VEX.NDS.128.66.0F.WIG F4 /r</text:p>
          </table:table-cell>
          <table:table-cell office:value-type="string">
            <text:p>VPMULUDQ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6"/>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6"/>
        </table:table-row>
        <table:table-row table:style-name="ro1">
          <table:table-cell table:style-name="ce7" office:value-type="string">
            <text:p>8F /0 </text:p>
          </table:table-cell>
          <table:table-cell table:style-name="ce15" office:value-type="string">
            <text:p>POP r/m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7" table:number-columns-repeated="1016"/>
        </table:table-row>
        <table:table-row table:style-name="ro1">
          <table:table-cell office:value-type="string">
            <text:p>8F /0 </text:p>
          </table:table-cell>
          <table:table-cell office:value-type="string">
            <text:p>POP r/m64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6"/>
        </table:table-row>
        <table:table-row table:style-name="ro1">
          <table:table-cell office:value-type="string">
            <text:p>58 +rw </text:p>
          </table:table-cell>
          <table:table-cell office:value-type="string">
            <text:p>POP r16 </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6"/>
        </table:table-row>
        <table:table-row table:style-name="ro1">
          <table:table-cell table:style-name="ce7" office:value-type="string">
            <text:p>58 +rd </text:p>
          </table:table-cell>
          <table:table-cell table:style-name="ce15" office:value-type="string">
            <text:p>POP r32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7" table:number-columns-repeated="1016"/>
        </table:table-row>
        <table:table-row table:style-name="ro1">
          <table:table-cell office:value-type="string">
            <text:p>58 +rd </text:p>
          </table:table-cell>
          <table:table-cell office:value-type="string">
            <text:p>POP r64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6"/>
        </table:table-row>
        <table:table-row table:style-name="ro1">
          <table:table-cell table:style-name="ce7" office:value-type="string">
            <text:p>1F </text:p>
          </table:table-cell>
          <table:table-cell table:style-name="ce15" office:value-type="string">
            <text:p>POP DS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7" table:number-columns-repeated="1016"/>
        </table:table-row>
        <table:table-row table:style-name="ro1">
          <table:table-cell table:style-name="ce9" office:value-type="string">
            <text:p>07</text:p>
          </table:table-cell>
          <table:table-cell table:style-name="ce15" office:value-type="string">
            <text:p>POP ES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7" table:number-columns-repeated="1016"/>
        </table:table-row>
        <table:table-row table:style-name="ro1">
          <table:table-cell table:style-name="ce7" office:value-type="float" office:value="17">
            <text:p>17</text:p>
          </table:table-cell>
          <table:table-cell table:style-name="ce15" office:value-type="string">
            <text:p>POP SS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7" table:number-columns-repeated="1016"/>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6"/>
        </table:table-row>
        <table:table-row table:style-name="ro1">
          <table:table-cell table:style-name="ce7" office:value-type="string">
            <text:p>0F A1 </text:p>
          </table:table-cell>
          <table:table-cell table:style-name="ce15" office:value-type="string">
            <text:p>POP FS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7" table:number-columns-repeated="1016"/>
        </table:table-row>
        <table:table-row table:style-name="ro1">
          <table:table-cell office:value-type="string">
            <text:p>0F A1 </text:p>
          </table:table-cell>
          <table:table-cell office:value-type="string">
            <text:p>POP FS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6"/>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6"/>
        </table:table-row>
        <table:table-row table:style-name="ro1">
          <table:table-cell table:style-name="ce7" office:value-type="string">
            <text:p>0F A9 </text:p>
          </table:table-cell>
          <table:table-cell table:style-name="ce15" office:value-type="string">
            <text:p>POP GS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7" table:number-columns-repeated="1016"/>
        </table:table-row>
        <table:table-row table:style-name="ro1">
          <table:table-cell office:value-type="string">
            <text:p>0F A9 </text:p>
          </table:table-cell>
          <table:table-cell office:value-type="string">
            <text:p>POP GS </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6"/>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7" table:number-columns-repeated="1016"/>
        </table:table-row>
        <table:table-row table:style-name="ro1">
          <table:table-cell table:style-name="ce7" office:value-type="float" office:value="61">
            <text:p>61</text:p>
          </table:table-cell>
          <table:table-cell table:style-name="ce15" office:value-type="string">
            <text:p>POPAD </text:p>
          </table:table-cell>
          <table:table-cell table:style-name="ce15"/>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7" table:number-columns-repeated="1016"/>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W, R</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6"/>
        </table:table-row>
        <table:table-row table:style-name="ro1">
          <table:table-cell office:value-type="string">
            <text:p>F3 0F B8 /r </text:p>
          </table:table-cell>
          <table:table-cell office:value-type="string">
            <text:p>POPCNT r32, r/m32 </text:p>
          </table:table-cell>
          <table:table-cell office:value-type="string">
            <text:p>W, R</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6"/>
        </table:table-row>
        <table:table-row table:style-name="ro1">
          <table:table-cell office:value-type="string">
            <text:p>F3 REX.W+ 0F B8 /r </text:p>
          </table:table-cell>
          <table:table-cell office:value-type="string">
            <text:p>POPCNT r64, r/m64 </text:p>
          </table:table-cell>
          <table:table-cell office:value-type="string">
            <text:p>W, R</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6"/>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6"/>
        </table:table-row>
        <table:table-row table:style-name="ro1">
          <table:table-cell table:style-name="ce7" office:value-type="string">
            <text:p>9D </text:p>
          </table:table-cell>
          <table:table-cell table:style-name="ce15" office:value-type="string">
            <text:p>POPFD </text:p>
          </table:table-cell>
          <table:table-cell table:style-name="ce15"/>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7" table:number-columns-repeated="1016"/>
        </table:table-row>
        <table:table-row table:style-name="ro1">
          <table:table-cell office:value-type="string">
            <text:p>REX.W+ 9D </text:p>
          </table:table-cell>
          <table:table-cell office:value-type="string">
            <text:p>POPFQ </text:p>
          </table:table-cell>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6"/>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6"/>
        </table:table-row>
        <table:table-row table:style-name="ro1">
          <table:table-cell office:value-type="string">
            <text:p>66 0F EB /r</text:p>
          </table:table-cell>
          <table:table-cell office:value-type="string">
            <text:p>POR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6"/>
        </table:table-row>
        <table:table-row table:style-name="ro1">
          <table:table-cell office:value-type="string">
            <text:p>VEX.NDS.128.66.0F.WIG EB /r</text:p>
          </table:table-cell>
          <table:table-cell office:value-type="string">
            <text:p>VPOR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office:value-type="string">
            <text:p>0F 18 /1 </text:p>
          </table:table-cell>
          <table:table-cell office:value-type="string">
            <text:p>PREFETCHT0 m8 </text:p>
          </table:table-cell>
          <table:table-cell office:value-type="string">
            <text:p>I</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6"/>
        </table:table-row>
        <table:table-row table:style-name="ro1">
          <table:table-cell office:value-type="string">
            <text:p>0F 18 /2 </text:p>
          </table:table-cell>
          <table:table-cell office:value-type="string">
            <text:p>PREFETCHT1 m8 </text:p>
          </table:table-cell>
          <table:table-cell office:value-type="string">
            <text:p>I</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6"/>
        </table:table-row>
        <table:table-row table:style-name="ro1">
          <table:table-cell office:value-type="string">
            <text:p>0F 18 /3 </text:p>
          </table:table-cell>
          <table:table-cell office:value-type="string">
            <text:p>PREFETCHT2 m8 </text:p>
          </table:table-cell>
          <table:table-cell office:value-type="string">
            <text:p>I</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6"/>
        </table:table-row>
        <table:table-row table:style-name="ro1">
          <table:table-cell office:value-type="string">
            <text:p>0F 18 /0 </text:p>
          </table:table-cell>
          <table:table-cell office:value-type="string">
            <text:p>PREFETCHNTA m8 </text:p>
          </table:table-cell>
          <table:table-cell office:value-type="string">
            <text:p>I</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6"/>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6"/>
        </table:table-row>
        <table:table-row table:style-name="ro1">
          <table:table-cell office:value-type="string">
            <text:p>66 0F F6 /r</text:p>
          </table:table-cell>
          <table:table-cell office:value-type="string">
            <text:p>PSADBW xmm1, xmm2/m12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6"/>
        </table:table-row>
        <table:table-row table:style-name="ro1">
          <table:table-cell office:value-type="string">
            <text:p>VEX.NDS.128.66.0F.WIG F6 /r</text:p>
          </table:table-cell>
          <table:table-cell office:value-type="string">
            <text:p>VPSADB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6"/>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6"/>
        </table:table-row>
        <table:table-row table:style-name="ro1">
          <table:table-cell office:value-type="string">
            <text:p>66 0F 38 00 /r</text:p>
          </table:table-cell>
          <table:table-cell office:value-type="string">
            <text:p>PSHUFB xmm1, xmm2/m128</text:p>
          </table:table-cell>
          <table:table-cell office:value-type="string">
            <text:p>Z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6"/>
        </table:table-row>
        <table:table-row table:style-name="ro1">
          <table:table-cell office:value-type="string">
            <text:p>VEX.NDS.128.66.0F38.WIG 00 /r</text:p>
          </table:table-cell>
          <table:table-cell office:value-type="string">
            <text:p>VPSHUF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6"/>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6"/>
        </table:table-row>
        <table:table-row table:style-name="ro1">
          <table:table-cell office:value-type="string">
            <text:p>VEX.128.66.0F.WIG 70 /r ib</text:p>
          </table:table-cell>
          <table:table-cell office:value-type="string">
            <text:p>VPSHUFD xmm1, xmm2/m128,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6"/>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6"/>
        </table:table-row>
        <table:table-row table:style-name="ro1">
          <table:table-cell office:value-type="string">
            <text:p>VEX.128.F3.0F.WIG 70 /r ib</text:p>
          </table:table-cell>
          <table:table-cell office:value-type="string">
            <text:p>VPSHUFHW xmm1, xmm2/m128,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6"/>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6"/>
        </table:table-row>
        <table:table-row table:style-name="ro1">
          <table:table-cell office:value-type="string">
            <text:p>VEX.128.F2.0F.WIG 70 /r ib</text:p>
          </table:table-cell>
          <table:table-cell office:value-type="string">
            <text:p>VPSHUFLW xmm1, xmm2/m128,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6"/>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W, R, R</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6"/>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6"/>
        </table:table-row>
        <table:table-row table:style-name="ro1">
          <table:table-cell office:value-type="string">
            <text:p>66 0F 38 08 /r</text:p>
          </table:table-cell>
          <table:table-cell office:value-type="string">
            <text:p>PSIGNB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6"/>
        </table:table-row>
        <table:table-row table:style-name="ro1">
          <table:table-cell office:value-type="string">
            <text:p>0F 38 09 /r</text:p>
          </table:table-cell>
          <table:table-cell office:value-type="string">
            <text:p>PSIGNW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6"/>
        </table:table-row>
        <table:table-row table:style-name="ro1">
          <table:table-cell office:value-type="string">
            <text:p>66 0F 38 09 /r</text:p>
          </table:table-cell>
          <table:table-cell office:value-type="string">
            <text:p>PSIGNW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6"/>
        </table:table-row>
        <table:table-row table:style-name="ro1">
          <table:table-cell office:value-type="string">
            <text:p>0F 38 0A /r</text:p>
          </table:table-cell>
          <table:table-cell office:value-type="string">
            <text:p>PSIGND mm1, mm2/m64</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6"/>
        </table:table-row>
        <table:table-row table:style-name="ro1">
          <table:table-cell office:value-type="string">
            <text:p>66 0F 38 0A /r</text:p>
          </table:table-cell>
          <table:table-cell office:value-type="string">
            <text:p>PSIGND xmm1, xmm2/m128</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6"/>
        </table:table-row>
        <table:table-row table:style-name="ro1">
          <table:table-cell office:value-type="string">
            <text:p>VEX.NDS.128.66.0F38.WIG 08 /r</text:p>
          </table:table-cell>
          <table:table-cell office:value-type="string">
            <text:p>VPSIGNB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6"/>
        </table:table-row>
        <table:table-row table:style-name="ro1">
          <table:table-cell office:value-type="string">
            <text:p>VEX.NDS.128.66.0F38.WIG 09 /r</text:p>
          </table:table-cell>
          <table:table-cell office:value-type="string">
            <text:p>VPSIGNW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6"/>
        </table:table-row>
        <table:table-row table:style-name="ro1">
          <table:table-cell office:value-type="string">
            <text:p>VEX.NDS.128.66.0F38.WIG 0A /r</text:p>
          </table:table-cell>
          <table:table-cell office:value-type="string">
            <text:p>VPSIGND xmm1, xmm2, xmm3/m12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6"/>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6"/>
        </table:table-row>
        <table:table-row table:style-name="ro1">
          <table:table-cell office:value-type="string">
            <text:p>VEX.NDD.128.66.0F.WIG 73 /7 ib</text:p>
          </table:table-cell>
          <table:table-cell office:value-type="string">
            <text:p>VPSLLDQ xmm1, xmm2, imm8</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6"/>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6"/>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6"/>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6"/>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6"/>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6"/>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6"/>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6"/>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6"/>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6"/>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6"/>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6"/>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6"/>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6"/>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6"/>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6"/>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6"/>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6"/>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6"/>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6"/>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6"/>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6"/>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6"/>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6"/>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6"/>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6"/>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6"/>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6"/>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6"/>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6"/>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6"/>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6"/>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6"/>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6"/>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6"/>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6"/>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6"/>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6"/>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6"/>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6"/>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6"/>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6"/>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6"/>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6"/>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6"/>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6"/>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6"/>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6"/>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6"/>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6"/>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6"/>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6"/>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6"/>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6"/>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6"/>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6"/>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6"/>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6"/>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6"/>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6"/>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6"/>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6"/>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6"/>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6"/>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6"/>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6"/>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6"/>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6"/>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6"/>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6"/>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6"/>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6"/>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6"/>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6"/>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6"/>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6"/>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6"/>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6"/>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6"/>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6"/>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6"/>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6"/>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6"/>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6"/>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6"/>
        </table:table-row>
        <table:table-row table:style-name="ro1">
          <table:table-cell table:style-name="ce5" office:value-type="string">
            <text:p>VEX.NDS.128.66.0F.WIG 68 /r</text:p>
          </table:table-cell>
          <table:table-cell table:style-name="ce5" office:value-type="string">
            <text:p>VPUNPCKHBW xmm1, xmm2, <text:span text:style-name="T7">xmm3/m128</text:span></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6"/>
        </table:table-row>
        <table:table-row table:style-name="ro1">
          <table:table-cell table:style-name="ce5" office:value-type="string">
            <text:p>VEX.NDS.128.66.0F.WIG 69 /r</text:p>
          </table:table-cell>
          <table:table-cell table:style-name="ce5" office:value-type="string">
            <text:p>VPUNPCKHWD xmm1, xmm2, <text:span text:style-name="T7">xmm3/m128</text:span></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6"/>
        </table:table-row>
        <table:table-row table:style-name="ro1">
          <table:table-cell table:style-name="ce5" office:value-type="string">
            <text:p>VEX.NDS.128.66.0F.WIG 6A /r</text:p>
          </table:table-cell>
          <table:table-cell table:style-name="ce5" office:value-type="string">
            <text:p>VPUNPCKHDQ xmm1, xmm2, <text:span text:style-name="T7">xmm3/m128</text:span></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6"/>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6"/>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6"/>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6"/>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6"/>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6"/>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6"/>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6"/>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6"/>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6"/>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6"/>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6"/>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6"/>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6"/>
        </table:table-row>
        <table:table-row table:style-name="ro1">
          <table:table-cell table:style-name="ce6" office:value-type="string">
            <text:p>FF /6</text:p>
          </table:table-cell>
          <table:table-cell table:style-name="ce6" office:value-type="string">
            <text:p>PUSH r/m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7" table:number-columns-repeated="1016"/>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6"/>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6"/>
        </table:table-row>
        <table:table-row table:style-name="ro1">
          <table:table-cell table:style-name="ce6" office:value-type="string">
            <text:p>50 +rd</text:p>
          </table:table-cell>
          <table:table-cell table:style-name="ce6" office:value-type="string">
            <text:p>PUSH r32</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7" table:number-columns-repeated="1016"/>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6"/>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6"/>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6"/>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6"/>
        </table:table-row>
        <table:table-row table:style-name="ro1">
          <table:table-cell table:style-name="ce6" office:value-type="string">
            <text:p>0E</text:p>
          </table:table-cell>
          <table:table-cell table:style-name="ce6" office:value-type="string">
            <text:p>PUSH C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7" table:number-columns-repeated="1016"/>
        </table:table-row>
        <table:table-row table:style-name="ro1">
          <table:table-cell table:style-name="ce2" office:value-type="float" office:value="16">
            <text:p>16</text:p>
          </table:table-cell>
          <table:table-cell table:style-name="ce6" office:value-type="string">
            <text:p>PUSH S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7" table:number-columns-repeated="1016"/>
        </table:table-row>
        <table:table-row table:style-name="ro1">
          <table:table-cell table:style-name="ce6" office:value-type="string">
            <text:p>1E</text:p>
          </table:table-cell>
          <table:table-cell table:style-name="ce6" office:value-type="string">
            <text:p>PUSH D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7" table:number-columns-repeated="1016"/>
        </table:table-row>
        <table:table-row table:style-name="ro1">
          <table:table-cell table:style-name="ce11" office:value-type="string">
            <text:p>06</text:p>
          </table:table-cell>
          <table:table-cell table:style-name="ce6" office:value-type="string">
            <text:p>PUSH ES</text:p>
          </table:table-cell>
          <table:table-cell table:style-name="ce6"/>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7" table:number-columns-repeated="1016"/>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q</text:p>
          </table:table-cell>
          <table:table-cell table:style-name="ce16" office:value-type="string">
            <text:p><text:span text:style-name="T15">Push FS</text:span><text:span text:style-name="T16">.</text:span></text:p>
          </table:table-cell>
          <table:table-cell table:number-columns-repeated="1016"/>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6"/>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7" table:number-columns-repeated="1016"/>
        </table:table-row>
        <table:table-row table:style-name="ro1">
          <table:table-cell table:style-name="ce2" office:value-type="float" office:value="60">
            <text:p>60</text:p>
          </table:table-cell>
          <table:table-cell table:style-name="ce6" office:value-type="string">
            <text:p>PUSHAD</text:p>
          </table:table-cell>
          <table:table-cell table:style-name="ce6"/>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6"/>
        </table:table-row>
        <table:table-row table:style-name="ro1">
          <table:table-cell table:style-name="ce6" office:value-type="string">
            <text:p>9C</text:p>
          </table:table-cell>
          <table:table-cell table:style-name="ce6" office:value-type="string">
            <text:p>PUSHFD</text:p>
          </table:table-cell>
          <table:table-cell table:style-name="ce6"/>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7" table:number-columns-repeated="1016"/>
        </table:table-row>
        <table:table-row table:style-name="ro1">
          <table:table-cell table:style-name="ce5" office:value-type="string">
            <text:p>9C</text:p>
          </table:table-cell>
          <table:table-cell table:style-name="ce5" office:value-type="string">
            <text:p>PUSHF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6"/>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W, R</text:p>
          </table:table-cell>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6"/>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6"/>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6"/>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6"/>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6"/>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6"/>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6"/>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6"/>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6"/>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once.</text:span></text:p>
          </table:table-cell>
          <table:table-cell table:number-columns-repeated="1016"/>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CL times.</text:span></text:p>
          </table:table-cell>
          <table:table-cell table:number-columns-repeated="1016"/>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15">r/m16) left imm8 times.</text:span></text:p>
          </table:table-cell>
          <table:table-cell table:number-columns-repeated="1016"/>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once.</text:span></text:p>
          </table:table-cell>
          <table:table-cell table:number-columns-repeated="1016"/>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once. Uses a 6 bit count.</text:span></text:p>
          </table:table-cell>
          <table:table-cell table:number-columns-repeated="1016"/>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CL times.</text:span></text:p>
          </table:table-cell>
          <table:table-cell table:number-columns-repeated="1016"/>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CL times. Uses a 6 bit count.</text:span></text:p>
          </table:table-cell>
          <table:table-cell table:number-columns-repeated="1016"/>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15">r/m32) left imm8 times.</text:span></text:p>
          </table:table-cell>
          <table:table-cell table:number-columns-repeated="1016"/>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15">r/m64) left imm8 times. Uses a 6 bit count.</text:span></text:p>
          </table:table-cell>
          <table:table-cell table:number-columns-repeated="1016"/>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6"/>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6"/>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6"/>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6"/>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6"/>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6"/>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once.</text:span></text:p>
          </table:table-cell>
          <table:table-cell table:number-columns-repeated="1016"/>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CL times.</text:span></text:p>
          </table:table-cell>
          <table:table-cell table:number-columns-repeated="1016"/>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15">r/m16) right imm8 times.</text:span></text:p>
          </table:table-cell>
          <table:table-cell table:number-columns-repeated="1016"/>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once. Uses a 6 bit count.</text:span></text:p>
          </table:table-cell>
          <table:table-cell table:number-columns-repeated="1016"/>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once. Uses a 6 bit count.</text:span></text:p>
          </table:table-cell>
          <table:table-cell table:number-columns-repeated="1016"/>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CL times.</text:span></text:p>
          </table:table-cell>
          <table:table-cell table:number-columns-repeated="1016"/>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CL times. Uses a 6 bit count.</text:span></text:p>
          </table:table-cell>
          <table:table-cell table:number-columns-repeated="1016"/>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15">r/m32) right imm8 times.</text:span></text:p>
          </table:table-cell>
          <table:table-cell table:number-columns-repeated="1016"/>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15">r/m64) right imm8 times. Uses a 6 bit count.</text:span></text:p>
          </table:table-cell>
          <table:table-cell table:number-columns-repeated="1016"/>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15">left once.</text:span></text:p>
          </table:table-cell>
          <table:table-cell table:number-columns-repeated="1016"/>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15">left once.</text:span></text:p>
          </table:table-cell>
          <table:table-cell table:number-columns-repeated="1016"/>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15">eft CL times.</text:span></text:p>
          </table:table-cell>
          <table:table-cell table:number-columns-repeated="1016"/>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15">eft CL times.</text:span></text:p>
          </table:table-cell>
          <table:table-cell table:number-columns-repeated="1016"/>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15">left imm8 times.</text:span></text:p>
          </table:table-cell>
          <table:table-cell table:number-columns-repeated="1016"/>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6"/>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6"/>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6"/>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6"/>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6"/>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6"/>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6"/>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6"/>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6"/>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6"/>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6"/>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6"/>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6"/>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6"/>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6"/>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6"/>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6"/>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6"/>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6"/>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6"/>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6"/>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6"/>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6"/>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6"/>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6"/>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6"/>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6"/>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6"/>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Z,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6"/>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6"/>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6"/>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6"/>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6"/>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6"/>
        </table:table-row>
        <table:table-row table:style-name="ro1">
          <table:table-cell table:number-columns-repeated="5"/>
          <table:table-cell table:style-name="Default"/>
          <table:table-cell table:number-columns-repeated="1018"/>
        </table:table-row>
        <table:table-row table:style-name="ro1">
          <table:table-cell table:style-name="ce5" office:value-type="string">
            <text:p>0F 33</text:p>
          </table:table-cell>
          <table:table-cell table:style-name="ce5" office:value-type="string">
            <text:p>RDPMC</text:p>
          </table:table-cell>
          <table:table-cell table:style-name="ce5"/>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6"/>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6"/>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6"/>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6"/>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style-name="ce5"/>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6"/>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style-name="ce5"/>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6"/>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6"/>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6"/>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6"/>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6"/>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6"/>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6"/>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6"/>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6"/>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6"/>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6"/>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6"/>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6"/>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6"/>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6"/>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6"/>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6"/>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6"/>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6"/>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6"/>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6"/>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6"/>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6"/>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6"/>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6"/>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6"/>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6"/>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6"/>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6"/>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6"/>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6"/>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6"/>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6"/>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6"/>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6"/>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6"/>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6"/>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6"/>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6"/>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6"/>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6"/>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6"/>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6"/>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6"/>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6"/>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6"/>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6"/>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6"/>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6"/>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R, I</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6"/>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6"/>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6"/>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6"/>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6"/>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6"/>
        </table:table-row>
        <table:table-row table:style-name="ro1">
          <table:table-cell table:number-columns-repeated="5"/>
          <table:table-cell table:style-name="ce5"/>
          <table:table-cell table:number-columns-repeated="1018"/>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6"/>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7" table:number-columns-repeated="1016"/>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6"/>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6"/>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6"/>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6"/>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6"/>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6"/>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6"/>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6"/>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6"/>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6"/>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6"/>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6"/>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6"/>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6"/>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6"/>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6"/>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6"/>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6"/>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6"/>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6"/>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6"/>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6"/>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6"/>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6"/>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6"/>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6"/>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6"/>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6"/>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6"/>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6"/>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6"/>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6"/>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6"/>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6"/>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6"/>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6"/>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6"/>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6"/>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6"/>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6"/>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6"/>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6"/>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6"/>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6"/>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6"/>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6"/>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6"/>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6"/>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6"/>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6"/>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6"/>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6"/>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6"/>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6"/>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6"/>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6"/>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6"/>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6"/>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6"/>
        </table:table-row>
        <table:table-row table:style-name="ro1">
          <table:table-cell table:number-columns-repeated="1024"/>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6"/>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6"/>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6"/>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6"/>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6"/>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6"/>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6"/>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6"/>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6"/>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6"/>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6"/>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6"/>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6"/>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6"/>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6"/>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6"/>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6"/>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6"/>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6"/>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6"/>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6"/>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6"/>
        </table:table-row>
        <table:table-row table:style-name="ro1">
          <table:table-cell table:number-columns-repeated="3"/>
          <table:table-cell table:style-name="ce5"/>
          <table:table-cell table:number-columns-repeated="1020"/>
        </table:table-row>
        <table:table-row table:style-name="ro1">
          <table:table-cell table:style-name="ce5" office:value-type="string">
            <text:p>AE</text:p>
          </table:table-cell>
          <table:table-cell table:style-name="ce5" office:value-type="string">
            <text:p>SCA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6"/>
        </table:table-row>
        <table:table-row table:style-name="ro1">
          <table:table-cell table:style-name="ce5" office:value-type="string">
            <text:p>AF</text:p>
          </table:table-cell>
          <table:table-cell table:style-name="ce5" office:value-type="string">
            <text:p>SCA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6"/>
        </table:table-row>
        <table:table-row table:style-name="ro1">
          <table:table-cell table:style-name="ce5" office:value-type="string">
            <text:p>AF</text:p>
          </table:table-cell>
          <table:table-cell table:style-name="ce5" office:value-type="string">
            <text:p>SCA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6"/>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6"/>
        </table:table-row>
        <table:table-row table:style-name="ro1">
          <table:table-cell table:style-name="ce5" office:value-type="string">
            <text:p>AE</text:p>
          </table:table-cell>
          <table:table-cell table:style-name="ce5" office:value-type="string">
            <text:p>SCASB</text:p>
          </table:table-cell>
          <table:table-cell table:style-name="ce5"/>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6"/>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6"/>
        </table:table-row>
        <table:table-row table:style-name="ro1">
          <table:table-cell table:style-name="ce5" office:value-type="string">
            <text:p>AF</text:p>
          </table:table-cell>
          <table:table-cell table:style-name="ce5" office:value-type="string">
            <text:p>SCASD</text:p>
          </table:table-cell>
          <table:table-cell table:style-name="ce5"/>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6"/>
        </table:table-row>
        <table:table-row table:style-name="ro1">
          <table:table-cell table:style-name="ce5" office:value-type="string">
            <text:p>REX.W+ AF</text:p>
          </table:table-cell>
          <table:table-cell table:style-name="ce5" office:value-type="string">
            <text:p>SCAS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6"/>
        </table:table-row>
        <table:table-row table:style-name="ro1">
          <table:table-cell table:number-columns-repeated="1024"/>
        </table:table-row>
        <table:table-row table:style-name="ro1">
          <table:table-cell table:style-name="ce5" office:value-type="string">
            <text:p>0F 97</text:p>
          </table:table-cell>
          <table:table-cell table:style-name="ce5" office:value-type="string">
            <text:p>SETA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6"/>
        </table:table-row>
        <table:table-row table:style-name="ro1">
          <table:table-cell table:style-name="ce5" office:value-type="string">
            <text:p>REX+ 0F 97</text:p>
          </table:table-cell>
          <table:table-cell table:style-name="ce5" office:value-type="string">
            <text:p>SETA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6"/>
        </table:table-row>
        <table:table-row table:style-name="ro1">
          <table:table-cell table:style-name="ce5" office:value-type="string">
            <text:p>0F 93</text:p>
          </table:table-cell>
          <table:table-cell table:style-name="ce5" office:value-type="string">
            <text:p>SETA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6"/>
        </table:table-row>
        <table:table-row table:style-name="ro1">
          <table:table-cell table:style-name="ce5" office:value-type="string">
            <text:p>REX+ 0F 93</text:p>
          </table:table-cell>
          <table:table-cell table:style-name="ce5" office:value-type="string">
            <text:p>SETA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6"/>
        </table:table-row>
        <table:table-row table:style-name="ro1">
          <table:table-cell table:style-name="ce5" office:value-type="string">
            <text:p>0F 92</text:p>
          </table:table-cell>
          <table:table-cell table:style-name="ce5" office:value-type="string">
            <text:p>SETB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6"/>
        </table:table-row>
        <table:table-row table:style-name="ro1">
          <table:table-cell table:style-name="ce5" office:value-type="string">
            <text:p>REX+ 0F 92</text:p>
          </table:table-cell>
          <table:table-cell table:style-name="ce5" office:value-type="string">
            <text:p>SETB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6"/>
        </table:table-row>
        <table:table-row table:style-name="ro1">
          <table:table-cell table:style-name="ce5" office:value-type="string">
            <text:p>0F 96</text:p>
          </table:table-cell>
          <table:table-cell table:style-name="ce5" office:value-type="string">
            <text:p>SETB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6"/>
        </table:table-row>
        <table:table-row table:style-name="ro1">
          <table:table-cell table:style-name="ce5" office:value-type="string">
            <text:p>REX+ 0F 96</text:p>
          </table:table-cell>
          <table:table-cell table:style-name="ce5" office:value-type="string">
            <text:p>SETB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6"/>
        </table:table-row>
        <table:table-row table:style-name="ro1">
          <table:table-cell table:style-name="ce5" office:value-type="string">
            <text:p>0F 92</text:p>
          </table:table-cell>
          <table:table-cell table:style-name="ce5" office:value-type="string">
            <text:p>SETC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6"/>
        </table:table-row>
        <table:table-row table:style-name="ro1">
          <table:table-cell table:style-name="ce5" office:value-type="string">
            <text:p>REX+ 0F 92</text:p>
          </table:table-cell>
          <table:table-cell table:style-name="ce5" office:value-type="string">
            <text:p>SETC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6"/>
        </table:table-row>
        <table:table-row table:style-name="ro1">
          <table:table-cell table:style-name="ce5" office:value-type="string">
            <text:p>0F 94</text:p>
          </table:table-cell>
          <table:table-cell table:style-name="ce5" office:value-type="string">
            <text:p>SET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6"/>
        </table:table-row>
        <table:table-row table:style-name="ro1">
          <table:table-cell table:style-name="ce5" office:value-type="string">
            <text:p>REX+ 0F 94</text:p>
          </table:table-cell>
          <table:table-cell table:style-name="ce5" office:value-type="string">
            <text:p>SET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6"/>
        </table:table-row>
        <table:table-row table:style-name="ro1">
          <table:table-cell table:style-name="ce5" office:value-type="string">
            <text:p>0F 9F</text:p>
          </table:table-cell>
          <table:table-cell table:style-name="ce5" office:value-type="string">
            <text:p>SETG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6"/>
        </table:table-row>
        <table:table-row table:style-name="ro1">
          <table:table-cell table:style-name="ce5" office:value-type="string">
            <text:p>REX+ 0F 9F</text:p>
          </table:table-cell>
          <table:table-cell table:style-name="ce5" office:value-type="string">
            <text:p>SETG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6"/>
        </table:table-row>
        <table:table-row table:style-name="ro1">
          <table:table-cell table:style-name="ce5" office:value-type="string">
            <text:p>0F 9D</text:p>
          </table:table-cell>
          <table:table-cell table:style-name="ce5" office:value-type="string">
            <text:p>SETG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6"/>
        </table:table-row>
        <table:table-row table:style-name="ro1">
          <table:table-cell table:style-name="ce5" office:value-type="string">
            <text:p>REX+ 0F 9D</text:p>
          </table:table-cell>
          <table:table-cell table:style-name="ce5" office:value-type="string">
            <text:p>SETG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6"/>
        </table:table-row>
        <table:table-row table:style-name="ro1">
          <table:table-cell table:style-name="ce5" office:value-type="string">
            <text:p>0F 9C</text:p>
          </table:table-cell>
          <table:table-cell table:style-name="ce5" office:value-type="string">
            <text:p>SETL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6"/>
        </table:table-row>
        <table:table-row table:style-name="ro1">
          <table:table-cell table:style-name="ce5" office:value-type="string">
            <text:p>REX+ 0F 9C</text:p>
          </table:table-cell>
          <table:table-cell table:style-name="ce5" office:value-type="string">
            <text:p>SETL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6"/>
        </table:table-row>
        <table:table-row table:style-name="ro1">
          <table:table-cell table:style-name="ce5" office:value-type="string">
            <text:p>0F 9E</text:p>
          </table:table-cell>
          <table:table-cell table:style-name="ce5" office:value-type="string">
            <text:p>SETL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6"/>
        </table:table-row>
        <table:table-row table:style-name="ro1">
          <table:table-cell table:style-name="ce5" office:value-type="string">
            <text:p>REX+ 0F 9E</text:p>
          </table:table-cell>
          <table:table-cell table:style-name="ce5" office:value-type="string">
            <text:p>SETL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6"/>
        </table:table-row>
        <table:table-row table:style-name="ro1">
          <table:table-cell table:style-name="ce5" office:value-type="string">
            <text:p>0F 96</text:p>
          </table:table-cell>
          <table:table-cell table:style-name="ce5" office:value-type="string">
            <text:p>SETNA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6"/>
        </table:table-row>
        <table:table-row table:style-name="ro1">
          <table:table-cell table:style-name="ce5" office:value-type="string">
            <text:p>REX+ 0F 96</text:p>
          </table:table-cell>
          <table:table-cell table:style-name="ce5" office:value-type="string">
            <text:p>SETNA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6"/>
        </table:table-row>
        <table:table-row table:style-name="ro1">
          <table:table-cell table:style-name="ce5" office:value-type="string">
            <text:p>0F 92</text:p>
          </table:table-cell>
          <table:table-cell table:style-name="ce5" office:value-type="string">
            <text:p>SETNA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6"/>
        </table:table-row>
        <table:table-row table:style-name="ro1">
          <table:table-cell table:style-name="ce5" office:value-type="string">
            <text:p>REX+ 0F 92</text:p>
          </table:table-cell>
          <table:table-cell table:style-name="ce5" office:value-type="string">
            <text:p>SETNA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6"/>
        </table:table-row>
        <table:table-row table:style-name="ro1">
          <table:table-cell table:style-name="ce5" office:value-type="string">
            <text:p>0F 93</text:p>
          </table:table-cell>
          <table:table-cell table:style-name="ce5" office:value-type="string">
            <text:p>SETNB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6"/>
        </table:table-row>
        <table:table-row table:style-name="ro1">
          <table:table-cell table:style-name="ce5" office:value-type="string">
            <text:p>REX+ 0F 93</text:p>
          </table:table-cell>
          <table:table-cell table:style-name="ce5" office:value-type="string">
            <text:p>SETNB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6"/>
        </table:table-row>
        <table:table-row table:style-name="ro1">
          <table:table-cell table:style-name="ce5" office:value-type="string">
            <text:p>0F 97</text:p>
          </table:table-cell>
          <table:table-cell table:style-name="ce5" office:value-type="string">
            <text:p>SETNB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6"/>
        </table:table-row>
        <table:table-row table:style-name="ro1">
          <table:table-cell table:style-name="ce5" office:value-type="string">
            <text:p>REX+ 0F 97</text:p>
          </table:table-cell>
          <table:table-cell table:style-name="ce5" office:value-type="string">
            <text:p>SETNB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6"/>
        </table:table-row>
        <table:table-row table:style-name="ro1">
          <table:table-cell table:style-name="ce5" office:value-type="string">
            <text:p>0F 93</text:p>
          </table:table-cell>
          <table:table-cell table:style-name="ce5" office:value-type="string">
            <text:p>SETNC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6"/>
        </table:table-row>
        <table:table-row table:style-name="ro1">
          <table:table-cell table:style-name="ce5" office:value-type="string">
            <text:p>REX+ 0F 93</text:p>
          </table:table-cell>
          <table:table-cell table:style-name="ce5" office:value-type="string">
            <text:p>SETNC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6"/>
        </table:table-row>
        <table:table-row table:style-name="ro1">
          <table:table-cell table:style-name="ce5" office:value-type="string">
            <text:p>0F 95</text:p>
          </table:table-cell>
          <table:table-cell table:style-name="ce5" office:value-type="string">
            <text:p>SETN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6"/>
        </table:table-row>
        <table:table-row table:style-name="ro1">
          <table:table-cell table:style-name="ce5" office:value-type="string">
            <text:p>REX+ 0F 95</text:p>
          </table:table-cell>
          <table:table-cell table:style-name="ce5" office:value-type="string">
            <text:p>SETN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6"/>
        </table:table-row>
        <table:table-row table:style-name="ro1">
          <table:table-cell table:style-name="ce5" office:value-type="string">
            <text:p>0F 9E</text:p>
          </table:table-cell>
          <table:table-cell table:style-name="ce5" office:value-type="string">
            <text:p>SETNG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6"/>
        </table:table-row>
        <table:table-row table:style-name="ro1">
          <table:table-cell table:style-name="ce5" office:value-type="string">
            <text:p>REX+ 0F 9E</text:p>
          </table:table-cell>
          <table:table-cell table:style-name="ce5" office:value-type="string">
            <text:p>SETNG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6"/>
        </table:table-row>
        <table:table-row table:style-name="ro1">
          <table:table-cell table:style-name="ce5" office:value-type="string">
            <text:p>0F 9C</text:p>
          </table:table-cell>
          <table:table-cell table:style-name="ce5" office:value-type="string">
            <text:p>SETNG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6"/>
        </table:table-row>
        <table:table-row table:style-name="ro1">
          <table:table-cell table:style-name="ce5" office:value-type="string">
            <text:p>REX+ 0F 9C</text:p>
          </table:table-cell>
          <table:table-cell table:style-name="ce5" office:value-type="string">
            <text:p>SETNG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6"/>
        </table:table-row>
        <table:table-row table:style-name="ro1">
          <table:table-cell table:style-name="ce5" office:value-type="string">
            <text:p>0F 9D</text:p>
          </table:table-cell>
          <table:table-cell table:style-name="ce5" office:value-type="string">
            <text:p>SETNL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6"/>
        </table:table-row>
        <table:table-row table:style-name="ro1">
          <table:table-cell table:style-name="ce5" office:value-type="string">
            <text:p>REX+ 0F 9D</text:p>
          </table:table-cell>
          <table:table-cell table:style-name="ce5" office:value-type="string">
            <text:p>SETNL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6"/>
        </table:table-row>
        <table:table-row table:style-name="ro1">
          <table:table-cell table:style-name="ce5" office:value-type="string">
            <text:p>0F 9F</text:p>
          </table:table-cell>
          <table:table-cell table:style-name="ce5" office:value-type="string">
            <text:p>SETNL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6"/>
        </table:table-row>
        <table:table-row table:style-name="ro1">
          <table:table-cell table:style-name="ce5" office:value-type="string">
            <text:p>REX+ 0F 9F</text:p>
          </table:table-cell>
          <table:table-cell table:style-name="ce5" office:value-type="string">
            <text:p>SETNL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6"/>
        </table:table-row>
        <table:table-row table:style-name="ro1">
          <table:table-cell table:style-name="ce5" office:value-type="string">
            <text:p>0F 91</text:p>
          </table:table-cell>
          <table:table-cell table:style-name="ce5" office:value-type="string">
            <text:p>SETNO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6"/>
        </table:table-row>
        <table:table-row table:style-name="ro1">
          <table:table-cell table:style-name="ce5" office:value-type="string">
            <text:p>REX+ 0F 91</text:p>
          </table:table-cell>
          <table:table-cell table:style-name="ce5" office:value-type="string">
            <text:p>SETNO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6"/>
        </table:table-row>
        <table:table-row table:style-name="ro1">
          <table:table-cell table:style-name="ce5" office:value-type="string">
            <text:p>0F 9B</text:p>
          </table:table-cell>
          <table:table-cell table:style-name="ce5" office:value-type="string">
            <text:p>SETNP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6"/>
        </table:table-row>
        <table:table-row table:style-name="ro1">
          <table:table-cell table:style-name="ce5" office:value-type="string">
            <text:p>REX+ 0F 9B</text:p>
          </table:table-cell>
          <table:table-cell table:style-name="ce5" office:value-type="string">
            <text:p>SETNP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6"/>
        </table:table-row>
        <table:table-row table:style-name="ro1">
          <table:table-cell table:style-name="ce5" office:value-type="string">
            <text:p>0F 99</text:p>
          </table:table-cell>
          <table:table-cell table:style-name="ce5" office:value-type="string">
            <text:p>SETNS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6"/>
        </table:table-row>
        <table:table-row table:style-name="ro1">
          <table:table-cell table:style-name="ce5" office:value-type="string">
            <text:p>REX+ 0F 99</text:p>
          </table:table-cell>
          <table:table-cell table:style-name="ce5" office:value-type="string">
            <text:p>SETNS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6"/>
        </table:table-row>
        <table:table-row table:style-name="ro1">
          <table:table-cell table:style-name="ce5" office:value-type="string">
            <text:p>0F 95</text:p>
          </table:table-cell>
          <table:table-cell table:style-name="ce5" office:value-type="string">
            <text:p>SETNZ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6"/>
        </table:table-row>
        <table:table-row table:style-name="ro1">
          <table:table-cell table:style-name="ce5" office:value-type="string">
            <text:p>REX+ 0F 95</text:p>
          </table:table-cell>
          <table:table-cell table:style-name="ce5" office:value-type="string">
            <text:p>SETNZ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6"/>
        </table:table-row>
        <table:table-row table:style-name="ro1">
          <table:table-cell table:style-name="ce5" office:value-type="string">
            <text:p>0F 90</text:p>
          </table:table-cell>
          <table:table-cell table:style-name="ce5" office:value-type="string">
            <text:p>SETO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6"/>
        </table:table-row>
        <table:table-row table:style-name="ro1">
          <table:table-cell table:style-name="ce5" office:value-type="string">
            <text:p>REX+ 0F 90</text:p>
          </table:table-cell>
          <table:table-cell table:style-name="ce5" office:value-type="string">
            <text:p>SETO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6"/>
        </table:table-row>
        <table:table-row table:style-name="ro1">
          <table:table-cell table:style-name="ce5" office:value-type="string">
            <text:p>0F 9A</text:p>
          </table:table-cell>
          <table:table-cell table:style-name="ce5" office:value-type="string">
            <text:p>SETP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6"/>
        </table:table-row>
        <table:table-row table:style-name="ro1">
          <table:table-cell table:style-name="ce5" office:value-type="string">
            <text:p>REX+ 0F 9A</text:p>
          </table:table-cell>
          <table:table-cell table:style-name="ce5" office:value-type="string">
            <text:p>SETP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6"/>
        </table:table-row>
        <table:table-row table:style-name="ro1">
          <table:table-cell table:style-name="ce5" office:value-type="string">
            <text:p>0F 9A</text:p>
          </table:table-cell>
          <table:table-cell table:style-name="ce5" office:value-type="string">
            <text:p>SETPE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6"/>
        </table:table-row>
        <table:table-row table:style-name="ro1">
          <table:table-cell table:style-name="ce5" office:value-type="string">
            <text:p>REX+ 0F 9A</text:p>
          </table:table-cell>
          <table:table-cell table:style-name="ce5" office:value-type="string">
            <text:p>SETPE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6"/>
        </table:table-row>
        <table:table-row table:style-name="ro1">
          <table:table-cell table:style-name="ce5" office:value-type="string">
            <text:p>0F 9B</text:p>
          </table:table-cell>
          <table:table-cell table:style-name="ce5" office:value-type="string">
            <text:p>SETPO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6"/>
        </table:table-row>
        <table:table-row table:style-name="ro1">
          <table:table-cell table:style-name="ce5" office:value-type="string">
            <text:p>REX+ 0F 9B</text:p>
          </table:table-cell>
          <table:table-cell table:style-name="ce5" office:value-type="string">
            <text:p>SETPO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6"/>
        </table:table-row>
        <table:table-row table:style-name="ro1">
          <table:table-cell table:style-name="ce5" office:value-type="string">
            <text:p>0F 98</text:p>
          </table:table-cell>
          <table:table-cell table:style-name="ce5" office:value-type="string">
            <text:p>SETS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6"/>
        </table:table-row>
        <table:table-row table:style-name="ro1">
          <table:table-cell table:style-name="ce5" office:value-type="string">
            <text:p>REX+ 0F 98</text:p>
          </table:table-cell>
          <table:table-cell table:style-name="ce5" office:value-type="string">
            <text:p>SETS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6"/>
        </table:table-row>
        <table:table-row table:style-name="ro1">
          <table:table-cell table:style-name="ce5" office:value-type="string">
            <text:p>0F 94</text:p>
          </table:table-cell>
          <table:table-cell table:style-name="ce5" office:value-type="string">
            <text:p>SETZ r/m8</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6"/>
        </table:table-row>
        <table:table-row table:style-name="ro1">
          <table:table-cell table:style-name="ce5" office:value-type="string">
            <text:p>REX+ 0F 94</text:p>
          </table:table-cell>
          <table:table-cell table:style-name="ce5" office:value-type="string">
            <text:p>SETZ r/m8</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6"/>
        </table:table-row>
        <table:table-row table:style-name="ro1">
          <table:table-cell table:number-columns-repeated="3"/>
          <table:table-cell table:style-name="ce5" table:number-columns-repeated="4"/>
          <table:table-cell table:number-columns-repeated="1017"/>
        </table:table-row>
        <table:table-row table:style-name="ro1">
          <table:table-cell table:style-name="ce5" office:value-type="string">
            <text:p>0F AE /7</text:p>
          </table:table-cell>
          <table:table-cell table:style-name="ce5" office:value-type="string">
            <text:p>SFENCE</text:p>
          </table:table-cell>
          <table:table-cell table:style-name="ce5"/>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6"/>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office:value-type="string">
            <text:p>R</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6"/>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6"/>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6"/>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6"/>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6"/>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6"/>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6"/>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6"/>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6"/>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6"/>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6"/>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6"/>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6"/>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6"/>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6"/>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6"/>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6"/>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6"/>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6"/>
        </table:table-row>
        <table:table-row table:style-name="ro1">
          <table:table-cell table:style-name="ce5" office:value-type="string">
            <text:p>REX.W+ 0F 00 /0</text:p>
          </table:table-cell>
          <table:table-cell table:style-name="ce5" office:value-type="string">
            <text:p>SLDT r64/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6"/>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6"/>
        </table:table-row>
        <table:table-row table:style-name="ro1">
          <table:table-cell table:style-name="ce5" office:value-type="string">
            <text:p>0F 01 /4</text:p>
          </table:table-cell>
          <table:table-cell table:style-name="ce5" office:value-type="string">
            <text:p>SMSW r32/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6"/>
        </table:table-row>
        <table:table-row table:style-name="ro1">
          <table:table-cell table:style-name="ce5" office:value-type="string">
            <text:p>REX.W+ 0F 01 /4</text:p>
          </table:table-cell>
          <table:table-cell table:style-name="ce5" office:value-type="string">
            <text:p>SMSW r64/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6"/>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6"/>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6"/>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6"/>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6"/>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6"/>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6"/>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6"/>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6"/>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6"/>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6"/>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6"/>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W</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6"/>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W</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6"/>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6"/>
        </table:table-row>
        <table:table-row table:style-name="ro1">
          <table:table-cell table:style-name="ce5" office:value-type="string">
            <text:p>AB</text:p>
          </table:table-cell>
          <table:table-cell table:style-name="ce5" office:value-type="string">
            <text:p>STOS m16</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6"/>
        </table:table-row>
        <table:table-row table:style-name="ro1">
          <table:table-cell table:style-name="ce5" office:value-type="string">
            <text:p>AB</text:p>
          </table:table-cell>
          <table:table-cell table:style-name="ce5" office:value-type="string">
            <text:p>STOS m32</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6"/>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6"/>
        </table:table-row>
        <table:table-row table:style-name="ro1">
          <table:table-cell table:style-name="ce5" office:value-type="string">
            <text:p>AA</text:p>
          </table:table-cell>
          <table:table-cell table:style-name="ce5" office:value-type="string">
            <text:p>STOSB</text:p>
          </table:table-cell>
          <table:table-cell table:style-name="ce5"/>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6"/>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6"/>
        </table:table-row>
        <table:table-row table:style-name="ro1">
          <table:table-cell table:style-name="ce5" office:value-type="string">
            <text:p>AB</text:p>
          </table:table-cell>
          <table:table-cell table:style-name="ce5" office:value-type="string">
            <text:p>STOSD</text:p>
          </table:table-cell>
          <table:table-cell table:style-name="ce5"/>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6"/>
        </table:table-row>
        <table:table-row table:style-name="ro1">
          <table:table-cell table:style-name="ce5" office:value-type="string">
            <text:p>REX.W+ AB</text:p>
          </table:table-cell>
          <table:table-cell table:style-name="ce5" office:value-type="string">
            <text:p>STOSQ</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6"/>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6"/>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6"/>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6"/>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6"/>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6"/>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6"/>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6"/>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6"/>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6"/>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6"/>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6"/>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6"/>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6"/>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6"/>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6"/>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6"/>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6"/>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6"/>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6"/>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6"/>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6"/>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6"/>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6"/>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6"/>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6"/>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6"/>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6"/>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6"/>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6"/>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6"/>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6"/>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6"/>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6"/>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6"/>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6"/>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6"/>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6"/>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I</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6"/>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6"/>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6"/>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6"/>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6"/>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6"/>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6"/>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6"/>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6"/>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6"/>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6"/>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6"/>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6"/>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6"/>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6"/>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6"/>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6"/>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6"/>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6"/>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6"/>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6"/>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6"/>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6"/>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6"/>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6"/>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6"/>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6"/>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6"/>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Z, R</text:p>
          </table:table-cell>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6"/>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6"/>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6"/>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6"/>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W,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6"/>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Z,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6"/>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6"/>
        </table:table-row>
        <table:table-row table:style-name="ro1">
          <table:table-cell table:style-name="ce5" office:value-type="string">
            <text:p>VEX.128.66.0F3A.W0.1D /r ib</text:p>
          </table:table-cell>
          <table:table-cell table:style-name="ce5" office:value-type="string">
            <text:p>VCVTPS2PH xmm1/m64, x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6"/>
        </table:table-row>
        <table:table-row table:style-name="ro1">
          <table:table-cell table:number-columns-repeated="1024"/>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6"/>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6"/>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6"/>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6"/>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6"/>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6"/>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6"/>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6"/>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6"/>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6"/>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6"/>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6"/>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6"/>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6"/>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6"/>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6"/>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6"/>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6"/>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6"/>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6"/>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6"/>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6"/>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6"/>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6"/>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6"/>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6"/>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6"/>
        </table:table-row>
        <table:table-row table:style-name="ro1">
          <table:table-cell table:style-name="ce5" office:value-type="string">
            <text:p>9B</text:p>
          </table:table-cell>
          <table:table-cell table:style-name="ce5" office:value-type="string">
            <text:p>FWAIT</text:p>
          </table:table-cell>
          <table:table-cell table:style-name="ce5"/>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6"/>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style-name="ce5"/>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6"/>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6"/>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6"/>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6"/>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6"/>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style-name="ce5"/>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6"/>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6"/>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6"/>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6"/>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6"/>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6"/>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6"/>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6"/>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6"/>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6"/>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6"/>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6"/>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6"/>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6"/>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6"/>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6"/>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6"/>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6"/>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6"/>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6"/>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6"/>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6"/>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6"/>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6"/>
        </table:table-row>
        <table:table-row table:style-name="ro1">
          <table:table-cell table:style-name="ce5" office:value-type="string">
            <text:p>D7</text:p>
          </table:table-cell>
          <table:table-cell table:style-name="ce5" office:value-type="string">
            <text:p>XLATB</text:p>
          </table:table-cell>
          <table:table-cell table:style-name="ce5"/>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6"/>
        </table:table-row>
        <table:table-row table:style-name="ro1">
          <table:table-cell table:style-name="ce5" office:value-type="string">
            <text:p>REX.W+ D7</text:p>
          </table:table-cell>
          <table:table-cell table:style-name="ce5" office:value-type="string">
            <text:p>XLATB</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6"/>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6"/>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6"/>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6"/>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6"/>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6"/>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6"/>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6"/>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6"/>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6"/>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6"/>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6"/>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6"/>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6"/>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6"/>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6"/>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6"/>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6"/>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6"/>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6"/>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6"/>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6"/>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6"/>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6"/>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6"/>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6"/>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6"/>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6"/>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6"/>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6"/>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6"/>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6"/>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6"/>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6"/>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style-name="ce5"/>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6"/>
        </table:table-row>
        <table:table-row table:style-name="ro1" table:number-rows-repeated="10461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8">00/00/0000</text:date>, <text:time style:data-style-name="N2" text:time-value="0000-00-00T15:30: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08T18:34:53</dc:date>
    <meta:editing-duration>P2DT19H50M59S</meta:editing-duration>
    <meta:editing-cycles>263</meta:editing-cycles>
    <meta:generator>LibreOffice/3.6$MacOSX_x86 LibreOffice_project/e29a214-2bbed72-0621de6-a97528c-8f066d</meta:generator>
    <meta:document-statistic meta:table-count="1" meta:cell-count="14335" meta:object-count="0"/>
  </office:meta>
</office:document-meta>
</file>